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 Black" svg:font-family="'Arial Black'" style:font-family-generic="swiss" style:font-pitch="variable"/>
    <style:font-face style:name="Arial1" svg:font-family="Arial" style:font-family-generic="swiss" style:font-pitch="variable"/>
    <style:font-face style:name="Arial2" svg:font-family="Arial" style:font-family-generic="system" style:font-pitch="variable"/>
    <style:font-face style:name="Bahnschrift Condensed" svg:font-family="'Bahnschrift Condensed'" style:font-family-generic="swiss" style:font-pitch="variable"/>
    <style:font-face style:name="Bahnschrift SemiBold" svg:font-family="'Bahnschrift SemiBold'" style:font-family-generic="swiss" style:font-pitch="variable"/>
    <style:font-face style:name="Bahnschrift SemiLight" svg:font-family="'Bahnschrift SemiLight'" style:font-family-generic="swiss" style:font-pitch="variable"/>
    <style:font-face style:name="Courier New" svg:font-family="'Courier New'" style:font-family-generic="modern" style:font-pitch="fixed"/>
    <style:font-face style:name="Courier New1" svg:font-family="'Courier New'" style:font-family-generic="modern" style:font-pitch="variable"/>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iberation Serif2" svg:font-family="'Liberation Serif'" style:font-family-generic="swiss"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style:font-name="Bahnschrift Condensed"/>
    </style:style>
    <style:style style:name="P2" style:family="paragraph" style:parent-style-name="Footer">
      <style:paragraph-properties fo:text-align="center" style:justify-single-word="false"/>
      <style:text-properties style:font-name="Bahnschrift SemiLight" fo:font-size="10pt" officeooo:rsid="003d445a" officeooo:paragraph-rsid="003d445a" style:font-size-asian="10pt" style:font-size-complex="10pt"/>
    </style:style>
    <style:style style:name="P3" style:family="paragraph" style:parent-style-name="Standard">
      <style:paragraph-properties fo:text-align="center" style:justify-single-word="false"/>
      <style:text-properties style:font-name="Bahnschrift SemiLight" fo:font-size="10.5pt" officeooo:rsid="003da81d" officeooo:paragraph-rsid="003e7a76" style:font-size-asian="10.5pt" style:font-size-complex="10.5pt"/>
    </style:style>
    <style:style style:name="P4" style:family="paragraph" style:parent-style-name="Standard">
      <style:paragraph-properties fo:text-align="center" style:justify-single-word="false"/>
      <style:text-properties officeooo:paragraph-rsid="003e7a76"/>
    </style:style>
    <style:style style:name="P5" style:family="paragraph" style:parent-style-name="Standard">
      <style:paragraph-properties fo:text-align="center" style:justify-single-word="false"/>
      <style:text-properties officeooo:rsid="003da81d" officeooo:paragraph-rsid="003e7a76"/>
    </style:style>
    <style:style style:name="P6" style:family="paragraph" style:parent-style-name="Standard">
      <style:paragraph-properties fo:text-align="center" style:justify-single-word="false"/>
      <style:text-properties style:font-name="Bahnschrift SemiBold" officeooo:rsid="003da81d" officeooo:paragraph-rsid="003e7a76"/>
    </style:style>
    <style:style style:name="P7" style:family="paragraph" style:parent-style-name="Standard">
      <style:text-properties officeooo:paragraph-rsid="002ddb55"/>
    </style:style>
    <style:style style:name="P8" style:family="paragraph" style:parent-style-name="Standard">
      <style:paragraph-properties fo:break-before="page"/>
      <style:text-properties officeooo:paragraph-rsid="002ddb55"/>
    </style:style>
    <style:style style:name="P9" style:family="paragraph" style:parent-style-name="Standard">
      <style:text-properties officeooo:paragraph-rsid="003e7a76"/>
    </style:style>
    <style:style style:name="P10" style:family="paragraph" style:parent-style-name="Standard">
      <style:paragraph-properties fo:break-before="page"/>
      <style:text-properties officeooo:paragraph-rsid="003e7a76"/>
    </style:style>
    <style:style style:name="P11" style:family="paragraph" style:parent-style-name="Subtitle">
      <style:text-properties officeooo:paragraph-rsid="003e7a76"/>
    </style:style>
    <style:style style:name="P12" style:family="paragraph" style:parent-style-name="Standard">
      <style:paragraph-properties fo:break-before="page"/>
    </style:style>
    <style:style style:name="P13" style:family="paragraph" style:parent-style-name="Title">
      <style:paragraph-properties fo:break-before="page"/>
      <style:text-properties fo:font-size="26pt" officeooo:paragraph-rsid="003e7a76" style:font-size-asian="26pt" style:font-size-complex="26pt"/>
    </style:style>
    <style:style style:name="P14" style:family="paragraph" style:parent-style-name="Text_20_body">
      <style:text-properties fo:font-size="26pt" officeooo:paragraph-rsid="003e7a76" style:font-size-asian="26pt" style:font-size-complex="26pt"/>
    </style:style>
    <style:style style:name="P15" style:family="paragraph" style:parent-style-name="Title">
      <style:text-properties fo:font-size="26pt" officeooo:paragraph-rsid="003e7a76" style:font-size-asian="26pt" style:font-size-complex="26pt"/>
    </style:style>
    <style:style style:name="P16" style:family="paragraph" style:parent-style-name="Subtitle">
      <style:text-properties fo:font-size="16pt" fo:font-style="italic" officeooo:paragraph-rsid="003e7a76" style:font-size-asian="16pt" style:font-style-asian="italic" style:font-size-complex="16pt" style:font-style-complex="italic"/>
    </style:style>
    <style:style style:name="P17" style:family="paragraph" style:parent-style-name="Heading_20_1">
      <style:text-properties officeooo:rsid="00479ac8"/>
    </style:style>
    <style:style style:name="P18" style:family="paragraph" style:parent-style-name="Heading_20_1">
      <style:paragraph-properties fo:break-before="page"/>
    </style:style>
    <style:style style:name="P19" style:family="paragraph" style:parent-style-name="Text_20_body">
      <style:text-properties style:font-name="Bahnschrift SemiBold" fo:font-size="14pt" officeooo:rsid="004d3024" officeooo:paragraph-rsid="004d3024" style:font-size-asian="14pt" style:font-size-complex="14pt"/>
    </style:style>
    <style:style style:name="P20" style:family="paragraph" style:parent-style-name="Text_20_body">
      <style:paragraph-properties fo:text-align="justify" style:justify-single-word="false"/>
      <style:text-properties style:font-name="Bahnschrift SemiLight" officeooo:rsid="004d3024" officeooo:paragraph-rsid="004d3024"/>
    </style:style>
    <style:style style:name="P21" style:family="paragraph" style:parent-style-name="Text_20_body">
      <style:paragraph-properties fo:text-align="justify" style:justify-single-word="false"/>
      <style:text-properties style:font-name="Bahnschrift SemiLight" officeooo:rsid="0055c1ec" officeooo:paragraph-rsid="0055c1ec"/>
    </style:style>
    <style:style style:name="P22" style:family="paragraph">
      <style:paragraph-properties fo:text-align="center"/>
    </style:style>
    <style:style style:name="P23" style:family="paragraph">
      <loext:graphic-properties draw:fill="none" draw:fill-color="#ffffff"/>
      <style:paragraph-properties fo:text-align="center"/>
      <style:text-properties style:font-name="Bahnschrift SemiBold" fo:font-weight="bold" style:font-weight-asian="bold" style:font-weight-complex="bold"/>
    </style:style>
    <style:style style:name="P24" style:family="paragraph">
      <style:paragraph-properties fo:text-align="justify" style:writing-mode="lr-tb"/>
    </style:style>
    <style:style style:name="P25" style:family="paragraph">
      <loext:graphic-properties draw:fill="none" draw:fill-color="#ffffff"/>
      <style:paragraph-properties fo:text-align="justify"/>
      <style:text-properties style:font-name="Arial1" fo:font-size="7pt" fo:font-weight="bold" style:font-size-asian="7pt" style:font-weight-asian="bold" style:font-size-complex="7pt" style:font-weight-complex="bold"/>
    </style:style>
    <style:style style:name="P26" style:family="paragraph">
      <loext:graphic-properties draw:fill-color="#3900ff"/>
    </style:style>
    <style:style style:name="P27" style:family="paragraph">
      <loext:graphic-properties draw:fill="none" draw:fill-color="#ffffff"/>
      <style:paragraph-properties fo:text-align="center"/>
      <style:text-properties fo:color="#ffffff" loext:opacity="100%" loext:color-lum-mod="100%" loext:color-lum-off="0%" style:font-name="Courier New" fo:font-size="30pt" fo:font-weight="bold" style:font-size-asian="30pt" style:font-weight-asian="bold" style:font-size-complex="30pt" style:font-weight-complex="bold"/>
    </style:style>
    <style:style style:name="P28" style:family="paragraph">
      <loext:graphic-properties draw:fill="none" draw:fill-color="#ffffff"/>
      <style:paragraph-properties fo:text-align="center"/>
      <style:text-properties fo:color="#ffffff" loext:opacity="100%" loext:color-lum-mod="100%" loext:color-lum-off="0%" style:font-name="Courier New" fo:font-size="9pt" fo:font-weight="bold" style:font-size-asian="9pt" style:font-weight-asian="bold" style:font-size-complex="9pt" style:font-weight-complex="bold"/>
    </style:style>
    <style:style style:name="P29" style:family="paragraph">
      <loext:graphic-properties draw:fill="none" draw:fill-color="#ffffff"/>
      <style:text-properties fo:color="#ffffff" loext:opacity="100%" loext:color-lum-mod="100%" loext:color-lum-off="0%" style:font-name="Courier New" fo:font-size="10pt" fo:font-weight="bold" style:font-size-asian="10pt" style:font-weight-asian="bold" style:font-size-complex="10pt" style:font-weight-complex="bold"/>
    </style:style>
    <style:style style:name="P30" style:family="paragraph">
      <loext:graphic-properties draw:fill="none" draw:fill-color="#ffffff"/>
      <style:paragraph-properties fo:text-align="center"/>
      <style:text-properties style:font-name="Bahnschrift SemiBold"/>
    </style:style>
    <style:style style:name="P31" style:family="paragraph">
      <loext:graphic-properties draw:fill="none" draw:fill-color="#ffffff"/>
      <style:paragraph-properties fo:text-align="start"/>
      <style:text-properties style:font-name="Arial1" fo:font-size="7pt" fo:font-weight="bold" style:font-size-asian="7pt" style:font-weight-asian="bold" style:font-size-complex="7pt" style:font-weight-complex="bold"/>
    </style:style>
    <style:style style:name="P32" style:family="paragraph">
      <style:paragraph-properties fo:text-align="start" style:writing-mode="lr-tb"/>
    </style:style>
    <style:style style:name="P33" style:family="paragraph">
      <loext:graphic-properties draw:fill="none" draw:fill-color="#ffffff"/>
      <style:paragraph-properties fo:text-align="start"/>
      <style:text-properties fo:color="#ffffff" loext:opacity="100%" loext:color-lum-mod="100%" loext:color-lum-off="0%" style:font-name="Courier New" fo:font-size="9pt" fo:font-weight="bold" style:font-size-asian="9pt" style:font-weight-asian="bold" style:font-size-complex="9pt" style:font-weight-complex="bold"/>
    </style:style>
    <style:style style:name="P34" style:family="paragraph">
      <style:paragraph-properties fo:text-align="start"/>
    </style:style>
    <style:style style:name="P35" style:family="paragraph">
      <loext:graphic-properties draw:fill="none" draw:fill-color="#ffffff"/>
      <style:text-properties style:font-name="Bahnschrift SemiLight" fo:font-weight="bold" style:font-weight-asian="bold" style:font-weight-complex="bold"/>
    </style:style>
    <style:style style:name="P36" style:family="paragraph">
      <loext:graphic-properties draw:fill-color="#b2b2b2"/>
    </style:style>
    <style:style style:name="P37" style:family="paragraph">
      <loext:graphic-properties draw:fill-color="#0070ff"/>
    </style:style>
    <style:style style:name="P38" style:family="paragraph">
      <style:paragraph-properties fo:text-align="center" style:writing-mode="lr-tb"/>
      <style:text-properties fo:color="#ffffff" loext:opacity="100%" style:font-name="Arial1" fo:font-weight="bold" style:font-weight-asian="bold" style:font-weight-complex="bold"/>
    </style:style>
    <style:style style:name="P39" style:family="paragraph">
      <loext:graphic-properties draw:fill-color="#333333"/>
      <style:paragraph-properties fo:text-align="center" style:writing-mode="lr-tb"/>
      <style:text-properties fo:color="#ffffff" loext:opacity="100%" loext:color-lum-mod="100%" loext:color-lum-off="0%" style:font-name="Arial1" fo:font-weight="bold" style:font-weight-asian="bold" style:font-weight-complex="bold"/>
    </style:style>
    <style:style style:name="P40" style:family="paragraph">
      <style:paragraph-properties fo:text-align="center" style:writing-mode="lr-tb"/>
      <style:text-properties style:font-name="Arial1" fo:font-weight="bold" style:font-weight-asian="bold" style:font-weight-complex="bold"/>
    </style:style>
    <style:style style:name="P41" style:family="paragraph">
      <loext:graphic-properties draw:fill="solid" draw:fill-color="#81d41a"/>
      <style:paragraph-properties fo:text-align="justify"/>
      <style:text-properties style:font-name="Bahnschrift SemiBold" fo:font-weight="bold" style:font-weight-asian="bold" style:font-weight-complex="bold"/>
    </style:style>
    <style:style style:name="P42" style:family="paragraph">
      <style:paragraph-properties fo:text-align="center" style:writing-mode="lr-tb"/>
    </style:style>
    <style:style style:name="P43" style:family="paragraph">
      <loext:graphic-properties draw:fill-color="#3900ff"/>
      <style:paragraph-properties style:writing-mode="lr-tb"/>
    </style:style>
    <style:style style:name="P44" style:family="paragraph">
      <loext:graphic-properties draw:fill="none" draw:fill-color="#ffffff"/>
      <style:paragraph-properties fo:text-align="start"/>
      <style:text-properties fo:color="#ffffff" loext:opacity="100%" loext:color-lum-mod="100%" loext:color-lum-off="0%" style:font-name="Courier New" fo:font-size="11.5pt" fo:font-weight="bold" style:font-size-asian="11.5pt" style:font-weight-asian="bold" style:font-size-complex="11.5pt" style:font-weight-complex="bold"/>
    </style:style>
    <style:style style:name="P45" style:family="paragraph">
      <loext:graphic-properties draw:fill-color="#3900ff"/>
      <style:paragraph-properties fo:text-align="center" style:writing-mode="lr-tb"/>
      <style:text-properties style:font-name="Bahnschrift SemiBold" fo:font-weight="bold" style:font-weight-asian="bold" style:font-weight-complex="bold"/>
    </style:style>
    <style:style style:name="P46" style:family="paragraph">
      <loext:graphic-properties draw:fill-color="#dee6ef"/>
      <style:paragraph-properties fo:text-align="center" style:writing-mode="lr-tb"/>
      <style:text-properties style:font-name="Arial1" fo:font-weight="bold" style:font-weight-asian="bold" style:font-weight-complex="bold"/>
    </style:style>
    <style:style style:name="P47" style:family="paragraph">
      <loext:graphic-properties draw:fill="none" draw:fill-color="#ffffff"/>
      <style:paragraph-properties fo:text-align="center"/>
      <style:text-properties style:font-name="Arial1" fo:font-weight="bold" style:font-weight-asian="bold" style:font-weight-complex="bold"/>
    </style:style>
    <style:style style:name="P48" style:family="paragraph">
      <loext:graphic-properties draw:fill-color="#ffffff"/>
    </style:style>
    <style:style style:name="P49" style:family="paragraph">
      <style:paragraph-properties style:writing-mode="lr-tb"/>
    </style:style>
    <style:style style:name="P50" style:family="paragraph">
      <loext:graphic-properties draw:fill="none" draw:fill-color="#ffffff"/>
      <style:text-properties style:font-name="Arial Black"/>
    </style:style>
    <style:style style:name="P51" style:family="paragraph">
      <loext:graphic-properties draw:fill="none" draw:fill-color="#ffffff"/>
      <style:paragraph-properties fo:text-align="center"/>
      <style:text-properties style:font-name="Arial1" fo:font-size="7pt" fo:font-weight="bold" style:font-size-asian="7pt" style:font-weight-asian="bold" style:font-size-complex="7pt" style:font-weight-complex="bold"/>
    </style:style>
    <style:style style:name="P52" style:family="paragraph">
      <loext:graphic-properties draw:fill="solid" draw:fill-color="#eeeeee"/>
      <style:paragraph-properties fo:text-align="justify"/>
      <style:text-properties style:font-name="Bahnschrift SemiBold" fo:font-weight="bold" style:font-weight-asian="bold" style:font-weight-complex="bold"/>
    </style:style>
    <style:style style:name="P53" style:family="paragraph">
      <loext:graphic-properties draw:fill-color="#00a933"/>
      <style:paragraph-properties fo:text-align="center"/>
    </style:style>
    <style:style style:name="P54" style:family="paragraph">
      <loext:graphic-properties draw:fill-color="#729fcf"/>
      <style:paragraph-properties fo:text-align="center" style:writing-mode="lr-tb"/>
      <style:text-properties style:font-name="Arial1" fo:font-weight="bold" style:font-weight-asian="bold" style:font-weight-complex="bold"/>
    </style:style>
    <style:style style:name="P55" style:family="paragraph">
      <style:paragraph-properties fo:text-align="justify"/>
    </style:style>
    <style:style style:name="P56" style:family="paragraph">
      <loext:graphic-properties draw:fill="none" draw:fill-color="#ffffff"/>
      <style:paragraph-properties fo:text-align="justify"/>
      <style:text-properties style:font-name="Arial1" fo:font-weight="normal" style:font-weight-asian="normal" style:font-weight-complex="normal"/>
    </style:style>
    <style:style style:name="P57" style:family="paragraph">
      <loext:graphic-properties draw:fill="none" draw:fill-color="#ffffff"/>
      <style:paragraph-properties fo:text-align="justify"/>
      <style:text-properties style:font-name="Bahnschrift SemiLight" fo:font-weight="normal" style:font-weight-asian="normal" style:font-weight-complex="normal"/>
    </style:style>
    <style:style style:name="P58" style:family="paragraph">
      <loext:graphic-properties draw:fill="none" draw:fill-color="#ffffff"/>
      <style:text-properties style:font-name="Arial1" fo:font-weight="bold" style:font-weight-asian="bold" style:font-weight-complex="bold"/>
    </style:style>
    <style:style style:name="P59" style:family="paragraph">
      <loext:graphic-properties draw:fill="none" draw:fill-color="#ffffff"/>
      <style:paragraph-properties fo:text-align="justify"/>
      <style:text-properties style:font-name="Arial Black" fo:font-weight="normal" style:font-weight-asian="normal" style:font-weight-complex="normal"/>
    </style:style>
    <style:style style:name="P60" style:family="paragraph">
      <loext:graphic-properties draw:fill="none" draw:fill-color="#ffffff"/>
      <style:text-properties style:font-name="Bahnschrift SemiBold" fo:font-weight="bold" style:font-weight-asian="bold" style:font-weight-complex="bold"/>
    </style:style>
    <style:style style:name="T1" style:family="text">
      <style:text-properties officeooo:rsid="003d445a"/>
    </style:style>
    <style:style style:name="T2" style:family="text">
      <style:text-properties officeooo:rsid="00440ead"/>
    </style:style>
    <style:style style:name="T3" style:family="text">
      <style:text-properties officeooo:rsid="004ed829"/>
    </style:style>
    <style:style style:name="T4" style:family="text">
      <style:text-properties officeooo:rsid="004f0e27"/>
    </style:style>
    <style:style style:name="T5" style:family="text">
      <style:text-properties officeooo:rsid="004ffd66"/>
    </style:style>
    <style:style style:name="T6" style:family="text">
      <style:text-properties officeooo:rsid="0052da30"/>
    </style:style>
    <style:style style:name="T7" style:family="text">
      <style:text-properties officeooo:rsid="0055c1ec"/>
    </style:style>
    <style:style style:name="T8" style:family="text">
      <style:text-properties officeooo:rsid="0055e7de"/>
    </style:style>
    <style:style style:name="T9" style:family="text">
      <style:text-properties style:font-name="Bahnschrift SemiBold" fo:font-size="14pt" fo:font-weight="bold" style:font-size-asian="12pt" style:font-weight-asian="bold" style:font-size-complex="14pt" style:font-weight-complex="bold"/>
    </style:style>
    <style:style style:name="T10" style:family="text">
      <style:text-properties style:font-name="Arial1" fo:font-size="7pt" fo:font-weight="bold" style:font-size-asian="7pt" style:font-weight-asian="bold" style:font-size-complex="7pt" style:font-weight-complex="bold"/>
    </style:style>
    <style:style style:name="T11" style:family="text">
      <style:text-properties fo:color="#ffffff" loext:opacity="100%" style:font-name="Arial Black" fo:font-size="36pt" style:font-size-asian="36pt" style:font-size-complex="36pt"/>
    </style:style>
    <style:style style:name="T12" style:family="text">
      <style:text-properties fo:color="#ffffff" loext:opacity="100%" style:font-name="Courier New" fo:font-size="12pt" fo:font-weight="bold" style:font-size-asian="12pt" style:font-weight-asian="bold" style:font-size-complex="12pt" style:font-weight-complex="bold"/>
    </style:style>
    <style:style style:name="T13" style:family="text">
      <style:text-properties fo:color="#ffffff" loext:opacity="100%" style:font-name="Courier New" fo:font-size="9pt" fo:font-weight="bold" style:font-size-asian="9pt" style:font-weight-asian="bold" style:font-size-complex="9pt" style:font-weight-complex="bold"/>
    </style:style>
    <style:style style:name="T14" style:family="text">
      <style:text-properties fo:color="#ffffff" loext:opacity="100%" style:font-name="Courier New" fo:font-size="10pt" fo:font-weight="bold" style:font-size-asian="10pt" style:font-weight-asian="bold" style:font-size-complex="10pt" style:font-weight-complex="bold"/>
    </style:style>
    <style:style style:name="T15" style:family="text">
      <style:text-properties style:font-name="Bahnschrift SemiBold" fo:font-size="11pt" style:font-size-asian="10pt" style:font-size-complex="11pt"/>
    </style:style>
    <style:style style:name="T16" style:family="text">
      <style:text-properties style:font-name="Bahnschrift SemiLight" fo:font-size="10.5pt" fo:font-weight="normal" style:font-size-asian="9pt" style:font-weight-asian="normal" style:font-size-complex="10.5pt" style:font-weight-complex="normal"/>
    </style:style>
    <style:style style:name="T17" style:family="text">
      <style:text-properties style:font-name="Bahnschrift SemiLight" fo:font-weight="bold" style:font-weight-asian="bold" style:font-weight-complex="bold"/>
    </style:style>
    <style:style style:name="T18" style:family="text">
      <style:text-properties fo:color="#ffffff" loext:opacity="100%" style:font-name="Arial1" fo:font-weight="bold" style:font-weight-asian="bold" style:font-weight-complex="bold"/>
    </style:style>
    <style:style style:name="T19" style:family="text">
      <style:text-properties style:font-name="Arial1" fo:font-weight="bold" style:font-weight-asian="bold" style:font-weight-complex="bold"/>
    </style:style>
    <style:style style:name="T20" style:family="text">
      <style:text-properties style:font-name="Bahnschrift SemiBold" fo:font-size="18pt" fo:font-weight="bold" style:font-size-asian="15pt" style:font-weight-asian="bold" style:font-size-complex="18pt" style:font-weight-complex="bold"/>
    </style:style>
    <style:style style:name="T21" style:family="text">
      <style:text-properties style:font-name="Bahnschrift SemiBold" fo:font-weight="bold" style:font-weight-asian="bold" style:font-weight-complex="bold"/>
    </style:style>
    <style:style style:name="T22" style:family="text">
      <style:text-properties style:font-name="Bahnschrift SemiBold" fo:font-size="11pt" fo:font-weight="bold" style:font-size-asian="10pt" style:font-weight-asian="bold" style:font-size-complex="11pt" style:font-weight-complex="bold"/>
    </style:style>
    <style:style style:name="T23" style:family="text">
      <style:text-properties fo:color="#ffffff" loext:opacity="100%" style:font-name="Courier New" fo:font-size="11.5pt" fo:font-weight="bold" style:font-size-asian="11.5pt" style:font-weight-asian="bold" style:font-size-complex="11.5pt" style:font-weight-complex="bold"/>
    </style:style>
    <style:style style:name="T24" style:family="text">
      <style:text-properties fo:color="#ffffff" loext:opacity="100%" style:font-name="Courier New" fo:font-size="11pt" fo:font-weight="bold" style:font-size-asian="11pt" style:font-weight-asian="bold" style:font-size-complex="11pt" style:font-weight-complex="bold"/>
    </style:style>
    <style:style style:name="T25" style:family="text">
      <style:text-properties style:font-name="Arial1" fo:font-size="7pt" fo:font-weight="bold" style:font-size-asian="5.40000009536743pt" style:font-weight-asian="bold" style:font-size-complex="7pt" style:font-weight-complex="bold"/>
    </style:style>
    <style:style style:name="T26" style:family="text">
      <style:text-properties style:font-name="Arial Black"/>
    </style:style>
    <style:style style:name="T27" style:family="text">
      <style:text-properties style:font-name="Bahnschrift SemiBold" fo:font-size="7pt" fo:font-weight="bold" style:font-size-asian="5.40000009536743pt" style:font-weight-asian="bold" style:font-size-complex="7pt" style:font-weight-complex="bold"/>
    </style:style>
    <style:style style:name="T28" style:family="text">
      <style:text-properties style:font-name="Arial1" fo:font-size="7pt" fo:font-weight="normal" style:font-size-asian="6pt" style:font-weight-asian="normal" style:font-size-complex="7pt" style:font-weight-complex="normal"/>
    </style:style>
    <style:style style:name="T29" style:family="text">
      <style:text-properties style:font-name="Arial1" fo:font-size="6pt" fo:font-weight="bold" style:font-size-asian="4.90000009536743pt" style:font-weight-asian="bold" style:font-size-complex="6pt" style:font-weight-complex="bold"/>
    </style:style>
    <style:style style:name="T30" style:family="text">
      <style:text-properties style:font-name="Bahnschrift SemiBold" fo:font-size="10pt" style:font-size-asian="8pt" style:font-size-complex="10pt"/>
    </style:style>
    <style:style style:name="T31" style:family="text">
      <style:text-properties style:font-name="Bahnschrift SemiLight" fo:font-size="10pt" fo:font-weight="normal" style:font-size-asian="8pt" style:font-weight-asian="normal" style:font-size-complex="10pt" style:font-weight-complex="normal"/>
    </style:style>
    <style:style style:name="T32" style:family="text">
      <style:text-properties style:font-name="Bahnschrift SemiBold" fo:font-size="9pt" style:font-size-asian="7pt" style:font-size-complex="9pt"/>
    </style:style>
    <style:style style:name="T33" style:family="text">
      <style:text-properties style:font-name="Bahnschrift SemiBold" fo:font-size="9pt" fo:font-weight="bold" style:font-size-asian="7pt" style:font-weight-asian="bold" style:font-size-complex="9pt" style:font-weight-complex="bold"/>
    </style:style>
    <style:style style:name="gr1" style:family="graphic">
      <style:graphic-properties draw:stroke="none" draw:stroke-dash="Long_20_Dash" svg:stroke-width="0.199cm" svg:stroke-color="#000000" draw:fill="none" draw:fill-color="#ffffff" fo:min-height="1.187cm" fo:padding-top="0.099cm" fo:padding-bottom="0.099cm" fo:padding-left="0.099cm" fo:padding-right="0.099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draw:stroke-dash="Long_20_Dash" svg:stroke-width="0.199cm" svg:stroke-color="#000000" draw:fill="none" draw:fill-color="#ffffff" fo:min-height="1.431cm" fo:padding-top="0.099cm" fo:padding-bottom="0.099cm" fo:padding-left="0.099cm" fo:padding-right="0.099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tyle:writing-mode="lr-tb"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style:writing-mode="lr-tb" style:run-through="foreground"/>
    </style:style>
    <style:style style:name="gr5" style:family="graphic">
      <style:graphic-properties draw:fill-color="#3900ff" draw:textarea-horizontal-align="justify" draw:textarea-vertical-align="middle" draw:auto-grow-height="false" fo:min-height="1.82cm" fo:min-width="4.951cm" style:run-through="foreground"/>
    </style:style>
    <style:style style:name="gr6" style:family="graphic">
      <style:graphic-properties style:run-through="foreground"/>
    </style:style>
    <style:style style:name="gr7" style:family="graphic">
      <style:graphic-properties draw:stroke="none" svg:stroke-color="#000000" draw:fill="none" draw:fill-color="#ffffff" fo:min-height="1.794cm" style:run-through="foreground"/>
      <style:paragraph-properties style:writing-mode="lr-tb"/>
    </style:style>
    <style:style style:name="gr8" style:family="graphic">
      <style:graphic-properties draw:stroke="none" svg:stroke-color="#000000" draw:fill="none" draw:fill-color="#ffffff" fo:min-height="0.547cm" style:run-through="foreground"/>
      <style:paragraph-properties style:writing-mode="lr-tb"/>
    </style:style>
    <style:style style:name="gr9" style:family="graphic">
      <style:graphic-properties draw:stroke="none" svg:stroke-color="#000000" draw:fill="none" draw:fill-color="#ffffff" fo:min-height="0.6cm" style:run-through="foreground"/>
      <style:paragraph-properties style:writing-mode="lr-tb"/>
    </style:style>
    <style:style style:name="gr10" style:family="graphic">
      <style:graphic-properties draw:stroke="none" svg:stroke-color="#000000" draw:fill="none" draw:fill-color="#ffffff" fo:min-height="1.014cm" style:run-through="foreground"/>
      <style:paragraph-properties style:writing-mode="lr-tb"/>
    </style:style>
    <style:style style:name="gr11" style:family="graphic">
      <style:graphic-properties draw:stroke="none" draw:stroke-dash="Long_20_Dash" svg:stroke-width="0.199cm" svg:stroke-color="#000000" draw:fill="none" draw:fill-color="#ffffff" fo:min-height="1.145cm" fo:padding-top="0.099cm" fo:padding-bottom="0.099cm" fo:padding-left="0.099cm" fo:padding-right="0.099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draw:stroke-dash="Long_20_Dash" svg:stroke-width="0.199cm" svg:stroke-color="#000000" draw:fill="none" draw:fill-color="#ffffff" fo:min-height="0.859cm" fo:padding-top="0.099cm" fo:padding-bottom="0.099cm" fo:padding-left="0.099cm" fo:padding-right="0.099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none" draw:fill-color="#ffffff" fo:min-height="0.482cm" style:run-through="foreground"/>
      <style:paragraph-properties style:writing-mode="lr-tb"/>
    </style:style>
    <style:style style:name="gr14" style:family="graphic">
      <style:graphic-properties draw:stroke="solid" draw:stroke-dash="Long_20_Dash" svg:stroke-width="0cm" svg:stroke-color="#000000" draw:marker-start-width="0.055cm" draw:marker-end-width="0.055cm" draw:fill="none" draw:fill-color="#ffffff" fo:min-height="4.957cm" fo:padding-top="0.499cm" fo:padding-bottom="0cm" fo:padding-left="0.499cm" fo:padding-right="0cm" style:run-through="foreground"/>
      <style:paragraph-properties style:writing-mode="lr-tb"/>
    </style:style>
    <style:style style:name="gr15" style:family="graphic">
      <style:graphic-properties draw:stroke="solid" draw:stroke-dash="Long_20_Dash" svg:stroke-width="0.101cm" svg:stroke-color="#999999" draw:marker-start-width="0.205cm" draw:marker-end-width="0.205cm" draw:fill-color="#b2b2b2" draw:textarea-horizontal-align="justify" draw:textarea-vertical-align="middle" draw:auto-grow-height="false" fo:min-height="11.047cm" fo:min-width="16.614cm" fo:padding-top="0.049cm" fo:padding-bottom="0.049cm" fo:padding-left="0.049cm" fo:padding-right="0.049cm" style:run-through="foreground"/>
    </style:style>
    <style:style style:name="gr16" style:family="graphic">
      <style:graphic-properties draw:stroke="solid" draw:stroke-dash="Long_20_Dash" svg:stroke-width="0.101cm" draw:marker-start-width="0.205cm" draw:marker-end-width="0.205cm" draw:fill-color="#0070ff" draw:textarea-horizontal-align="justify" draw:textarea-vertical-align="middle" draw:auto-grow-height="false" fo:min-height="2.039cm" fo:min-width="5.2cm" fo:padding-top="0.049cm" fo:padding-bottom="0.049cm" fo:padding-left="0.049cm" fo:padding-right="0.049cm" style:run-through="foreground"/>
    </style:style>
    <style:style style:name="gr17" style:family="graphic">
      <style:graphic-properties draw:stroke="solid" draw:stroke-dash="Long_20_Dash" svg:stroke-width="0.101cm" draw:marker-start-width="0.205cm" draw:marker-end-width="0.205cm" draw:fill-color="#333333" draw:textarea-horizontal-align="justify" draw:textarea-vertical-align="middle" draw:auto-grow-height="false" fo:min-height="0.504cm" fo:min-width="0.504cm" fo:padding-top="0.049cm" fo:padding-bottom="0.049cm" fo:padding-left="0.049cm" fo:padding-right="0.049cm" style:writing-mode="lr-tb" style:run-through="foreground"/>
      <style:paragraph-properties style:writing-mode="lr-tb"/>
    </style:style>
    <style:style style:name="gr18" style:family="graphic">
      <style:graphic-properties draw:stroke="solid" draw:stroke-dash="Long_20_Dash" svg:stroke-width="0.199cm" draw:marker-start-width="0.353cm" draw:marker-end-width="0.353cm" draw:textarea-horizontal-align="justify" draw:textarea-vertical-align="middle" draw:auto-grow-height="false" fo:min-height="0.55cm" fo:min-width="0.55cm" fo:padding-top="0.099cm" fo:padding-bottom="0.099cm" fo:padding-left="0.099cm" fo:padding-right="0.099cm" style:writing-mode="lr-tb" style:run-through="foreground"/>
      <style:paragraph-properties style:writing-mode="lr-tb"/>
    </style:style>
    <style:style style:name="gr19" style:family="graphic">
      <style:graphic-properties draw:stroke="solid" draw:stroke-dash="Long_20_Dash" svg:stroke-width="0.101cm" draw:marker-start-width="0.205cm" draw:marker-end-width="0.205cm" draw:textarea-horizontal-align="justify" draw:textarea-vertical-align="middle" draw:auto-grow-height="false" fo:min-height="0.48cm" fo:min-width="1.459cm" fo:padding-top="0.049cm" fo:padding-bottom="0.049cm" fo:padding-left="0.049cm" fo:padding-right="0.049cm" style:writing-mode="lr-tb" style:run-through="foreground"/>
      <style:paragraph-properties style:writing-mode="lr-tb"/>
    </style:style>
    <style:style style:name="gr20" style:family="graphic">
      <style:graphic-properties draw:stroke="none" draw:stroke-dash="Long_20_Dash" svg:stroke-width="0.199cm" svg:stroke-color="#000000" draw:fill="none" draw:fill-color="#ffffff" fo:min-height="1.478cm" fo:padding-top="0.099cm" fo:padding-bottom="0.099cm" fo:padding-left="0.099cm" fo:padding-right="0.099cm" style:run-through="foreground"/>
      <style:paragraph-properties style:writing-mode="lr-tb"/>
    </style:style>
    <style:style style:name="gr21" style:family="graphic">
      <style:graphic-properties draw:stroke="solid" draw:stroke-dash="Long_20_Dash" svg:stroke-width="0cm" svg:stroke-color="#000000" draw:marker-start-width="0.055cm" draw:marker-end-width="0.055cm" draw:fill="none" draw:fill-color="#ffffff" fo:min-height="4.068cm" fo:padding-top="0.499cm" fo:padding-bottom="0cm" fo:padding-left="0.499cm" fo:padding-right="0cm" style:run-through="foreground"/>
      <style:paragraph-properties style:writing-mode="lr-tb"/>
    </style:style>
    <style:style style:name="gr22" style:family="graphic">
      <style:graphic-properties draw:stroke="none" draw:stroke-dash="Long_20_Dash" svg:stroke-width="0.199cm" svg:stroke-color="#000000" draw:fill="none" draw:fill-color="#ffffff" fo:min-height="1.376cm" fo:padding-top="0.099cm" fo:padding-bottom="0.099cm" fo:padding-left="0.099cm" fo:padding-right="0.099cm" style:run-through="foreground"/>
      <style:paragraph-properties style:writing-mode="lr-tb"/>
    </style:style>
    <style:style style:name="gr23" style:family="graphic">
      <style:graphic-properties draw:stroke="none" svg:stroke-color="#000000" draw:fill="none" draw:fill-color="#ffffff" fo:min-height="0.482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svg:stroke-width="0cm" svg:stroke-color="#000000" draw:marker-start-width="0.349cm" draw:marker-end-width="0.349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5" style:family="graphic">
      <style:graphic-properties draw:stroke="solid" draw:stroke-dash="Long_20_Dash" svg:stroke-width="0cm" svg:stroke-color="#000000" draw:marker-start-width="0.055cm" draw:marker-end-width="0.055cm" draw:fill="solid" draw:fill-color="#81d41a" fo:min-height="1.877cm" fo:padding-top="0.101cm" fo:padding-bottom="0cm" fo:padding-left="0.101cm" fo:padding-right="0.101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draw:stroke="none" draw:stroke-dash="Long_20_Dash" svg:stroke-width="0.199cm" svg:stroke-color="#000000" draw:fill="none" draw:fill-color="#ffffff" fo:min-height="0.467cm" fo:padding-top="0.099cm" fo:padding-bottom="0.099cm" fo:padding-left="0.099cm" fo:padding-right="0.099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draw:stroke="none" svg:stroke-color="#000000" draw:fill="none" draw:fill-color="#ffffff" fo:min-height="0.961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fill-color="#3900ff" draw:textarea-horizontal-align="justify" draw:textarea-vertical-align="middle" draw:auto-grow-height="false" fo:min-height="1.82cm" fo:min-width="4.951cm" style:writing-mode="lr-tb"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9" style:family="graphic">
      <style:graphic-properties draw:stroke="solid" draw:stroke-dash="Long_20_Dash" svg:stroke-width="0cm" svg:stroke-color="#000000" draw:marker-start-width="0.055cm" draw:marker-end-width="0.055cm" draw:fill="solid" draw:fill-color="#81d41a" fo:min-height="2.17cm" fo:padding-top="0.101cm" fo:padding-bottom="0cm" fo:padding-left="0.101cm" fo:padding-right="0.101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30" style:family="graphic">
      <style:graphic-properties draw:fill-color="#3900ff" draw:textarea-horizontal-align="justify" draw:textarea-vertical-align="middle" draw:auto-grow-height="false" fo:min-height="1.82cm" fo:min-width="4.951cm" style:writing-mode="lr-tb" style:run-through="foreground"/>
      <style:paragraph-properties style:writing-mode="lr-tb"/>
    </style:style>
    <style:style style:name="gr31" style:family="graphic">
      <style:graphic-properties draw:stroke="solid" draw:stroke-dash="Double_20_Dash_20_Dot" svg:stroke-width="0cm" draw:marker-start-width="0.055cm" draw:marker-end-width="0.055cm" draw:fill-color="#dee6ef" draw:textarea-horizontal-align="justify" draw:textarea-vertical-align="middle" draw:auto-grow-height="false" fo:min-height="0.531cm" fo:min-width="0.531cm" fo:padding-top="0cm" fo:padding-bottom="0cm" fo:padding-left="0cm" fo:padding-right="0cm" style:writing-mode="lr-tb" style:run-through="foreground"/>
      <style:paragraph-properties style:writing-mode="lr-tb"/>
    </style:style>
    <style:style style:name="gr32" style:family="graphic">
      <style:graphic-properties draw:stroke="none" draw:stroke-dash="Long_20_Dash" svg:stroke-width="0.199cm" svg:stroke-color="#000000" draw:fill="none" draw:fill-color="#ffffff" fo:min-height="0.573cm" fo:padding-top="0.099cm" fo:padding-bottom="0.099cm" fo:padding-left="0.099cm" fo:padding-right="0.099cm" style:run-through="foreground"/>
      <style:paragraph-properties style:writing-mode="lr-tb"/>
    </style:style>
    <style:style style:name="gr33" style:family="graphic">
      <style:graphic-properties draw:stroke="none" draw:stroke-dash="Long_20_Dash" svg:stroke-width="0.199cm" svg:stroke-color="#000000" draw:fill="none" draw:fill-color="#ffffff" fo:min-height="0.743cm" fo:padding-top="0.099cm" fo:padding-bottom="0.099cm" fo:padding-left="0.099cm" fo:padding-right="0.099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34" style:family="graphic">
      <style:graphic-properties draw:stroke="solid" draw:stroke-dash="Long_20_Dash" svg:stroke-width="0.101cm" draw:marker-start-width="0.205cm" draw:marker-end-width="0.205cm" draw:fill-color="#ffffff" draw:textarea-horizontal-align="justify" draw:textarea-vertical-align="middle" draw:auto-grow-height="false" fo:min-height="23.23cm" fo:min-width="17.173cm" fo:padding-top="0.049cm" fo:padding-bottom="0.049cm" fo:padding-left="0.049cm" fo:padding-right="0.049cm" style:run-through="foreground" style:vertical-pos="from-top" style:vertical-rel="paragraph" style:horizontal-pos="from-left" style:horizontal-rel="paragraph" draw:wrap-influence-on-position="once-concurrent" loext:allow-overlap="true" style:flow-with-text="false"/>
    </style:style>
    <style:style style:name="gr35" style:family="graphic">
      <style:graphic-properties draw:stroke="none" draw:stroke-dash="Long_20_Dash" svg:stroke-width="0.199cm" svg:stroke-color="#000000" draw:fill="none" draw:fill-color="#ffffff" fo:min-height="1.198cm" fo:padding-top="0.099cm" fo:padding-bottom="0.099cm" fo:padding-left="0.099cm" fo:padding-right="0.099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36" style:family="graphic">
      <style:graphic-properties draw:stroke="none" draw:stroke-dash="Long_20_Dash" svg:stroke-width="0.199cm" svg:stroke-color="#000000" draw:fill="none" draw:fill-color="#ffffff" fo:min-height="0.467cm" fo:padding-top="0.099cm" fo:padding-bottom="0.099cm" fo:padding-left="0.099cm" fo:padding-right="0.099cm" style:run-through="foreground"/>
      <style:paragraph-properties style:writing-mode="lr-tb"/>
    </style:style>
    <style:style style:name="gr37" style:family="graphic">
      <style:graphic-properties draw:stroke="solid" draw:stroke-dash="Long_20_Dash" svg:stroke-width="0cm" svg:stroke-color="#000000" draw:marker-start-width="0.055cm" draw:marker-end-width="0.055cm" draw:fill="solid" draw:fill-color="#eeeeee" fo:min-height="1.877cm" fo:padding-top="0.101cm" fo:padding-bottom="0cm" fo:padding-left="0.101cm" fo:padding-right="0.101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38" style:family="graphic">
      <style:graphic-properties draw:stroke="solid" draw:stroke-dash="Long_20_Dash" svg:stroke-width="0.101cm" draw:marker-start-width="0.205cm" draw:marker-end-width="0.205cm" draw:fill-color="#ffffff" draw:textarea-horizontal-align="justify" draw:textarea-vertical-align="middle" draw:auto-grow-height="false" fo:min-height="23.222cm" fo:min-width="17.173cm" fo:padding-top="0.049cm" fo:padding-bottom="0.049cm" fo:padding-left="0.049cm" fo:padding-right="0.049cm" style:run-through="foreground" style:vertical-pos="from-top" style:vertical-rel="paragraph" style:horizontal-pos="from-left" style:horizontal-rel="paragraph" draw:wrap-influence-on-position="once-concurrent" loext:allow-overlap="true" style:flow-with-text="false"/>
    </style:style>
    <style:style style:name="gr39" style:family="graphic">
      <style:graphic-properties draw:stroke="solid" draw:stroke-dash="Long_20_Dash" svg:stroke-width="0.101cm" draw:marker-start-width="0.205cm" draw:marker-end-width="0.205cm" draw:fill-color="#ffffff" draw:textarea-horizontal-align="justify" draw:textarea-vertical-align="middle" draw:auto-grow-height="false" fo:min-height="9.867cm" fo:min-width="17.173cm" fo:padding-top="0.049cm" fo:padding-bottom="0.049cm" fo:padding-left="0.049cm" fo:padding-right="0.049cm" style:run-through="foreground"/>
    </style:style>
    <style:style style:name="gr40" style:family="graphic">
      <style:graphic-properties draw:stroke="solid" draw:stroke-dash="Long_20_Dash" svg:stroke-width="0.101cm" svg:stroke-color="#00a933" draw:marker-start-width="0.205cm" draw:marker-end="Arrow_20_short" draw:marker-end-width="0.205cm" draw:textarea-horizontal-align="center" draw:textarea-vertical-align="middle" fo:padding-top="0.049cm" fo:padding-bottom="0.049cm" fo:padding-left="0.049cm" fo:padding-right="0.049cm" style:run-through="foreground"/>
    </style:style>
    <style:style style:name="gr41" style:family="graphic">
      <style:graphic-properties draw:stroke="solid" draw:stroke-dash="Long_20_Dash" svg:stroke-width="0.101cm" svg:stroke-color="#00a933" draw:marker-start="Arrow_20_short" draw:marker-start-width="0.205cm" draw:marker-end="" draw:marker-end-width="0.205cm" draw:fill-color="#00a933" draw:textarea-horizontal-align="center" draw:textarea-vertical-align="middle" fo:padding-top="0.049cm" fo:padding-bottom="0.049cm" fo:padding-left="0.049cm" fo:padding-right="0.049cm" style:run-through="foreground"/>
    </style:style>
    <style:style style:name="gr42" style:family="graphic">
      <style:graphic-properties draw:stroke="solid" draw:stroke-dash="Double_20_Dash_20_Dot" svg:stroke-width="0.101cm" draw:marker-start-width="0.205cm" draw:marker-end-width="0.205cm" draw:fill-color="#729fcf" draw:textarea-horizontal-align="justify" draw:textarea-vertical-align="middle" draw:auto-grow-height="false" fo:min-height="0.432cm" fo:min-width="0.432cm" fo:padding-top="0.049cm" fo:padding-bottom="0.049cm" fo:padding-left="0.049cm" fo:padding-right="0.049cm" style:writing-mode="lr-tb" style:run-through="foreground"/>
      <style:paragraph-properties style:writing-mode="lr-tb"/>
    </style:style>
    <style:style style:name="gr43" style:family="graphic">
      <style:graphic-properties draw:stroke="none" draw:stroke-dash="Long_20_Dash" svg:stroke-width="0.199cm" svg:stroke-color="#000000" draw:fill="none" draw:fill-color="#ffffff" fo:min-height="0.332cm" fo:padding-top="0.099cm" fo:padding-bottom="0.099cm" fo:padding-left="0.099cm" fo:padding-right="0.099cm" style:run-through="foreground"/>
      <style:paragraph-properties style:writing-mode="lr-tb"/>
    </style:style>
    <style:style style:name="gr44" style:family="graphic">
      <style:graphic-properties draw:stroke="solid" draw:stroke-dash="Long_20_Dash" svg:stroke-width="0.101cm" svg:stroke-color="#00a933" draw:marker-start="" draw:marker-start-width="0.205cm" draw:marker-end="Arrow_20_short" draw:marker-end-width="0.205cm" draw:textarea-horizontal-align="center" draw:textarea-vertical-align="middle" fo:padding-top="0.049cm" fo:padding-bottom="0.049cm" fo:padding-left="0.049cm" fo:padding-right="0.049cm" style:run-through="foreground"/>
    </style:style>
    <style:style style:name="gr45" style:family="graphic">
      <style:graphic-properties draw:stroke="none" draw:stroke-dash="Long_20_Dash" svg:stroke-width="0.199cm" svg:stroke-color="#000000" draw:fill="none" draw:fill-color="#ffffff" fo:min-height="0.288cm" fo:padding-top="0.099cm" fo:padding-bottom="0.099cm" fo:padding-left="0.099cm" fo:padding-right="0.099cm" style:run-through="foreground"/>
      <style:paragraph-properties style:writing-mode="lr-tb"/>
    </style:style>
    <style:style style:name="gr46" style:family="graphic">
      <style:graphic-properties draw:stroke="solid" draw:stroke-dash="Long_20_Dash" svg:stroke-width="0.101cm" svg:stroke-color="#00a933" draw:marker-start-width="0.205cm" draw:marker-end-width="0.205cm" draw:fill-color="#00a933" draw:textarea-horizontal-align="center" draw:textarea-vertical-align="middle" fo:padding-top="0.049cm" fo:padding-bottom="0.049cm" fo:padding-left="0.049cm" fo:padding-right="0.049cm" style:run-through="foreground"/>
    </style:style>
    <style:style style:name="gr47" style:family="graphic">
      <style:graphic-properties draw:stroke="solid" draw:stroke-dash="Long_20_Dash" svg:stroke-width="0.101cm" svg:stroke-color="#00a933" draw:marker-start="" draw:marker-start-width="0.205cm" draw:marker-end="" draw:marker-end-width="0.205cm" draw:textarea-horizontal-align="center" draw:textarea-vertical-align="middle" fo:padding-top="0.049cm" fo:padding-bottom="0.049cm" fo:padding-left="0.049cm" fo:padding-right="0.049cm" style:run-through="foreground"/>
    </style:style>
    <style:style style:name="gr48" style:family="graphic">
      <style:graphic-properties draw:stroke="solid" draw:stroke-dash="Long_20_Dash" svg:stroke-width="0.101cm" svg:stroke-color="#00a933" draw:marker-start-width="0.205cm" draw:marker-end-width="0.205cm" draw:textarea-horizontal-align="center" draw:textarea-vertical-align="middle" fo:padding-top="0.049cm" fo:padding-bottom="0.049cm" fo:padding-left="0.049cm" fo:padding-right="0.049cm" style:run-through="foreground"/>
    </style:style>
    <style:style style:name="gr49" style:family="graphic">
      <style:graphic-properties draw:stroke="solid" draw:stroke-dash="Long_20_Dash" svg:stroke-width="0.101cm" svg:stroke-color="#00a933" draw:marker-start-width="0.205cm" draw:marker-end="" draw:marker-end-width="0.205cm" draw:textarea-horizontal-align="center" draw:textarea-vertical-align="middle" fo:padding-top="0.049cm" fo:padding-bottom="0.049cm" fo:padding-left="0.049cm" fo:padding-right="0.049cm" style:run-through="foreground"/>
    </style:style>
    <style:style style:name="gr50" style:family="graphic">
      <style:graphic-properties draw:stroke="none" svg:stroke-color="#000000" draw:fill="none" draw:fill-color="#ffffff" fo:min-height="0.69cm" style:run-through="foreground"/>
      <style:paragraph-properties style:writing-mode="lr-tb"/>
    </style:style>
    <style:style style:name="gr51" style:family="graphic">
      <style:graphic-properties draw:stroke="none" draw:stroke-dash="Long_20_Dash" svg:stroke-width="0.199cm" svg:stroke-color="#000000" draw:fill="none" draw:fill-color="#ffffff" fo:min-height="0.743cm" fo:padding-top="0.099cm" fo:padding-bottom="0.099cm" fo:padding-left="0.099cm" fo:padding-right="0.099cm" style:run-through="foreground"/>
      <style:paragraph-properties style:writing-mode="lr-tb"/>
    </style:style>
    <style:style style:name="gr52" style:family="graphic">
      <style:graphic-properties draw:stroke="none" draw:stroke-dash="Long_20_Dash" svg:stroke-width="0.199cm" svg:stroke-color="#000000" draw:fill="none" draw:fill-color="#ffffff" fo:min-height="1.695cm" fo:padding-top="0.099cm" fo:padding-bottom="0.099cm" fo:padding-left="0.099cm" fo:padding-right="0.099cm" style:run-through="foreground"/>
      <style:paragraph-properties style:writing-mode="lr-tb"/>
    </style:style>
    <style:style style:name="gr53" style:family="graphic">
      <style:graphic-properties draw:stroke="solid" draw:stroke-dash="Long_20_Dash" svg:stroke-width="0.101cm" svg:stroke-color="#00a933" draw:marker-start="" draw:marker-start-width="0.205cm" draw:marker-end="Arrow_20_short" draw:marker-end-width="0.205cm" draw:textarea-horizontal-align="center" draw:textarea-vertical-align="middle" fo:padding-top="0.049cm" fo:padding-bottom="0.049cm" fo:padding-left="0.049cm" fo:padding-right="0.049cm" style:run-through="foreground" style:vertical-pos="from-top" style:vertical-rel="paragraph" style:horizontal-pos="from-left" style:horizontal-rel="paragraph" draw:wrap-influence-on-position="once-concurrent" loext:allow-overlap="true" style:flow-with-text="false"/>
    </style:style>
    <style:style style:name="gr54" style:family="graphic">
      <style:graphic-properties draw:stroke="solid" draw:stroke-dash="Long_20_Dash" svg:stroke-width="0.101cm" svg:stroke-color="#00a933" draw:marker-start-width="0.205cm" draw:marker-end-width="0.205cm" draw:fill-color="#00a933" draw:textarea-horizontal-align="center" draw:textarea-vertical-align="middle" fo:padding-top="0.049cm" fo:padding-bottom="0.049cm" fo:padding-left="0.049cm" fo:padding-right="0.049cm" style:run-through="foreground" style:vertical-pos="from-top" style:vertical-rel="paragraph" style:horizontal-pos="from-left" style:horizontal-rel="paragraph" draw:wrap-influence-on-position="once-concurrent" loext:allow-overlap="true" style:flow-with-text="false"/>
    </style:style>
    <style:style style:name="gr55" style:family="graphic">
      <style:graphic-properties draw:stroke="solid" draw:stroke-dash="Long_20_Dash" svg:stroke-width="0.101cm" svg:stroke-color="#00a933" draw:marker-start-width="0.205cm" draw:marker-end-width="0.205cm" draw:textarea-horizontal-align="center" draw:textarea-vertical-align="middle" fo:padding-top="0.049cm" fo:padding-bottom="0.049cm" fo:padding-left="0.049cm" fo:padding-right="0.049cm" style:run-through="foreground" style:vertical-pos="from-top" style:vertical-rel="paragraph" style:horizontal-pos="from-left" style:horizontal-rel="paragraph" draw:wrap-influence-on-position="once-concurrent" loext:allow-overlap="true" style:flow-with-text="false"/>
    </style:style>
    <style:style style:name="gr56" style:family="graphic">
      <style:graphic-properties draw:stroke="none" svg:stroke-color="#000000" draw:fill="none" draw:fill-color="#ffffff" fo:min-height="0.69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57" style:family="graphic">
      <style:graphic-properties draw:stroke="solid" draw:stroke-dash="Double_20_Dash_20_Dot" svg:stroke-width="0.101cm" draw:marker-start-width="0.205cm" draw:marker-end-width="0.205cm" draw:fill-color="#729fcf" draw:textarea-horizontal-align="justify" draw:textarea-vertical-align="middle" draw:auto-grow-height="false" fo:min-height="0.432cm" fo:min-width="0.432cm" fo:padding-top="0.049cm" fo:padding-bottom="0.049cm" fo:padding-left="0.049cm" fo:padding-right="0.049cm" style:writing-mode="lr-tb"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58" style:family="graphic">
      <style:graphic-properties draw:stroke="none" draw:stroke-dash="Long_20_Dash" svg:stroke-width="0.199cm" svg:stroke-color="#000000" draw:fill="none" draw:fill-color="#ffffff" fo:min-height="0.332cm" fo:padding-top="0.099cm" fo:padding-bottom="0.099cm" fo:padding-left="0.099cm" fo:padding-right="0.099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59" style:family="graphic">
      <style:graphic-properties draw:stroke="none" svg:stroke-color="#000000" draw:fill="none" draw:fill-color="#ffffff" fo:min-height="1.145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60" style:family="graphic">
      <style:graphic-properties draw:stroke="solid" draw:stroke-dash="Long_20_Dash" svg:stroke-width="0.101cm" svg:stroke-color="#00a933" draw:marker-start-width="0.205cm" draw:marker-end="Arrow_20_short" draw:marker-end-width="0.205cm" draw:textarea-horizontal-align="center" draw:textarea-vertical-align="middle" fo:padding-top="0.049cm" fo:padding-bottom="0.049cm" fo:padding-left="0.049cm" fo:padding-right="0.049cm" style:run-through="foreground" style:vertical-pos="from-top" style:vertical-rel="paragraph" style:horizontal-pos="from-left" style:horizontal-rel="paragraph" draw:wrap-influence-on-position="once-concurrent" loext:allow-overlap="true" style:flow-with-text="false"/>
    </style:style>
    <style:style style:name="gr61" style:family="graphic">
      <style:graphic-properties draw:stroke="none" svg:stroke-color="#000000" draw:fill="none" draw:fill-color="#ffffff" fo:min-height="1.014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62" style:family="graphic">
      <style:graphic-properties draw:stroke="solid" draw:stroke-dash="Long_20_Dash" svg:stroke-width="0.101cm" svg:stroke-color="#00a933" draw:marker-start="Arrow_20_short" draw:marker-start-width="0.205cm" draw:marker-end="" draw:marker-end-width="0.205cm" draw:fill-color="#00a933" draw:textarea-horizontal-align="center" draw:textarea-vertical-align="middle" fo:padding-top="0.049cm" fo:padding-bottom="0.049cm" fo:padding-left="0.049cm" fo:padding-right="0.049cm" style:run-through="foreground" style:vertical-pos="from-top" style:vertical-rel="paragraph" style:horizontal-pos="from-left" style:horizontal-rel="paragraph" draw:wrap-influence-on-position="once-concurrent" loext:allow-overlap="true" style:flow-with-text="false"/>
    </style:style>
    <style:style style:name="gr63" style:family="graphic">
      <style:graphic-properties draw:stroke="solid" draw:stroke-dash="Long_20_Dash" svg:stroke-width="0.101cm" svg:stroke-color="#00a933" draw:marker-start-width="0.205cm" draw:marker-end="" draw:marker-end-width="0.205cm" draw:textarea-horizontal-align="center" draw:textarea-vertical-align="middle" fo:padding-top="0.049cm" fo:padding-bottom="0.049cm" fo:padding-left="0.049cm" fo:padding-right="0.049cm" style:run-through="foreground" style:vertical-pos="from-top" style:vertical-rel="paragraph" style:horizontal-pos="from-left" style:horizontal-rel="paragraph" draw:wrap-influence-on-position="once-concurrent" loext:allow-overlap="true" style:flow-with-text="false"/>
    </style:style>
    <style:style style:name="gr64" style:family="graphic">
      <style:graphic-properties draw:stroke="solid" draw:stroke-dash="Long_20_Dash" svg:stroke-width="0.101cm" draw:marker-start-width="0.205cm" draw:marker-end-width="0.205cm" draw:fill-color="#ffffff" draw:textarea-horizontal-align="justify" draw:textarea-vertical-align="middle" draw:auto-grow-height="false" fo:min-height="9.867cm" fo:min-width="17.173cm" fo:padding-top="0.049cm" fo:padding-bottom="0.049cm" fo:padding-left="0.049cm" fo:padding-right="0.049cm" style:run-through="foreground" style:vertical-pos="from-top" style:vertical-rel="paragraph" style:horizontal-pos="from-left" style:horizontal-rel="paragraph" draw:wrap-influence-on-position="once-concurrent" loext:allow-overlap="true" style:flow-with-text="false"/>
    </style:style>
    <style:style style:name="gr65" style:family="graphic">
      <style:graphic-properties draw:stroke="solid" draw:stroke-dash="Long_20_Dash" svg:stroke-width="0.101cm" draw:marker-start-width="0.205cm" draw:marker-end-width="0.205cm" draw:fill-color="#ffffff" draw:textarea-horizontal-align="justify" draw:textarea-vertical-align="middle" draw:auto-grow-height="false" fo:min-height="10.116cm" fo:min-width="17.231cm" fo:padding-top="0.049cm" fo:padding-bottom="0.049cm" fo:padding-left="0.049cm" fo:padding-right="0.049cm" style:run-through="foreground"/>
    </style:style>
    <style:style style:name="gr66" style:family="graphic">
      <style:graphic-properties draw:stroke="none" svg:stroke-color="#000000" draw:fill="none" draw:fill-color="#ffffff" fo:min-height="0.512cm" style:run-through="foreground"/>
      <style:paragraph-properties style:writing-mode="lr-tb"/>
    </style:style>
    <style:style style:name="gr67" style:family="graphic">
      <style:graphic-properties draw:stroke="none" svg:stroke-color="#000000" draw:fill="none" draw:fill-color="#ffffff" fo:min-height="0.63cm" style:run-through="foreground"/>
      <style:paragraph-properties style:writing-mode="lr-tb"/>
    </style:style>
    <style:style style:name="gr68" style:family="graphic">
      <style:graphic-properties draw:stroke="solid" draw:stroke-dash="Long_20_Dash" svg:stroke-width="0.101cm" svg:stroke-color="#00a933" draw:marker-start="Arrow_20_short" draw:marker-start-width="0.205cm" draw:marker-end-width="0.205cm" draw:textarea-horizontal-align="center" draw:textarea-vertical-align="middle" fo:padding-top="0.049cm" fo:padding-bottom="0.049cm" fo:padding-left="0.049cm" fo:padding-right="0.049cm" style:run-through="foreground"/>
    </style:style>
    <style:style style:name="gr69" style:family="graphic">
      <style:graphic-properties draw:stroke="none" draw:stroke-dash="Long_20_Dash" svg:stroke-width="0.199cm" svg:stroke-color="#000000" draw:fill="none" draw:fill-color="#ffffff" fo:min-height="0.787cm" fo:padding-top="0.099cm" fo:padding-bottom="0.099cm" fo:padding-left="0.099cm" fo:padding-right="0.099cm" style:run-through="foreground"/>
      <style:paragraph-properties style:writing-mode="lr-tb"/>
    </style:style>
    <style:style style:name="gr70" style:family="graphic">
      <style:graphic-properties draw:stroke="solid" draw:stroke-dash="Long_20_Dash" svg:stroke-width="0.101cm" svg:stroke-color="#00a933" draw:marker-start="" draw:marker-start-width="0.205cm" draw:marker-end-width="0.205cm" draw:textarea-horizontal-align="center" draw:textarea-vertical-align="middle" fo:padding-top="0.049cm" fo:padding-bottom="0.049cm" fo:padding-left="0.049cm" fo:padding-right="0.049cm" style:run-through="foreground"/>
    </style:style>
    <style:style style:name="gr71" style:family="graphic">
      <style:graphic-properties draw:stroke="solid" draw:stroke-dash="Long_20_Dash" svg:stroke-width="0.101cm" svg:stroke-color="#00a933" draw:marker-start-width="0.205cm" draw:marker-end="Arrow_20_short" draw:marker-end-width="0.205cm" draw:fill-color="#00a933" draw:textarea-horizontal-align="center" draw:textarea-vertical-align="middle" fo:padding-top="0.049cm" fo:padding-bottom="0.049cm" fo:padding-left="0.049cm" fo:padding-right="0.049cm" style:run-through="foreground"/>
    </style:style>
    <style:style style:name="gr72" style:family="graphic">
      <style:graphic-properties draw:stroke="solid" draw:stroke-dash="Long_20_Dash" svg:stroke-width="0.101cm" draw:marker-start-width="0.205cm" draw:marker-end-width="0.205cm" draw:fill-color="#ffffff" draw:textarea-horizontal-align="justify" draw:textarea-vertical-align="middle" draw:auto-grow-height="false" fo:min-height="15.568cm" fo:min-width="17.173cm" fo:padding-top="0.049cm" fo:padding-bottom="0.049cm" fo:padding-left="0.049cm" fo:padding-right="0.049cm" style:run-through="foreground"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ext:p text:style-name="P14"/>
      <text:p text:style-name="P15">Midi Controller</text:p>
      <text:p text:style-name="P11"/>
      <text:p text:style-name="P16">for </text:p>
      <text:p text:style-name="P16">Zoom MS-50<text:span text:style-name="T2">G</text:span>, MS-70CDR, G5, G3</text:p>
      <text:p text:style-name="P9"/>
      <text:p text:style-name="P9"/>
      <text:p text:style-name="P9"/>
      <text:p text:style-name="P3">Developed by </text:p>
      <text:p text:style-name="P6">Massimo Procopio</text:p>
      <text:p text:style-name="P5"/>
      <text:p text:style-name="P5"/>
      <text:p text:style-name="P5"/>
      <text:p text:style-name="P3">www.massimoprocopio.com</text:p>
      <text:p text:style-name="P4"/>
      <text:p text:style-name="P9"><draw:frame text:anchor-type="paragraph" draw:z-index="100" draw:name="Forma4_38" draw:style-name="gr23" draw:text-style-name="P33" svg:width="2.322cm" svg:height="0.482cm" svg:x="6.549cm" svg:y="3.327cm"><draw:text-box><text:p text:style-name="P34"><text:span text:style-name="T12">VintgSol</text:span></text:p></draw:text-box></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draw:g text:anchor-type="paragraph" draw:z-index="101" draw:name="DrawObject15_0" draw:style-name="gr3"><draw:frame draw:name="Forma33_2" draw:style-name="gr21" draw:text-style-name="P35" svg:width="16.7cm" svg:height="4.567cm" svg:x="0.159cm" svg:y="14.397cm"><draw:text-box><text:p><text:span text:style-name="T16">M = Mode Footswitch </text:span></text:p><text:p><text:span text:style-name="T16">L = Left Footswitch (Footswitch 1)</text:span></text:p><text:p><text:span text:style-name="T16">C = Central Footswitch (Footswitch 2)</text:span></text:p><text:p><text:span text:style-name="T16">R = Right Footswitch (Footswitch 3)</text:span></text:p><text:p><text:span text:style-name="T16">K = Knob</text:span></text:p><text:p><text:span text:style-name="T16">PWR = Power 9V DC</text:span></text:p><text:p><text:span text:style-name="T16">USB = USB Out for Zoom</text:span></text:p><text:p><text:span text:style-name="T16">EXT (Optional) = Connector(s) to add max 3 Footswitches (4, 5, 6)</text:span></text:p><text:p><text:span text:style-name="T17"/></text:p></draw:text-box></draw:frame><draw:g draw:name="DrawObject15_3" draw:style-name="gr4"><draw:g draw:name="DrawObject15_4" draw:style-name="gr4"><draw:custom-shape draw:name="Forma25_2" draw:style-name="gr15" draw:text-style-name="P36" svg:width="16.714cm" svg:height="11.147cm" svg:x="0.203cm" svg:y="2.913cm"><text:p/><draw:enhanced-geometry svg:viewBox="0 0 21600 21600" draw:type="rectangle" draw:enhanced-path="M 0 0 L 21600 0 21600 21600 0 21600 0 0 Z N"/></draw:custom-shape><draw:custom-shape draw:name="Forma26_2" draw:style-name="gr16" draw:text-style-name="P37" svg:width="5.529cm" svg:height="2.368cm" svg:x="5.715cm" svg:y="5.26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a28_2" draw:style-name="gr17" draw:text-style-name="P39" svg:width="0.854cm" svg:height="0.854cm" svg:x="13.623cm" svg:y="5.832cm"><text:p text:style-name="P38"><text:span text:style-name="T18">K</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a31_11" draw:style-name="gr18" draw:text-style-name="P40" svg:width="1.059cm" svg:height="1.059cm" svg:x="2.071cm" svg:y="5.892cm"><text:p text:style-name="P40"><text:span text:style-name="T19">M</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a31_12" draw:style-name="gr18" draw:text-style-name="P40" svg:width="1.059cm" svg:height="1.059cm" svg:x="1.526cm" svg:y="11.303cm"><text:p text:style-name="P40"><text:span text:style-name="T19">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a31_13" draw:style-name="gr18" draw:text-style-name="P40" svg:width="1.059cm" svg:height="1.059cm" svg:x="7.758cm" svg:y="11.238cm"><text:p text:style-name="P40"><text:span text:style-name="T19">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a31_14" draw:style-name="gr18" draw:text-style-name="P40" svg:width="1.059cm" svg:height="1.059cm" svg:x="14.256cm" svg:y="11.15cm"><text:p text:style-name="P40"><text:span text:style-name="T19">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a32_6" draw:style-name="gr19" draw:text-style-name="P40" svg:width="1.558cm" svg:height="0.579cm" svg:x="11.272cm" svg:y="2.334cm"><text:p text:style-name="P40"><text:span text:style-name="T19">USB</text:span></text:p><draw:enhanced-geometry svg:viewBox="0 0 21600 21600" draw:type="rectangle" draw:enhanced-path="M 0 0 L 21600 0 21600 21600 0 21600 0 0 Z N"/></draw:custom-shape><draw:custom-shape draw:name="Forma32_8" draw:style-name="gr19" draw:text-style-name="P40" svg:width="1.558cm" svg:height="0.579cm" svg:x="13.344cm" svg:y="2.334cm"><text:p text:style-name="P40"><text:span text:style-name="T19">EXT</text:span></text:p><draw:enhanced-geometry svg:viewBox="0 0 21600 21600" draw:type="rectangle" draw:enhanced-path="M 0 0 L 21600 0 21600 21600 0 21600 0 0 Z N"/></draw:custom-shape><draw:custom-shape draw:name="Forma32_9" draw:style-name="gr19" draw:text-style-name="P40" svg:width="1.558cm" svg:height="0.579cm" svg:x="1.27cm" svg:y="2.334cm"><text:p text:style-name="P40"><text:span text:style-name="T19">PWR</text:span></text:p><draw:enhanced-geometry svg:viewBox="0 0 21600 21600" draw:type="rectangle" draw:enhanced-path="M 0 0 L 21600 0 21600 21600 0 21600 0 0 Z N"/></draw:custom-shape></draw:g><draw:frame draw:name="Forma49_1" draw:style-name="gr22" draw:text-style-name="P23" svg:width="9.79cm" svg:height="1.574cm" svg:x="3.57cm" svg:y="0.295cm"><draw:text-box><text:p text:style-name="P22"><text:span text:style-name="T20">Minimum Configuration</text:span></text:p></draw:text-box></draw:frame></draw:g></draw:g></text:p>
      <text:p text:style-name="P9"/>
      <text:p text:style-name="P9"/>
      <text:p text:style-name="P9"/>
      <text:p text:style-name="P9"/>
      <text:p text:style-name="P9"/>
      <text:p text:style-name="P9"/>
      <text:p text:style-name="P9"/>
      <text:p text:style-name="P9"/>
      <text:p text:style-name="P9"/>
      <text:p text:style-name="P9"><draw:g text:anchor-type="paragraph" draw:z-index="103" draw:name="DrawObject2_1" draw:style-name="gr3"><draw:frame draw:name="Forma3_5" draw:style-name="gr9" draw:text-style-name="P29" svg:width="5.146cm" svg:height="0.6cm" svg:x="6.024cm" svg:y="1.704cm"><draw:text-box><text:p><text:span text:style-name="T13"><text:s/></text:span><text:span text:style-name="T13">- <text:s text:c="3"/>-------------- <text:s text:c="4"/>+</text:span></text:p></draw:text-box></draw:frame><draw:g draw:name="DrawObject2_8" draw:style-name="gr6"><draw:frame draw:name="Forma2_5" draw:style-name="gr7" draw:text-style-name="P27" svg:width="2.366cm" svg:height="1.795cm" svg:x="7.317cm" svg:y="0.282cm"><draw:text-box><text:p text:style-name="P22"><text:span text:style-name="T11">23</text:span></text:p></draw:text-box></draw:frame><draw:frame draw:name="Forma4_116" draw:style-name="gr8" draw:text-style-name="P28" svg:width="4.513cm" svg:height="0.548cm" svg:x="6.289cm" svg:y="1.981cm"><draw:text-box><text:p text:style-name="P22"><text:span text:style-name="T12">Blues OD</text:span></text:p></draw:text-box></draw:frame></draw:g></draw:g></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draw:g text:anchor-type="paragraph" draw:z-index="102" draw:name="DrawObject16_0" draw:style-name="gr3"><draw:g draw:name="DrawObject16_3" draw:style-name="gr4"><draw:frame draw:name="Forma33_3" draw:style-name="gr14" draw:text-style-name="P35" svg:width="16.761cm" svg:height="5.456cm" svg:x="0.199cm" svg:y="14.646cm"><draw:text-box><text:p><text:span text:style-name="T16">M = Mode Footswitch</text:span></text:p><text:p><text:span text:style-name="T16">L = Left Footswitch (Footswitch 1)</text:span></text:p><text:p><text:span text:style-name="T16">C = Central Footswitch (Footswitch 2)</text:span></text:p><text:p><text:span text:style-name="T16">R = Right Footswitch (Footswitch 3)</text:span></text:p><text:p><text:span text:style-name="T16">K = Knob</text:span></text:p><text:p><text:span text:style-name="T16">PWR = Power 9V DC</text:span></text:p><text:p><text:span text:style-name="T16">USB = USB Out for Zoom</text:span></text:p><text:p><text:span text:style-name="T16">4 = Footswitch 4</text:span></text:p><text:p><text:span text:style-name="T16">5 = Footswitch 5</text:span></text:p><text:p><text:span text:style-name="T16">6 = Footswitch 6</text:span></text:p><text:p><text:span text:style-name="T17"/></text:p></draw:text-box></draw:frame><draw:g draw:name="DrawObject16_4" draw:style-name="gr4"><draw:custom-shape draw:name="Forma25_3" draw:style-name="gr15" draw:text-style-name="P36" svg:width="16.714cm" svg:height="11.147cm" svg:x="0.203cm" svg:y="3.119cm"><text:p/><draw:enhanced-geometry svg:viewBox="0 0 21600 21600" draw:type="rectangle" draw:enhanced-path="M 0 0 L 21600 0 21600 21600 0 21600 0 0 Z N"/></draw:custom-shape><draw:custom-shape draw:name="Forma26_3" draw:style-name="gr16" draw:text-style-name="P37" svg:width="5.529cm" svg:height="2.368cm" svg:x="5.715cm" svg:y="5.47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a28_3" draw:style-name="gr17" draw:text-style-name="P39" svg:width="0.854cm" svg:height="0.854cm" svg:x="13.622cm" svg:y="6.038cm"><text:p text:style-name="P38"><text:span text:style-name="T18">K</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a31_15" draw:style-name="gr18" draw:text-style-name="P40" svg:width="1.059cm" svg:height="1.059cm" svg:x="2.07cm" svg:y="6.098cm"><text:p text:style-name="P40"><text:span text:style-name="T19">M</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a31_16" draw:style-name="gr18" draw:text-style-name="P40" svg:width="1.059cm" svg:height="1.059cm" svg:x="1.174cm" svg:y="11.504cm"><text:p text:style-name="P40"><text:span text:style-name="T19">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a31_17" draw:style-name="gr18" draw:text-style-name="P40" svg:width="1.059cm" svg:height="1.059cm" svg:x="3.841cm" svg:y="11.504cm"><text:p text:style-name="P40"><text:span text:style-name="T19">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a31_18" draw:style-name="gr18" draw:text-style-name="P40" svg:width="1.059cm" svg:height="1.059cm" svg:x="6.508cm" svg:y="11.504cm"><text:p text:style-name="P40"><text:span text:style-name="T19">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a32_2" draw:style-name="gr19" draw:text-style-name="P40" svg:width="1.558cm" svg:height="0.579cm" svg:x="11.271cm" svg:y="2.54cm"><text:p text:style-name="P40"><text:span text:style-name="T19">USB</text:span></text:p><draw:enhanced-geometry svg:viewBox="0 0 21600 21600" draw:type="rectangle" draw:enhanced-path="M 0 0 L 21600 0 21600 21600 0 21600 0 0 Z N"/></draw:custom-shape><draw:custom-shape draw:name="Forma32_3" draw:style-name="gr19" draw:text-style-name="P40" svg:width="1.558cm" svg:height="0.579cm" svg:x="1.27cm" svg:y="2.54cm"><text:p text:style-name="P40"><text:span text:style-name="T19">PWR</text:span></text:p><draw:enhanced-geometry svg:viewBox="0 0 21600 21600" draw:type="rectangle" draw:enhanced-path="M 0 0 L 21600 0 21600 21600 0 21600 0 0 Z N"/></draw:custom-shape><draw:custom-shape draw:name="Forma31_19" draw:style-name="gr18" draw:text-style-name="P40" svg:width="1.059cm" svg:height="1.059cm" svg:x="9.175cm" svg:y="11.504cm"><text:p text:style-name="P40"><text:span text:style-name="T19">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a31_20" draw:style-name="gr18" draw:text-style-name="P40" svg:width="1.059cm" svg:height="1.059cm" svg:x="11.842cm" svg:y="11.504cm"><text:p text:style-name="P40"><text:span text:style-name="T19">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a31_21" draw:style-name="gr18" draw:text-style-name="P40" svg:width="1.059cm" svg:height="1.059cm" svg:x="14.509cm" svg:y="11.504cm"><text:p text:style-name="P40"><text:span text:style-name="T19">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g><draw:frame draw:name="Forma35_1" draw:style-name="gr20" draw:text-style-name="P23" svg:width="10.556cm" svg:height="1.676cm" svg:x="2.716cm" svg:y="0.212cm"><draw:text-box><text:p text:style-name="P22"><text:span text:style-name="T20">Maximum Configuration</text:span></text:p></draw:text-box></draw:frame></draw:g><draw:g text:anchor-type="paragraph" draw:z-index="104" draw:name="DrawObject2_11" draw:style-name="gr3"><draw:frame draw:name="Forma3_6" draw:style-name="gr9" draw:text-style-name="P29" svg:width="5.146cm" svg:height="0.6cm" svg:x="5.995cm" svg:y="6.735cm"><draw:text-box><text:p><text:span text:style-name="T13"><text:s/></text:span><text:span text:style-name="T13">- <text:s text:c="3"/>-------------- <text:s text:c="4"/>+</text:span></text:p></draw:text-box></draw:frame><draw:g draw:name="DrawObject2_12" draw:style-name="gr6"><draw:frame draw:name="Forma2_6" draw:style-name="gr7" draw:text-style-name="P27" svg:width="2.366cm" svg:height="1.795cm" svg:x="7.288cm" svg:y="5.313cm"><draw:text-box><text:p text:style-name="P22"><text:span text:style-name="T11">23</text:span></text:p></draw:text-box></draw:frame><draw:frame draw:name="Forma4_117" draw:style-name="gr8" draw:text-style-name="P28" svg:width="4.513cm" svg:height="0.548cm" svg:x="6.26cm" svg:y="7.012cm"><draw:text-box><text:p text:style-name="P22"><text:span text:style-name="T12">Blues OD</text:span></text:p></draw:text-box></draw:frame></draw:g></draw:g></text:p>
      <text:p text:style-name="P8"><draw:custom-shape text:anchor-type="paragraph" draw:z-index="1" draw:name="Forma12" draw:style-name="gr64" draw:text-style-name="P48" svg:width="17.273cm" svg:height="9.967cm" svg:x="0.101cm" svg:y="0.106cm"><text:p/><draw:enhanced-geometry svg:viewBox="0 0 21600 21600" draw:mirror-horizontal="false" draw:mirror-vertical="false" draw:type="rectangle" draw:enhanced-path="M 0 0 L 21600 0 21600 21600 0 21600 0 0 Z N"/></draw:custom-shape><draw:frame text:anchor-type="paragraph" draw:z-index="13" draw:name="Forma11" draw:style-name="gr33" draw:text-style-name="P23" svg:width="6.674cm" svg:height="0.941cm" svg:x="5.202cm" svg:y="0.669cm"><draw:text-box><text:p text:style-name="P22"><text:span text:style-name="T9">Modes</text:span></text:p></draw:text-box></draw:frame><draw:line text:anchor-type="paragraph" draw:z-index="12" draw:name="Forma9" draw:style-name="gr60" draw:text-style-name="P22" svg:x1="8.582cm" svg:y1="2.368cm" svg:x2="8.582cm" svg:y2="3.885cm"><text:p/></draw:line><draw:line text:anchor-type="paragraph" draw:z-index="2" draw:name="Forma5" draw:style-name="gr54" draw:text-style-name="P53" svg:x1="2.791cm" svg:y1="3.709cm" svg:x2="2.791cm" svg:y2="2.368cm"><text:p/></draw:line><draw:line text:anchor-type="paragraph" draw:z-index="3" draw:name="Forma5_0" draw:style-name="gr62" draw:text-style-name="P53" svg:x1="14.458cm" svg:y1="3.65cm" svg:x2="14.458cm" svg:y2="2.368cm"><text:p/></draw:line><draw:frame text:anchor-type="paragraph" draw:z-index="4" draw:name="Forma10_0" draw:style-name="gr61" draw:text-style-name="P30" svg:width="4.719cm" svg:height="1.015cm" svg:x="0.644cm" svg:y="6.003cm"><draw:text-box><text:p text:style-name="P22"><text:span text:style-name="T15">Normal Mode</text:span></text:p></draw:text-box></draw:frame><draw:g text:anchor-type="paragraph" draw:z-index="5" draw:name="DrawObject2" draw:style-name="gr3"><draw:custom-shape draw:name="Forma1" draw:style-name="gr5" draw:text-style-name="P26" svg:width="5.146cm" svg:height="2.015cm" svg:x="0.409cm" svg:y="3.886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name="DrawObject2" draw:style-name="gr4"><draw:frame draw:name="Forma3" draw:style-name="gr9" draw:text-style-name="P29" svg:width="5.146cm" svg:height="0.6cm" svg:x="0.483cm" svg:y="4.985cm"><draw:text-box><text:p><text:span text:style-name="T13"><text:s/></text:span><text:span text:style-name="T13">- <text:s text:c="3"/>-------------- <text:s text:c="4"/>+</text:span></text:p></draw:text-box></draw:frame><draw:g draw:name="DrawObject2" draw:style-name="gr6"><draw:frame draw:name="Forma2" draw:style-name="gr7" draw:text-style-name="P27" svg:width="2.366cm" svg:height="1.795cm" svg:x="1.776cm" svg:y="3.563cm"><draw:text-box><text:p text:style-name="P22"><text:span text:style-name="T11">23</text:span></text:p></draw:text-box></draw:frame><draw:frame draw:name="Forma4" draw:style-name="gr8" draw:text-style-name="P28" svg:width="4.513cm" svg:height="0.548cm" svg:x="0.748cm" svg:y="5.262cm"><draw:text-box><text:p text:style-name="P22"><text:span text:style-name="T12">Blues OD</text:span></text:p></draw:text-box></draw:frame></draw:g></draw:g></draw:g><draw:g text:anchor-type="paragraph" draw:z-index="7" draw:name="DrawObject3" draw:style-name="gr3"><draw:custom-shape draw:name="Forma1_2" draw:style-name="gr5" draw:text-style-name="P26" svg:width="5.146cm" svg:height="2.015cm" svg:x="11.88cm" svg:y="3.87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name="DrawObject3" draw:style-name="gr4"><draw:frame draw:name="Forma4_19" draw:style-name="gr13" draw:text-style-name="P33" svg:width="2.322cm" svg:height="0.482cm" svg:x="14.589cm" svg:y="4.429cm"><draw:text-box><text:p text:style-name="P34"><text:span text:style-name="T24">▇</text:span><text:span text:style-name="T12">Room</text:span></text:p></draw:text-box></draw:frame><draw:frame draw:name="Forma4_20" draw:style-name="gr13" draw:text-style-name="P33" svg:width="2.322cm" svg:height="0.482cm" svg:x="14.589cm" svg:y="4.874cm"><draw:text-box><text:p text:style-name="P32"><text:span text:style-name="T12"><text:s/></text:span><text:span text:style-name="T12">ZNR</text:span></text:p></draw:text-box></draw:frame><draw:frame draw:name="Forma4_21" draw:style-name="gr13" draw:text-style-name="P33" svg:width="2.322cm" svg:height="0.962cm" svg:x="14.589cm" svg:y="5.278cm"><draw:text-box><text:p text:style-name="P34"><text:span text:style-name="T24">▇</text:span><text:span text:style-name="T12">CarbonDL</text:span></text:p></draw:text-box></draw:frame><draw:g draw:name="DrawObject3" draw:style-name="gr6"><draw:frame draw:name="Forma4_15" draw:style-name="gr13" draw:text-style-name="P33" svg:width="4.631cm" svg:height="0.482cm" svg:x="12.213cm" svg:y="3.985cm"><draw:text-box><text:p text:style-name="P32"><text:span text:style-name="T12">&gt;&gt; E-EFFECTS <text:s/>0 &lt;&lt;</text:span></text:p></draw:text-box></draw:frame><draw:frame draw:name="Forma4_16" draw:style-name="gr13" draw:text-style-name="P33" svg:width="2.322cm" svg:height="0.962cm" svg:x="12.037cm" svg:y="4.429cm"><draw:text-box><text:p text:style-name="P34"><text:span text:style-name="T24">▇</text:span><text:span text:style-name="T12">AnalogDL</text:span></text:p></draw:text-box></draw:frame><draw:frame draw:name="Forma4_17" draw:style-name="gr13" draw:text-style-name="P33" svg:width="2.322cm" svg:height="0.962cm" svg:x="12.037cm" svg:y="4.874cm"><draw:text-box><text:p text:style-name="P32"><text:span text:style-name="T24">▇</text:span><text:span text:style-name="T12">MetlWRLD</text:span></text:p></draw:text-box></draw:frame><draw:frame draw:name="Forma4_22" draw:style-name="gr13" draw:text-style-name="P33" svg:width="2.322cm" svg:height="0.482cm" svg:x="12.037cm" svg:y="5.293cm"><draw:text-box><text:p text:style-name="P34"><text:span text:style-name="T12"><text:s/></text:span><text:span text:style-name="T12">Graph EQ</text:span></text:p></draw:text-box></draw:frame></draw:g></draw:g></draw:g><draw:frame text:anchor-type="paragraph" draw:z-index="8" draw:name="Forma10_1" draw:style-name="gr61" draw:text-style-name="P30" svg:width="4.719cm" svg:height="1.015cm" svg:x="6.311cm" svg:y="6.003cm"><draw:text-box><text:p text:style-name="P22"><text:span text:style-name="T15">E-Patch Mode</text:span></text:p></draw:text-box></draw:frame><draw:frame text:anchor-type="paragraph" draw:z-index="9" draw:name="Forma10_2" draw:style-name="gr61" draw:text-style-name="P30" svg:width="4.719cm" svg:height="1.015cm" svg:x="11.979cm" svg:y="6.003cm"><draw:text-box><text:p text:style-name="P22"><text:span text:style-name="T15">E-Effects Mode</text:span></text:p></draw:text-box></draw:frame><draw:g text:anchor-type="paragraph" draw:z-index="10" draw:name="DrawObject4" draw:style-name="gr3"><draw:line draw:name="Forma6" draw:style-name="gr44" draw:text-style-name="P22" svg:x1="2.791cm" svg:y1="2.368cm" svg:x2="4.673cm" svg:y2="2.368cm"><text:p/></draw:line><draw:custom-shape draw:name="Forma7" draw:style-name="gr42" draw:text-style-name="P54" svg:width="0.75cm" svg:height="0.75cm" svg:x="5.02cm" svg:y="2.016cm"><text:p text:style-name="P40"><text:span text:style-name="T19">M</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name="Forma6_0" draw:style-name="gr40" draw:text-style-name="P22" svg:x1="6.155cm" svg:y1="2.368cm" svg:x2="10.741cm" svg:y2="2.368cm"><text:p/></draw:line><draw:custom-shape draw:name="Forma7_0" draw:style-name="gr42" draw:text-style-name="P54" svg:width="0.75cm" svg:height="0.75cm" svg:x="11.02cm" svg:y="2.016cm"><text:p text:style-name="P40"><text:span text:style-name="T19">M</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name="Forma6_1" draw:style-name="gr49" draw:text-style-name="P22" svg:x1="12.124cm" svg:y1="2.368cm" svg:x2="14.458cm" svg:y2="2.368cm"><text:p/></draw:line><draw:frame draw:name="Forma8" draw:style-name="gr43" draw:text-style-name="P47" svg:width="4.248cm" svg:height="0.53cm" svg:x="3.275cm" svg:y="2.826cm"><draw:text-box><text:p text:style-name="P22"><text:span text:style-name="T27">Press Mode Footswitch or Kno</text:span><text:span text:style-name="T25">b</text:span></text:p></draw:text-box></draw:frame><draw:frame draw:name="Forma8_0" draw:style-name="gr43" draw:text-style-name="P23" svg:width="4.248cm" svg:height="0.53cm" svg:x="9.276cm" svg:y="2.826cm"><draw:text-box><text:p text:style-name="P22"><text:span text:style-name="T27">Press Mode Footswitch or Knob</text:span></text:p></draw:text-box></draw:frame></draw:g><draw:g text:anchor-type="paragraph" draw:z-index="11" draw:name="DrawObject5" draw:style-name="gr3"><draw:line draw:name="Forma6_2" draw:style-name="gr68" draw:text-style-name="P22" svg:x1="9.36cm" svg:y1="8.368cm" svg:x2="14.789cm" svg:y2="8.368cm"><text:p/></draw:line><draw:line draw:name="Forma6_3" draw:style-name="gr70" draw:text-style-name="P22" svg:x1="2.458cm" svg:y1="8.368cm" svg:x2="8.124cm" svg:y2="8.368cm"><text:p/></draw:line><draw:line draw:name="Forma5_1" draw:style-name="gr71" draw:text-style-name="P53" svg:x1="2.458cm" svg:y1="8.369cm" svg:x2="2.458cm" svg:y2="6.864cm"><text:p/></draw:line><draw:line draw:name="Forma5_2" draw:style-name="gr46" draw:text-style-name="P53" svg:x1="14.791cm" svg:y1="8.378cm" svg:x2="14.791cm" svg:y2="6.82cm"><text:p/></draw:line><draw:custom-shape draw:name="Forma7_1" draw:style-name="gr42" draw:text-style-name="P54" svg:width="0.75cm" svg:height="0.75cm" svg:x="8.354cm" svg:y="8.017cm"><text:p text:style-name="P40"><text:span text:style-name="T19">M</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name="Forma8_1" draw:style-name="gr43" draw:text-style-name="P23" svg:width="4.248cm" svg:height="0.53cm" svg:x="6.609cm" svg:y="8.826cm"><draw:text-box><text:p text:style-name="P22"><text:span text:style-name="T27">Press Mode Footswitch or Knob</text:span></text:p></draw:text-box></draw:frame></draw:g><draw:g text:anchor-type="paragraph" draw:z-index="6" draw:name="DrawObject17" draw:style-name="gr3"><draw:custom-shape draw:name="Forma1_0" draw:style-name="gr5" draw:text-style-name="P26" svg:width="5.146cm" svg:height="2.015cm" svg:x="6.174cm" svg:y="3.886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Forma4_0" draw:style-name="gr13" draw:text-style-name="P33" svg:width="2.322cm" svg:height="0.482cm" svg:x="6.507cm" svg:y="4.001cm"><draw:text-box><text:p text:style-name="P32"><text:span text:style-name="T12">Blues OD</text:span></text:p></draw:text-box></draw:frame><draw:frame draw:name="Forma4_1" draw:style-name="gr13" draw:text-style-name="P33" svg:width="2.322cm" svg:height="0.482cm" svg:x="6.507cm" svg:y="4.445cm"><draw:text-box><text:p text:style-name="P34"><text:span text:style-name="T12">MetalZon</text:span></text:p></draw:text-box></draw:frame><draw:frame draw:name="Forma4_2" draw:style-name="gr13" draw:text-style-name="P33" svg:width="2.322cm" svg:height="0.482cm" svg:x="6.507cm" svg:y="4.89cm"><draw:text-box><text:p text:style-name="P32"><text:span text:style-name="T12">Delay OD</text:span></text:p></draw:text-box></draw:frame><draw:frame draw:name="Forma4_3" draw:style-name="gr13" draw:text-style-name="P33" svg:width="2.322cm" svg:height="0.482cm" svg:x="9.162cm" svg:y="4.001cm"><draw:text-box><text:p text:style-name="P32"><text:span text:style-name="T12"><text:s/></text:span><text:span text:style-name="T12">- EP-0</text:span></text:p></draw:text-box></draw:frame><draw:frame draw:name="Forma4_4" draw:style-name="gr13" draw:text-style-name="P33" svg:width="2.322cm" svg:height="0.482cm" svg:x="9.162cm" svg:y="4.445cm"><draw:text-box><text:p text:style-name="P34"><text:span text:style-name="T12">Rat Driv</text:span></text:p></draw:text-box></draw:frame><draw:frame draw:name="Forma4_5" draw:style-name="gr13" draw:text-style-name="P33" svg:width="2.322cm" svg:height="0.962cm" svg:x="8.91cm" svg:y="4.89cm"><draw:text-box><text:p text:style-name="P32"><text:span text:style-name="T12">▇</text:span><text:span text:style-name="T12">MetalDis</text:span></text:p></draw:text-box></draw:frame><draw:frame draw:name="Forma4_6" draw:style-name="gr13" draw:text-style-name="P33" svg:width="2.322cm" svg:height="0.482cm" svg:x="9.162cm" svg:y="5.294cm"><draw:text-box><text:p text:style-name="P34"><text:span text:style-name="T12">Clean</text:span></text:p></draw:text-box></draw:frame><draw:frame draw:name="Forma4_2" draw:style-name="gr13" draw:text-style-name="P33" svg:width="2.322cm" svg:height="0.482cm" svg:x="6.507cm" svg:y="5.308cm"><draw:text-box><text:p text:style-name="P34"><text:span text:style-name="T12">VintgSol</text:span></text:p></draw:text-box></draw:frame></draw:g></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g text:anchor-type="paragraph" draw:z-index="14" draw:name="DrawObject6" draw:style-name="gr3"><draw:custom-shape draw:name="Forma17" draw:style-name="gr65" draw:text-style-name="P48" svg:width="17.331cm" svg:height="10.215cm" svg:x="0.104cm" svg:y="0.335cm"><text:p/><draw:enhanced-geometry svg:viewBox="0 0 21600 21600" draw:type="rectangle" draw:enhanced-path="M 0 0 L 21600 0 21600 21600 0 21600 0 0 Z N"/></draw:custom-shape><draw:g draw:name="DrawObject6" draw:style-name="gr4"><draw:g draw:name="DrawObject6" draw:style-name="gr4"><draw:line draw:name="Forma5_7" draw:style-name="gr46" draw:text-style-name="P53" svg:x1="2.836cm" svg:y1="3.599cm" svg:x2="2.836cm" svg:y2="2.258cm"><text:p/></draw:line><draw:g draw:name="DrawObject6" draw:style-name="gr4"><draw:g draw:name="DrawObject6" draw:style-name="gr4"><draw:frame draw:name="Forma10_10" draw:style-name="gr66" draw:text-style-name="P30" svg:width="2.347cm" svg:height="0.512cm" svg:x="7.724cm" svg:y="7.043cm"><draw:text-box><text:p text:style-name="P22"><text:span text:style-name="T32">Preselect</text:span></text:p></draw:text-box></draw:frame><draw:frame draw:name="Forma10_11" draw:style-name="gr66" draw:text-style-name="P23" svg:width="2.347cm" svg:height="0.512cm" svg:x="1.727cm" svg:y="7.013cm"><draw:text-box><text:p text:style-name="P22"><text:span text:style-name="T33">Select</text:span></text:p></draw:text-box></draw:frame><draw:line draw:name="Forma13" draw:style-name="gr48" draw:text-style-name="P22" svg:x1="14.582cm" svg:y1="7.089cm" svg:x2="14.582cm" svg:y2="9.354cm"><text:p/></draw:line><draw:g draw:name="DrawObject6" draw:style-name="gr4"><draw:line draw:name="Forma5_8" draw:style-name="gr41" draw:text-style-name="P53" svg:x1="14.504cm" svg:y1="3.54cm" svg:x2="14.504cm" svg:y2="2.258cm"><text:p/></draw:line><draw:frame draw:name="Forma10_6" draw:style-name="gr10" draw:text-style-name="P30" svg:width="4.719cm" svg:height="1.015cm" svg:x="0.69cm" svg:y="5.893cm"><draw:text-box><text:p text:style-name="P22"><text:span text:style-name="T30">Select Up and Down</text:span></text:p></draw:text-box></draw:frame><draw:g draw:name="DrawObject6" draw:style-name="gr4"><draw:custom-shape draw:name="Forma1_5" draw:style-name="gr5" draw:text-style-name="P26" svg:width="5.146cm" svg:height="2.015cm" svg:x="0.455cm" svg:y="3.77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name="DrawObject2_4" draw:style-name="gr4"><draw:frame draw:name="Forma3_1" draw:style-name="gr9" draw:text-style-name="P29" svg:width="5.146cm" svg:height="0.6cm" svg:x="0.529cm" svg:y="4.875cm"><draw:text-box><text:p><text:span text:style-name="T13"><text:s/></text:span><text:span text:style-name="T13">- <text:s text:c="3"/>-------------- <text:s text:c="4"/>+</text:span></text:p></draw:text-box></draw:frame><draw:g draw:name="DrawObject2_5" draw:style-name="gr6"><draw:frame draw:name="Forma2_1" draw:style-name="gr7" draw:text-style-name="P27" svg:width="2.366cm" svg:height="1.795cm" svg:x="1.822cm" svg:y="3.454cm"><draw:text-box><text:p text:style-name="P22"><text:span text:style-name="T11">23</text:span></text:p></draw:text-box></draw:frame><draw:frame draw:name="Forma4_30" draw:style-name="gr8" draw:text-style-name="P28" svg:width="4.513cm" svg:height="0.548cm" svg:x="0.794cm" svg:y="5.152cm"><draw:text-box><text:p text:style-name="P22"><text:span text:style-name="T12">Blues OD</text:span></text:p></draw:text-box></draw:frame></draw:g></draw:g></draw:g><draw:frame draw:name="Forma10_7" draw:style-name="gr10" draw:text-style-name="P30" svg:width="4.719cm" svg:height="1.015cm" svg:x="6.357cm" svg:y="5.893cm"><draw:text-box><text:p text:style-name="P22"><text:span text:style-name="T30">Preselect Up and Down</text:span></text:p></draw:text-box></draw:frame><draw:line draw:name="Forma6_9" draw:style-name="gr44" draw:text-style-name="P22" svg:x1="2.836cm" svg:y1="2.258cm" svg:x2="4.718cm" svg:y2="2.258cm"><text:p/></draw:line><draw:custom-shape draw:name="Forma7_5" draw:style-name="gr42" draw:text-style-name="P54" svg:width="0.75cm" svg:height="0.75cm" svg:x="5.066cm" svg:y="1.907cm"><text:p text:style-name="P40"><text:span text:style-name="T19">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a6_10" draw:style-name="gr40" draw:text-style-name="P22" svg:x1="6.202cm" svg:y1="2.258cm" svg:x2="10.788cm" svg:y2="2.258cm"><text:p/></draw:line><draw:custom-shape draw:name="Forma7_6" draw:style-name="gr42" draw:text-style-name="P54" svg:width="0.75cm" svg:height="0.75cm" svg:x="11.067cm" svg:y="1.907cm"><text:p text:style-name="P40"><text:span text:style-name="T19">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a6_11" draw:style-name="gr49" draw:text-style-name="P22" svg:x1="12.171cm" svg:y1="2.258cm" svg:x2="14.505cm" svg:y2="2.258cm"><text:p/></draw:line><draw:frame draw:name="Forma8_5" draw:style-name="gr43" draw:text-style-name="P60" svg:width="4.248cm" svg:height="0.53cm" svg:x="3.321cm" svg:y="2.716cm"><draw:text-box><text:p text:style-name="P22"><text:span text:style-name="T27">Press Central Footswitch</text:span></text:p></draw:text-box></draw:frame><draw:frame draw:name="Forma8_6" draw:style-name="gr43" draw:text-style-name="P60" svg:width="4.248cm" svg:height="0.53cm" svg:x="9.322cm" svg:y="2.716cm"><draw:text-box><text:p text:style-name="P22"><text:span text:style-name="T27">Press Central Footswitch</text:span></text:p></draw:text-box></draw:frame><draw:g draw:name="DrawObject6_0" draw:style-name="gr4"><draw:custom-shape draw:name="Forma1_1" draw:style-name="gr5" draw:text-style-name="P26" svg:width="5.146cm" svg:height="2.015cm" svg:x="6.188cm" svg:y="3.75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name="DrawObject2_2" draw:style-name="gr4"><draw:frame draw:name="Forma3_2" draw:style-name="gr9" draw:text-style-name="P29" svg:width="5.146cm" svg:height="0.6cm" svg:x="6.262cm" svg:y="4.851cm"><draw:text-box><text:p><text:span text:style-name="T13"><text:s/></text:span><text:span text:style-name="T13">- <text:s text:c="4"/>&lt;&lt;&lt;&lt;&lt;--&gt;&gt;&gt;&gt;&gt; <text:s text:c="4"/>+</text:span></text:p></draw:text-box></draw:frame><draw:g draw:name="DrawObject2_3" draw:style-name="gr6"><draw:frame draw:name="Forma2_2" draw:style-name="gr7" draw:text-style-name="P27" svg:width="2.366cm" svg:height="1.795cm" svg:x="7.555cm" svg:y="3.429cm"><draw:text-box><text:p text:style-name="P22"><text:span text:style-name="T11">29</text:span></text:p></draw:text-box></draw:frame><draw:frame draw:name="Forma4_7" draw:style-name="gr8" draw:text-style-name="P28" svg:width="4.513cm" svg:height="0.548cm" svg:x="6.526cm" svg:y="5.126cm"><draw:text-box><text:p text:style-name="P22"><text:span text:style-name="T12">Delay C1</text:span></text:p></draw:text-box></draw:frame></draw:g></draw:g></draw:g><draw:g draw:name="DrawObject6_1" draw:style-name="gr4"><draw:custom-shape draw:name="Forma1_3" draw:style-name="gr5" draw:text-style-name="P26" svg:width="5.146cm" svg:height="2.015cm" svg:x="11.906cm" svg:y="3.72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name="DrawObject2_6" draw:style-name="gr4"><draw:frame draw:name="Forma3_3" draw:style-name="gr9" draw:text-style-name="P29" svg:width="5.146cm" svg:height="0.6cm" svg:x="11.98cm" svg:y="4.822cm"><draw:text-box><text:p><text:span text:style-name="T13"><text:s/></text:span><text:span text:style-name="T13">- <text:s text:c="3"/>-------------- <text:s text:c="4"/>+</text:span></text:p></draw:text-box></draw:frame><draw:g draw:name="DrawObject2_7" draw:style-name="gr6"><draw:frame draw:name="Forma2_3" draw:style-name="gr7" draw:text-style-name="P27" svg:width="2.366cm" svg:height="1.795cm" svg:x="13.273cm" svg:y="3.401cm"><draw:text-box><text:p text:style-name="P22"><text:span text:style-name="T11">29</text:span></text:p></draw:text-box></draw:frame><draw:frame draw:name="Forma4_8" draw:style-name="gr8" draw:text-style-name="P28" svg:width="4.513cm" svg:height="0.548cm" svg:x="12.245cm" svg:y="5.099cm"><draw:text-box><text:p text:style-name="P22"><text:span text:style-name="T12">Delay C1</text:span></text:p></draw:text-box></draw:frame></draw:g></draw:g></draw:g><draw:frame draw:name="Forma10_3" draw:style-name="gr10" draw:text-style-name="P30" svg:width="4.719cm" svg:height="1.015cm" svg:x="12.024cm" svg:y="5.84cm"><draw:text-box><text:p text:style-name="P22"><text:span text:style-name="T30">Patch Selected</text:span></text:p></draw:text-box></draw:frame><draw:g draw:name="DrawObject7" draw:style-name="gr4"><draw:custom-shape draw:name="Forma7_2" draw:style-name="gr42" draw:text-style-name="P54" svg:width="0.75cm" svg:height="0.75cm" svg:x="7.181cm" svg:y="6.992cm"><text:p text:style-name="P40"><text:span text:style-name="T19">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a7_3" draw:style-name="gr42" draw:text-style-name="P54" svg:width="0.75cm" svg:height="0.75cm" svg:x="9.848cm" svg:y="6.992cm"><text:p text:style-name="P40"><text:span text:style-name="T19">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name="Forma10_4" draw:style-name="gr67" draw:text-style-name="P30" svg:width="1.518cm" svg:height="0.63cm" svg:x="6.844cm" svg:y="7.854cm"><draw:text-box><text:p text:style-name="P22"><text:span text:style-name="T15">Down</text:span></text:p></draw:text-box></draw:frame><draw:frame draw:name="Forma10_8" draw:style-name="gr67" draw:text-style-name="P30" svg:width="1.518cm" svg:height="0.63cm" svg:x="9.467cm" svg:y="7.839cm"><draw:text-box><text:p text:style-name="P22"><text:span text:style-name="T15">Up</text:span></text:p></draw:text-box></draw:frame></draw:g><draw:g draw:name="DrawObject7_0" draw:style-name="gr4"><draw:custom-shape draw:name="Forma7_4" draw:style-name="gr42" draw:text-style-name="P54" svg:width="0.75cm" svg:height="0.75cm" svg:x="1.18cm" svg:y="6.992cm"><text:p text:style-name="P40"><text:span text:style-name="T19">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a7_7" draw:style-name="gr42" draw:text-style-name="P54" svg:width="0.75cm" svg:height="0.75cm" svg:x="3.847cm" svg:y="6.992cm"><text:p text:style-name="P40"><text:span text:style-name="T19">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name="Forma10_5" draw:style-name="gr67" draw:text-style-name="P30" svg:width="1.518cm" svg:height="0.63cm" svg:x="0.843cm" svg:y="7.854cm"><draw:text-box><text:p text:style-name="P22"><text:span text:style-name="T15">Down</text:span></text:p></draw:text-box></draw:frame><draw:frame draw:name="Forma10_9" draw:style-name="gr67" draw:text-style-name="P30" svg:width="1.518cm" svg:height="0.63cm" svg:x="3.466cm" svg:y="7.839cm"><draw:text-box><text:p text:style-name="P22"><text:span text:style-name="T15">Up</text:span></text:p></draw:text-box></draw:frame></draw:g><draw:line draw:name="Forma14" draw:style-name="gr48" draw:text-style-name="P22" svg:x1="14.582cm" svg:y1="9.354cm" svg:x2="2.882cm" svg:y2="9.354cm"><text:p/></draw:line><draw:line draw:name="Forma15" draw:style-name="gr68" draw:text-style-name="P22" svg:x1="2.882cm" svg:y1="7.338cm" svg:x2="2.882cm" svg:y2="9.352cm"><text:p/></draw:line></draw:g></draw:g><draw:frame draw:name="Forma8_2" draw:style-name="gr43" draw:text-style-name="P60" svg:width="4.248cm" svg:height="0.53cm" svg:x="12.291cm" svg:y="6.56cm"><draw:text-box><text:p text:style-name="P22"><text:span text:style-name="T27">Patch 29 Activated</text:span></text:p></draw:text-box></draw:frame></draw:g></draw:g><draw:line draw:name="Forma9_0" draw:style-name="gr40" draw:text-style-name="P22" svg:x1="8.467cm" svg:y1="2.235cm" svg:x2="8.467cm" svg:y2="3.752cm"><text:p/></draw:line></draw:g><draw:frame draw:name="Forma16" draw:style-name="gr69" draw:text-style-name="P23" svg:width="5.94cm" svg:height="0.985cm" svg:x="5.602cm" svg:y="0.751cm"><draw:text-box><text:p text:style-name="P22"><text:span text:style-name="T9">Normal Mode</text:span></text:p></draw:text-box></draw:frame></draw:g></text:p>
      <text:p text:style-name="Standard"/>
      <text:p text:style-name="Standard"/>
      <text:p text:style-name="Standard"/>
      <text:p text:style-name="P12"><draw:custom-shape text:anchor-type="paragraph" draw:z-index="15" draw:name="Forma12_1" draw:style-name="gr64" draw:text-style-name="P48" svg:width="17.273cm" svg:height="9.967cm" svg:x="0.071cm" svg:y="0.129cm"><text:p/><draw:enhanced-geometry svg:viewBox="0 0 21600 21600" draw:mirror-horizontal="false" draw:mirror-vertical="false" draw:type="rectangle" draw:enhanced-path="M 0 0 L 21600 0 21600 21600 0 21600 0 0 Z N"/></draw:custom-shape><draw:line text:anchor-type="paragraph" draw:z-index="16" draw:name="Forma6_13" draw:style-name="gr60" draw:text-style-name="P22" svg:x1="6.126cm" svg:y1="2.392cm" svg:x2="10.712cm" svg:y2="2.392cm"><text:p/></draw:line><draw:line text:anchor-type="paragraph" draw:z-index="17" draw:name="Forma6_14" draw:style-name="gr63" draw:text-style-name="P22" svg:x1="12.095cm" svg:y1="2.392cm" svg:x2="14.429cm" svg:y2="2.392cm"><text:p/></draw:line><draw:line text:anchor-type="paragraph" draw:z-index="18" draw:name="Forma5_10" draw:style-name="gr62" draw:text-style-name="P53" svg:x1="14.429cm" svg:y1="3.674cm" svg:x2="14.429cm" svg:y2="2.392cm"><text:p/></draw:line><draw:frame text:anchor-type="paragraph" draw:z-index="19" draw:name="Forma10_13" draw:style-name="gr61" draw:text-style-name="P30" svg:width="4.719cm" svg:height="1.015cm" svg:x="6.281cm" svg:y="6.025cm"><draw:text-box><text:p text:style-name="P22"><text:span text:style-name="T15">Up and Down Bank</text:span></text:p></draw:text-box></draw:frame><draw:custom-shape text:anchor-type="paragraph" draw:z-index="20" draw:name="Forma7_9" draw:style-name="gr57" draw:text-style-name="P54" svg:width="0.75cm" svg:height="0.75cm" svg:x="10.991cm" svg:y="2.039cm"><text:p text:style-name="P40"><text:span text:style-name="T19">M</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text:anchor-type="paragraph" draw:z-index="21" draw:name="Forma8_8" draw:style-name="gr58" draw:text-style-name="P23" svg:width="4.248cm" svg:height="0.53cm" svg:x="9.246cm" svg:y="2.849cm"><draw:text-box><text:p text:style-name="P22"><text:span text:style-name="T27">Press Mode Footswitch</text:span></text:p></draw:text-box></draw:frame><draw:line text:anchor-type="paragraph" draw:z-index="40" draw:name="Forma27" draw:style-name="gr55" draw:text-style-name="P22" svg:x1="14.448cm" svg:y1="6.052cm" svg:x2="14.448cm" svg:y2="8.521cm"><text:p/></draw:line><draw:line text:anchor-type="paragraph" draw:z-index="42" draw:name="Forma29" draw:style-name="gr53" draw:text-style-name="P22" svg:x1="14.448cm" svg:y1="8.537cm" svg:x2="6.687cm" svg:y2="8.537cm"><text:p/></draw:line><draw:line text:anchor-type="paragraph" draw:z-index="24" draw:name="Forma6_12" draw:style-name="gr53" draw:text-style-name="P22" svg:x1="2.762cm" svg:y1="2.392cm" svg:x2="4.644cm" svg:y2="2.392cm"><text:p/></draw:line><draw:custom-shape text:anchor-type="paragraph" draw:z-index="25" draw:name="Forma7_8" draw:style-name="gr57" draw:text-style-name="P54" svg:width="0.75cm" svg:height="0.75cm" svg:x="4.99cm" svg:y="2.039cm"><text:p text:style-name="P40"><text:span text:style-name="T19">M</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text:anchor-type="paragraph" draw:z-index="26" draw:name="Forma8_7" draw:style-name="gr58" draw:text-style-name="P23" svg:width="4.248cm" svg:height="0.53cm" svg:x="3.246cm" svg:y="2.849cm"><draw:text-box><text:p text:style-name="P22"><text:span text:style-name="T27">Long Press Mode Footswitch</text:span></text:p></draw:text-box></draw:frame><draw:frame text:anchor-type="paragraph" draw:z-index="27" draw:name="Forma11_1" draw:style-name="gr33" draw:text-style-name="P23" svg:width="6.674cm" svg:height="0.941cm" svg:x="5.172cm" svg:y="0.693cm"><draw:text-box><text:p text:style-name="P22"><text:span text:style-name="T9">E-Patch Mode</text:span></text:p></draw:text-box></draw:frame><draw:g text:anchor-type="paragraph" draw:z-index="29" draw:name="DrawObject8" draw:style-name="gr3"><draw:g draw:name="DrawObject8" draw:style-name="gr4"><draw:custom-shape draw:name="Forma7_10" draw:style-name="gr42" draw:text-style-name="P54" svg:width="0.75cm" svg:height="0.75cm" svg:x="0.713cm" svg:y="6.948cm"><text:p text:style-name="P40"><text:span text:style-name="T19">L</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name="Forma36" draw:style-name="gr45" draw:text-style-name="P47" svg:width="1.308cm" svg:height="0.486cm" svg:x="0.429cm" svg:y="7.669cm"><draw:text-box><text:p text:style-name="P22"><text:span text:style-name="T29">MetalZon</text:span></text:p></draw:text-box></draw:frame></draw:g><draw:g draw:name="DrawObject8_0" draw:style-name="gr4"><draw:custom-shape draw:name="Forma7_11" draw:style-name="gr42" draw:text-style-name="P54" svg:width="0.75cm" svg:height="0.75cm" svg:x="0.713cm" svg:y="8.282cm"><text:p text:style-name="P40"><text:span text:style-name="T19">L</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name="Forma36_1" draw:style-name="gr45" draw:text-style-name="P58" svg:width="1.308cm" svg:height="0.486cm" svg:x="0.429cm" svg:y="9.003cm"><draw:text-box><text:p text:style-name="P22"><text:span text:style-name="T29">Blues OD</text:span></text:p></draw:text-box></draw:frame></draw:g></draw:g><draw:g text:anchor-type="paragraph" draw:z-index="30" draw:name="DrawObject8_1" draw:style-name="gr3"><draw:g draw:name="DrawObject8_4" draw:style-name="gr4"><draw:custom-shape draw:name="Forma7_12" draw:style-name="gr42" draw:text-style-name="P54" svg:width="0.75cm" svg:height="0.75cm" svg:x="1.713cm" svg:y="6.948cm"><text:p text:style-name="P40"><text:span text:style-name="T19">C</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name="Forma36_3" draw:style-name="gr45" draw:text-style-name="P47" svg:width="1.308cm" svg:height="0.486cm" svg:x="1.429cm" svg:y="7.669cm"><draw:text-box><text:p text:style-name="P22"><text:span text:style-name="T29">Delay OD</text:span></text:p></draw:text-box></draw:frame></draw:g><draw:g draw:name="DrawObject8_5" draw:style-name="gr4"><draw:custom-shape draw:name="Forma7_13" draw:style-name="gr42" draw:text-style-name="P54" svg:width="0.75cm" svg:height="0.75cm" svg:x="1.713cm" svg:y="8.282cm"><text:p text:style-name="P40"><text:span text:style-name="T19">C</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name="Forma36_4" draw:style-name="gr45" draw:text-style-name="P58" svg:width="1.308cm" svg:height="0.486cm" svg:x="1.429cm" svg:y="9.003cm"><draw:text-box><text:p text:style-name="P22"><text:span text:style-name="T29">Blues OD</text:span></text:p></draw:text-box></draw:frame></draw:g></draw:g><draw:g text:anchor-type="paragraph" draw:z-index="31" draw:name="DrawObject8_3" draw:style-name="gr3"><draw:g draw:name="DrawObject8_6" draw:style-name="gr4"><draw:custom-shape draw:name="Forma7_14" draw:style-name="gr42" draw:text-style-name="P54" svg:width="0.75cm" svg:height="0.75cm" svg:x="2.713cm" svg:y="6.948cm"><text:p text:style-name="P40"><text:span text:style-name="T19">R</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name="Forma36_2" draw:style-name="gr45" draw:text-style-name="P47" svg:width="1.308cm" svg:height="0.486cm" svg:x="2.429cm" svg:y="7.669cm"><draw:text-box><text:p text:style-name="P22"><text:span text:style-name="T29">VintgSol</text:span></text:p></draw:text-box></draw:frame></draw:g><draw:g draw:name="DrawObject8_7" draw:style-name="gr4"><draw:custom-shape draw:name="Forma7_15" draw:style-name="gr42" draw:text-style-name="P54" svg:width="0.75cm" svg:height="0.75cm" svg:x="2.713cm" svg:y="8.282cm"><text:p text:style-name="P40"><text:span text:style-name="T19">R</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name="Forma36_5" draw:style-name="gr45" draw:text-style-name="P58" svg:width="1.308cm" svg:height="0.486cm" svg:x="2.429cm" svg:y="9.003cm"><draw:text-box><text:p text:style-name="P22"><text:span text:style-name="T29">Blues OD</text:span></text:p></draw:text-box></draw:frame></draw:g></draw:g><draw:g text:anchor-type="paragraph" draw:z-index="32" draw:name="DrawObject8_8" draw:style-name="gr3"><draw:g draw:name="DrawObject8_9" draw:style-name="gr4"><draw:custom-shape draw:name="Forma7_16" draw:style-name="gr42" draw:text-style-name="P54" svg:width="0.75cm" svg:height="0.75cm" svg:x="3.713cm" svg:y="6.948cm"><text:p text:style-name="P40"><text:span text:style-name="T19">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name="Forma36_6" draw:style-name="gr45" draw:text-style-name="P47" svg:width="1.308cm" svg:height="0.486cm" svg:x="3.429cm" svg:y="7.669cm"><draw:text-box><text:p text:style-name="P22"><text:span text:style-name="T29">Rat Driv</text:span></text:p></draw:text-box></draw:frame></draw:g><draw:g draw:name="DrawObject8_10" draw:style-name="gr4"><draw:custom-shape draw:name="Forma7_17" draw:style-name="gr42" draw:text-style-name="P54" svg:width="0.75cm" svg:height="0.75cm" svg:x="3.713cm" svg:y="8.282cm"><text:p text:style-name="P40"><text:span text:style-name="T19">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name="Forma36_7" draw:style-name="gr45" draw:text-style-name="P58" svg:width="1.308cm" svg:height="0.486cm" svg:x="3.429cm" svg:y="9.003cm"><draw:text-box><text:p text:style-name="P22"><text:span text:style-name="T29">Blues OD</text:span></text:p></draw:text-box></draw:frame></draw:g></draw:g><draw:g text:anchor-type="paragraph" draw:z-index="33" draw:name="DrawObject8_11" draw:style-name="gr3"><draw:g draw:name="DrawObject8_12" draw:style-name="gr4"><draw:custom-shape draw:name="Forma7_18" draw:style-name="gr42" draw:text-style-name="P54" svg:width="0.75cm" svg:height="0.75cm" svg:x="4.715cm" svg:y="6.948cm"><text:p text:style-name="P40"><text:span text:style-name="T19">5</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name="Forma36_8" draw:style-name="gr45" draw:text-style-name="P47" svg:width="1.308cm" svg:height="0.486cm" svg:x="4.429cm" svg:y="7.669cm"><draw:text-box><text:p text:style-name="P22"><text:span text:style-name="T29">MetalDis</text:span></text:p></draw:text-box></draw:frame></draw:g><draw:g draw:name="DrawObject8_13" draw:style-name="gr4"><draw:custom-shape draw:name="Forma7_19" draw:style-name="gr42" draw:text-style-name="P54" svg:width="0.75cm" svg:height="0.75cm" svg:x="4.715cm" svg:y="8.282cm"><text:p text:style-name="P40"><text:span text:style-name="T19">5</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name="Forma36_9" draw:style-name="gr45" draw:text-style-name="P58" svg:width="1.308cm" svg:height="0.486cm" svg:x="4.429cm" svg:y="9.003cm"><draw:text-box><text:p text:style-name="P22"><text:span text:style-name="T29">Blues OD</text:span></text:p></draw:text-box></draw:frame></draw:g></draw:g><draw:g text:anchor-type="paragraph" draw:z-index="34" draw:name="DrawObject8_14" draw:style-name="gr3"><draw:g draw:name="DrawObject8_15" draw:style-name="gr4"><draw:custom-shape draw:name="Forma7_20" draw:style-name="gr42" draw:text-style-name="P54" svg:width="0.75cm" svg:height="0.75cm" svg:x="5.713cm" svg:y="6.948cm"><text:p text:style-name="P40"><text:span text:style-name="T19">6</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name="Forma36_10" draw:style-name="gr45" draw:text-style-name="P47" svg:width="1.308cm" svg:height="0.486cm" svg:x="5.429cm" svg:y="7.669cm"><draw:text-box><text:p text:style-name="P22"><text:span text:style-name="T29">Clean</text:span></text:p></draw:text-box></draw:frame></draw:g><draw:g draw:name="DrawObject8_16" draw:style-name="gr4"><draw:custom-shape draw:name="Forma7_21" draw:style-name="gr42" draw:text-style-name="P54" svg:width="0.75cm" svg:height="0.75cm" svg:x="5.713cm" svg:y="8.282cm"><text:p text:style-name="P40"><text:span text:style-name="T19">6</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name="Forma36_11" draw:style-name="gr45" draw:text-style-name="P58" svg:width="1.308cm" svg:height="0.486cm" svg:x="5.429cm" svg:y="9.003cm"><draw:text-box><text:p text:style-name="P22"><text:span text:style-name="T29">Blues OD</text:span></text:p></draw:text-box></draw:frame></draw:g></draw:g><draw:custom-shape text:anchor-type="paragraph" draw:z-index="35" draw:name="Forma7_22" draw:style-name="gr57" draw:text-style-name="P54" svg:width="0.75cm" svg:height="0.75cm" svg:x="7.548cm" svg:y="6.816cm"><text:p text:style-name="P40"><text:span text:style-name="T19">L</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text:anchor-type="paragraph" draw:z-index="36" draw:name="Forma10_15" draw:style-name="gr56" draw:text-style-name="P30" svg:width="1.168cm" svg:height="0.69cm" svg:x="7.37cm" svg:y="7.553cm"><draw:text-box><text:p text:style-name="P22"><text:span text:style-name="T30">Down</text:span></text:p></draw:text-box></draw:frame><draw:custom-shape text:anchor-type="paragraph" draw:z-index="37" draw:name="Forma7_23" draw:style-name="gr57" draw:text-style-name="P54" svg:width="0.75cm" svg:height="0.75cm" svg:x="9.179cm" svg:y="6.816cm"><text:p text:style-name="P40"><text:span text:style-name="T19">R</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text:anchor-type="paragraph" draw:z-index="38" draw:name="Forma10_16" draw:style-name="gr56" draw:text-style-name="P30" svg:width="1.168cm" svg:height="0.69cm" svg:x="9.001cm" svg:y="7.553cm"><draw:text-box><text:p text:style-name="P22"><text:span text:style-name="T30">Up</text:span></text:p></draw:text-box></draw:frame><draw:frame text:anchor-type="paragraph" draw:z-index="28" draw:name="Forma4_23" draw:style-name="gr23" draw:text-style-name="P33" svg:width="2.322cm" svg:height="0.482cm" svg:x="0.81cm" svg:y="5.332cm"><draw:text-box><text:p text:style-name="P34"><text:span text:style-name="T12">VintgSol</text:span></text:p></draw:text-box></draw:frame></text:p>
      <text:p text:style-name="Standard"/>
      <text:p text:style-name="Standard"/>
      <text:p text:style-name="Standard"/>
      <text:p text:style-name="Standard"><draw:line text:anchor-type="paragraph" draw:z-index="22" draw:name="Forma9_1" draw:style-name="gr60" draw:text-style-name="P22" svg:x1="8.553cm" svg:y1="0.445cm" svg:x2="8.553cm" svg:y2="1.697cm"><text:p/></draw:line><draw:line text:anchor-type="paragraph" draw:z-index="41" draw:name="Forma5_9" draw:style-name="gr54" draw:text-style-name="P53" svg:x1="2.745cm" svg:y1="1.72cm" svg:x2="2.763cm" svg:y2="0.445cm"><text:p/></draw:line></text:p>
      <text:p text:style-name="Standard"><draw:g text:anchor-type="paragraph" draw:z-index="43" draw:name="DrawObject10" draw:style-name="gr3"><draw:g draw:name="DrawObject10" draw:style-name="gr4"><draw:g draw:name="DrawObject10" draw:style-name="gr4"><draw:g draw:name="DrawObject10" draw:style-name="gr4"><draw:g draw:name="DrawObject10" draw:style-name="gr4"><draw:g draw:name="DrawObject10" draw:style-name="gr4"><draw:custom-shape draw:name="Forma12_2" draw:style-name="gr39" draw:text-style-name="P48" svg:width="17.273cm" svg:height="9.967cm" svg:x="0.086cm" svg:y="8.359cm"><text:p/><draw:enhanced-geometry svg:viewBox="0 0 21600 21600" draw:mirror-horizontal="false" draw:mirror-vertical="false" draw:type="rectangle" draw:enhanced-path="M 0 0 L 21600 0 21600 21600 0 21600 0 0 Z N"/></draw:custom-shape><draw:line draw:name="Forma6_4" draw:style-name="gr40" draw:text-style-name="P22" svg:x1="6.14cm" svg:y1="10.622cm" svg:x2="10.726cm" svg:y2="10.622cm"><text:p/></draw:line><draw:line draw:name="Forma5_3" draw:style-name="gr41" draw:text-style-name="P53" svg:x1="14.444cm" svg:y1="11.904cm" svg:x2="14.444cm" svg:y2="10.622cm"><text:p/></draw:line><draw:custom-shape draw:name="Forma7_32" draw:style-name="gr42" draw:text-style-name="P54" svg:width="0.75cm" svg:height="0.75cm" svg:x="11.006cm" svg:y="10.269cm"><text:p text:style-name="P40"><text:span text:style-name="T19">M</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name="Forma8_3" draw:style-name="gr43" draw:text-style-name="P23" svg:width="4.248cm" svg:height="0.53cm" svg:x="9.262cm" svg:y="11.079cm"><draw:text-box><text:p text:style-name="P22"><text:span text:style-name="T27">Press Mode Footswitch</text:span></text:p></draw:text-box></draw:frame><draw:line draw:name="Forma9_2" draw:style-name="gr40" draw:text-style-name="P22" svg:x1="8.567cm" svg:y1="10.622cm" svg:x2="8.567cm" svg:y2="12.139cm"><text:p/></draw:line><draw:frame draw:name="Forma10_17" draw:style-name="gr10" draw:text-style-name="P56" svg:width="4.719cm" svg:height="1.015cm" svg:x="0.629cm" svg:y="14.256cm"><draw:text-box><text:p text:style-name="P55"><text:span text:style-name="T28">Each Effect is assigned to a Footswitch. Pressing it, the related effect is activated ▇ or disactivated ☐</text:span></text:p></draw:text-box></draw:frame><draw:line draw:name="Forma6_6" draw:style-name="gr44" draw:text-style-name="P22" svg:x1="2.776cm" svg:y1="10.622cm" svg:x2="4.658cm" svg:y2="10.622cm"><text:p/></draw:line><draw:custom-shape draw:name="Forma7_33" draw:style-name="gr42" draw:text-style-name="P54" svg:width="0.75cm" svg:height="0.75cm" svg:x="5.004cm" svg:y="10.269cm"><text:p text:style-name="P40"><text:span text:style-name="T19">M</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name="Forma8_4" draw:style-name="gr43" draw:text-style-name="P23" svg:width="4.248cm" svg:height="0.53cm" svg:x="3.261cm" svg:y="11.079cm"><draw:text-box><text:p text:style-name="P22"><text:span text:style-name="T27">Long Press Mode Footswitch</text:span></text:p></draw:text-box></draw:frame><draw:g draw:name="DrawObject10" draw:style-name="gr4"><draw:g draw:name="DrawObject10" draw:style-name="gr4"><draw:custom-shape draw:name="Forma7_36" draw:style-name="gr42" draw:text-style-name="P54" svg:width="0.75cm" svg:height="0.75cm" svg:x="1.728cm" svg:y="15.178cm"><text:p text:style-name="P40"><text:span text:style-name="T19">C</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name="Forma7_38" draw:style-name="gr42" draw:text-style-name="P54" svg:width="0.75cm" svg:height="0.75cm" svg:x="2.728cm" svg:y="15.178cm"><text:p text:style-name="P40"><text:span text:style-name="T19">R</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name="Forma7_40" draw:style-name="gr42" draw:text-style-name="P54" svg:width="0.75cm" svg:height="0.75cm" svg:x="3.728cm" svg:y="15.178cm"><text:p text:style-name="P40"><text:span text:style-name="T19">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 draw:name="DrawObject10" draw:style-name="gr4"><draw:custom-shape draw:name="Forma7_34" draw:style-name="gr42" draw:text-style-name="P54" svg:width="0.75cm" svg:height="0.75cm" svg:x="0.728cm" svg:y="15.178cm"><text:p text:style-name="P40"><text:span text:style-name="T19">L</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name="Forma36_23" draw:style-name="gr45" draw:text-style-name="P47" svg:width="1.308cm" svg:height="0.486cm" svg:x="0.268cm" svg:y="15.9cm"><draw:text-box><text:p text:style-name="P22"><text:span text:style-name="T29">AnalogDL</text:span></text:p></draw:text-box></draw:frame><draw:frame draw:name="Forma36_25" draw:style-name="gr45" draw:text-style-name="P47" svg:width="1.308cm" svg:height="0.486cm" svg:x="1.444cm" svg:y="15.9cm"><draw:text-box><text:p text:style-name="P22"><text:span text:style-name="T29">MetlWRLD</text:span></text:p></draw:text-box></draw:frame><draw:frame draw:name="Forma36_27" draw:style-name="gr45" draw:text-style-name="P47" svg:width="1.308cm" svg:height="0.486cm" svg:x="2.591cm" svg:y="15.9cm"><draw:text-box><text:p text:style-name="P22"><text:span text:style-name="T29">Graph Eq</text:span></text:p></draw:text-box></draw:frame><draw:g draw:name="DrawObject8_56" draw:style-name="gr4"><draw:custom-shape draw:name="Forma7_42" draw:style-name="gr42" draw:text-style-name="P54" svg:width="0.75cm" svg:height="0.75cm" svg:x="4.729cm" svg:y="15.178cm"><text:p text:style-name="P40"><text:span text:style-name="T19">5</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name="Forma36_31" draw:style-name="gr45" draw:text-style-name="P47" svg:width="1.308cm" svg:height="0.486cm" svg:x="4.445cm" svg:y="15.9cm"><draw:text-box><text:p text:style-name="P22"><text:span text:style-name="T29">ZNR</text:span></text:p></draw:text-box></draw:frame></draw:g><draw:g draw:name="DrawObject8_59" draw:style-name="gr4"><draw:custom-shape draw:name="Forma7_44" draw:style-name="gr42" draw:text-style-name="P54" svg:width="0.75cm" svg:height="0.75cm" svg:x="5.729cm" svg:y="15.178cm"><text:p text:style-name="P40"><text:span text:style-name="T19">6</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name="Forma36_33" draw:style-name="gr45" draw:text-style-name="P47" svg:width="1.308cm" svg:height="0.486cm" svg:x="5.445cm" svg:y="15.9cm"><draw:text-box><text:p text:style-name="P22"><text:span text:style-name="T29">Carbon DL</text:span></text:p></draw:text-box></draw:frame></draw:g></draw:g></draw:g><draw:custom-shape draw:name="Forma7_46" draw:style-name="gr42" draw:text-style-name="P54" svg:width="0.75cm" svg:height="0.75cm" svg:x="7.563cm" svg:y="15.046cm"><text:p text:style-name="P40"><text:span text:style-name="T19">L</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name="Forma7_47" draw:style-name="gr42" draw:text-style-name="P54" svg:width="0.75cm" svg:height="0.75cm" svg:x="9.195cm" svg:y="15.046cm"><text:p text:style-name="P40"><text:span text:style-name="T19">R</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line draw:name="Forma5_4" draw:style-name="gr46" draw:text-style-name="P53" svg:x1="2.776cm" svg:y1="11.963cm" svg:x2="2.776cm" svg:y2="10.622cm"><text:p/></draw:line><draw:line draw:name="Forma29_1" draw:style-name="gr47" draw:text-style-name="P22" svg:x1="14.462cm" svg:y1="16.766cm" svg:x2="2.806cm" svg:y2="16.766cm"><text:p/></draw:line><draw:g draw:name="DrawObject3_2" draw:style-name="gr4"><draw:custom-shape draw:name="Forma1_8" draw:style-name="gr5" draw:text-style-name="P26" svg:width="5.146cm" svg:height="2.015cm" svg:x="0.513cm" svg:y="12.192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name="DrawObject3_6" draw:style-name="gr4"><draw:frame draw:name="Forma4_48" draw:style-name="gr13" draw:text-style-name="P33" svg:width="2.322cm" svg:height="0.482cm" svg:x="3.222cm" svg:y="12.751cm"><draw:text-box><text:p text:style-name="P34"><text:span text:style-name="T24">▇</text:span><text:span text:style-name="T12">Room</text:span></text:p></draw:text-box></draw:frame><draw:frame draw:name="Forma4_49" draw:style-name="gr13" draw:text-style-name="P33" svg:width="2.322cm" svg:height="0.482cm" svg:x="3.222cm" svg:y="13.196cm"><draw:text-box><text:p text:style-name="P32"><text:span text:style-name="T12"><text:s/></text:span><text:span text:style-name="T12">ZNR</text:span></text:p></draw:text-box></draw:frame><draw:frame draw:name="Forma4_50" draw:style-name="gr13" draw:text-style-name="P33" svg:width="2.322cm" svg:height="0.962cm" svg:x="3.222cm" svg:y="13.6cm"><draw:text-box><text:p text:style-name="P34"><text:span text:style-name="T24">▇</text:span><text:span text:style-name="T12">CarbonDL</text:span></text:p></draw:text-box></draw:frame><draw:g draw:name="DrawObject3_7" draw:style-name="gr6"><draw:frame draw:name="Forma4_51" draw:style-name="gr13" draw:text-style-name="P33" svg:width="4.631cm" svg:height="0.482cm" svg:x="0.846cm" svg:y="12.307cm"><draw:text-box><text:p text:style-name="P32"><text:span text:style-name="T12">&gt;&gt; E-EFFECTS <text:s/>0 &lt;&lt;</text:span></text:p></draw:text-box></draw:frame><draw:frame draw:name="Forma4_52" draw:style-name="gr13" draw:text-style-name="P33" svg:width="2.322cm" svg:height="0.962cm" svg:x="0.67cm" svg:y="12.751cm"><draw:text-box><text:p text:style-name="P34"><text:span text:style-name="T24">▇</text:span><text:span text:style-name="T12">AnalogDL</text:span></text:p></draw:text-box></draw:frame><draw:frame draw:name="Forma4_53" draw:style-name="gr13" draw:text-style-name="P33" svg:width="2.322cm" svg:height="0.962cm" svg:x="0.67cm" svg:y="13.196cm"><draw:text-box><text:p text:style-name="P32"><text:span text:style-name="T24">▇</text:span><text:span text:style-name="T12">MetlWRLD</text:span></text:p></draw:text-box></draw:frame><draw:frame draw:name="Forma4_54" draw:style-name="gr13" draw:text-style-name="P33" svg:width="2.322cm" svg:height="0.482cm" svg:x="0.67cm" svg:y="13.615cm"><draw:text-box><text:p text:style-name="P34"><text:span text:style-name="T12"><text:s/></text:span><text:span text:style-name="T12">Graph EQ</text:span></text:p></draw:text-box></draw:frame></draw:g></draw:g></draw:g><draw:g draw:name="DrawObject3_8" draw:style-name="gr4"><draw:custom-shape draw:name="Forma1_9" draw:style-name="gr5" draw:text-style-name="P26" svg:width="5.146cm" svg:height="2.015cm" svg:x="6.106cm" svg:y="12.192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name="DrawObject3_9" draw:style-name="gr4"><draw:frame draw:name="Forma4_55" draw:style-name="gr13" draw:text-style-name="P33" svg:width="2.322cm" svg:height="0.482cm" svg:x="8.814cm" svg:y="12.751cm"><draw:text-box><text:p text:style-name="P34"><text:span text:style-name="T24">▇</text:span><text:span text:style-name="T12">Room</text:span></text:p></draw:text-box></draw:frame><draw:frame draw:name="Forma4_56" draw:style-name="gr13" draw:text-style-name="P33" svg:width="2.322cm" svg:height="0.482cm" svg:x="8.814cm" svg:y="13.196cm"><draw:text-box><text:p text:style-name="P32"><text:span text:style-name="T12"><text:s/></text:span><text:span text:style-name="T12">ZNR</text:span></text:p></draw:text-box></draw:frame><draw:frame draw:name="Forma4_57" draw:style-name="gr13" draw:text-style-name="P33" svg:width="2.322cm" svg:height="0.962cm" svg:x="8.814cm" svg:y="13.6cm"><draw:text-box><text:p text:style-name="P34"><text:span text:style-name="T24">▇</text:span><text:span text:style-name="T12">CarbonDL</text:span></text:p></draw:text-box></draw:frame><draw:g draw:name="DrawObject3_10" draw:style-name="gr6"><draw:frame draw:name="Forma4_58" draw:style-name="gr13" draw:text-style-name="P33" svg:width="4.631cm" svg:height="0.482cm" svg:x="6.44cm" svg:y="12.307cm"><draw:text-box><text:p text:style-name="P32"><text:span text:style-name="T12"><text:s text:c="5"/></text:span><text:span text:style-name="T12">&lt;&lt;&lt; &gt;&gt;&gt; 0</text:span></text:p></draw:text-box></draw:frame><draw:frame draw:name="Forma4_59" draw:style-name="gr13" draw:text-style-name="P33" svg:width="2.322cm" svg:height="0.962cm" svg:x="6.263cm" svg:y="12.751cm"><draw:text-box><text:p text:style-name="P34"><text:span text:style-name="T24">▇</text:span><text:span text:style-name="T12">AnalogDL</text:span></text:p></draw:text-box></draw:frame><draw:frame draw:name="Forma4_60" draw:style-name="gr13" draw:text-style-name="P33" svg:width="2.322cm" svg:height="0.962cm" svg:x="6.263cm" svg:y="13.196cm"><draw:text-box><text:p text:style-name="P32"><text:span text:style-name="T24">▇</text:span><text:span text:style-name="T12">MetlWRLD</text:span></text:p></draw:text-box></draw:frame><draw:frame draw:name="Forma4_61" draw:style-name="gr13" draw:text-style-name="P33" svg:width="2.322cm" svg:height="0.482cm" svg:x="6.263cm" svg:y="13.615cm"><draw:text-box><text:p text:style-name="P34"><text:span text:style-name="T12"><text:s/></text:span><text:span text:style-name="T12">Graph EQ</text:span></text:p></draw:text-box></draw:frame></draw:g></draw:g></draw:g><draw:g draw:name="DrawObject3_11" draw:style-name="gr4"><draw:custom-shape draw:name="Forma1_10" draw:style-name="gr5" draw:text-style-name="P26" svg:width="5.146cm" svg:height="2.015cm" svg:x="11.705cm" svg:y="12.192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name="DrawObject3_12" draw:style-name="gr4"><draw:frame draw:name="Forma4_62" draw:style-name="gr13" draw:text-style-name="P33" svg:width="2.322cm" svg:height="0.482cm" svg:x="14.414cm" svg:y="12.751cm"><draw:text-box><text:p text:style-name="P34"><text:span text:style-name="T24">▇</text:span><text:span text:style-name="T12">Room</text:span></text:p></draw:text-box></draw:frame><draw:frame draw:name="Forma4_63" draw:style-name="gr13" draw:text-style-name="P33" svg:width="2.322cm" svg:height="0.482cm" svg:x="14.414cm" svg:y="13.196cm"><draw:text-box><text:p text:style-name="P32"><text:span text:style-name="T12"><text:s/></text:span><text:span text:style-name="T12">ZNR</text:span></text:p></draw:text-box></draw:frame><draw:frame draw:name="Forma4_64" draw:style-name="gr13" draw:text-style-name="P33" svg:width="2.322cm" svg:height="0.962cm" svg:x="14.414cm" svg:y="13.6cm"><draw:text-box><text:p text:style-name="P34"><text:span text:style-name="T24">▇</text:span><text:span text:style-name="T12">MetlWRLD</text:span></text:p></draw:text-box></draw:frame><draw:g draw:name="DrawObject3_13" draw:style-name="gr6"><draw:frame draw:name="Forma4_65" draw:style-name="gr13" draw:text-style-name="P33" svg:width="4.631cm" svg:height="0.482cm" svg:x="12.038cm" svg:y="12.307cm"><draw:text-box><text:p text:style-name="P32"><text:span text:style-name="T12">&gt;&gt; E-EFFECTS <text:s/>1 &lt;&lt;</text:span></text:p></draw:text-box></draw:frame><draw:frame draw:name="Forma4_66" draw:style-name="gr13" draw:text-style-name="P33" svg:width="2.322cm" svg:height="0.962cm" svg:x="11.862cm" svg:y="12.751cm"><draw:text-box><text:p text:style-name="P34"><text:span text:style-name="T24">▇</text:span><text:span text:style-name="T12">AnalogDL</text:span></text:p></draw:text-box></draw:frame><draw:frame draw:name="Forma4_67" draw:style-name="gr13" draw:text-style-name="P33" svg:width="2.322cm" svg:height="0.962cm" svg:x="11.862cm" svg:y="13.196cm"><draw:text-box><text:p text:style-name="P32"><text:span text:style-name="T24">▇</text:span><text:span text:style-name="T12">CarbonDL</text:span></text:p></draw:text-box></draw:frame><draw:frame draw:name="Forma4_68" draw:style-name="gr13" draw:text-style-name="P33" svg:width="2.322cm" svg:height="0.482cm" svg:x="11.862cm" svg:y="13.615cm"><draw:text-box><text:p text:style-name="P34"><text:span text:style-name="T12"><text:s/></text:span><text:span text:style-name="T12">Graph EQ</text:span></text:p></draw:text-box></draw:frame></draw:g></draw:g></draw:g></draw:g><draw:frame draw:name="Forma10_14" draw:style-name="gr10" draw:text-style-name="P30" svg:width="4.719cm" svg:height="1.015cm" svg:x="6.297cm" svg:y="14.256cm"><draw:text-box><text:p text:style-name="P22"><text:span text:style-name="T15">Up and Down Bank</text:span></text:p></draw:text-box></draw:frame><draw:line draw:name="Forma27_1" draw:style-name="gr48" draw:text-style-name="P22" svg:x1="14.462cm" svg:y1="14.282cm" svg:x2="14.462cm" svg:y2="16.751cm"><text:p/></draw:line></draw:g><draw:line draw:name="Forma6_5" draw:style-name="gr49" draw:text-style-name="P22" svg:x1="12.109cm" svg:y1="10.622cm" svg:x2="14.443cm" svg:y2="10.622cm"><text:p/></draw:line><draw:frame draw:name="Forma10_18" draw:style-name="gr50" draw:text-style-name="P30" svg:width="1.168cm" svg:height="0.69cm" svg:x="7.385cm" svg:y="15.783cm"><draw:text-box><text:p text:style-name="P22"><text:span text:style-name="T30">Down</text:span></text:p></draw:text-box></draw:frame><draw:frame draw:name="Forma10_19" draw:style-name="gr50" draw:text-style-name="P30" svg:width="1.168cm" svg:height="0.69cm" svg:x="9.017cm" svg:y="15.783cm"><draw:text-box><text:p text:style-name="P22"><text:span text:style-name="T30">Up</text:span></text:p></draw:text-box></draw:frame></draw:g><draw:frame draw:name="Forma11_2" draw:style-name="gr51" draw:text-style-name="P23" svg:width="6.674cm" svg:height="0.941cm" svg:x="5.187cm" svg:y="8.923cm"><draw:text-box><text:p text:style-name="P22"><text:span text:style-name="T9">E-Effects Mode</text:span></text:p></draw:text-box></draw:frame><draw:frame draw:name="Forma36_29" draw:style-name="gr45" draw:text-style-name="P47" svg:width="1.308cm" svg:height="0.486cm" svg:x="3.563cm" svg:y="15.9cm"><draw:text-box><text:p text:style-name="P22"><text:span text:style-name="T29">Room</text:span></text:p></draw:text-box></draw:frame></draw:g><draw:line draw:name="Forma65" draw:style-name="gr40" draw:text-style-name="P22" svg:x1="2.85cm" svg:y1="16.766cm" svg:x2="2.85cm" svg:y2="16.267cm"><text:p/></draw:line></draw:g><draw:frame draw:name="Forma34" draw:style-name="gr52" draw:text-style-name="P57" svg:width="16.082cm" svg:height="1.893cm" svg:x="0.531cm" svg:y="18.325cm"><draw:text-box><text:p text:style-name="P55"><text:span text:style-name="T31">In the Effects Mode, each bank has a sequence of effect numbers. For 6 footswitches configuration it is enough only one bank with the sequence 1, 2, 3, 4, 5, 6. When you change patch, effects are rescanned to update the effects names and status. If you change the effect type or status directly from the Zoom controls, it will be updated on the Midi Controller automatically.</text:span></text:p></draw:text-box></draw:frame></draw:g></text:p>
      <text:p text:style-name="Standard"><draw:g text:anchor-type="paragraph" draw:z-index="39" draw:name="DrawObject1_5" draw:style-name="gr3"><draw:g draw:name="DrawObject1_6" draw:style-name="gr4"><draw:custom-shape draw:name="Forma1_6" draw:style-name="gr5" draw:text-style-name="P26" svg:width="5.146cm" svg:height="2.015cm" svg:x="11.732cm" svg:y="0.757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name="DrawObject1_7" draw:style-name="gr6"><draw:frame draw:name="Forma4_24" draw:style-name="gr13" draw:text-style-name="P33" svg:width="2.322cm" svg:height="0.482cm" svg:x="12.065cm" svg:y="0.872cm"><draw:text-box><text:p text:style-name="P32"><text:span text:style-name="T12">Soul </text:span></text:p></draw:text-box></draw:frame><draw:frame draw:name="Forma4_25" draw:style-name="gr13" draw:text-style-name="P33" svg:width="2.322cm" svg:height="0.482cm" svg:x="12.065cm" svg:y="1.316cm"><draw:text-box><text:p text:style-name="P34"><text:span text:style-name="T12">Metal2</text:span></text:p></draw:text-box></draw:frame><draw:frame draw:name="Forma4_26" draw:style-name="gr13" draw:text-style-name="P33" svg:width="2.322cm" svg:height="0.482cm" svg:x="12.065cm" svg:y="1.761cm"><draw:text-box><text:p text:style-name="P32"><text:span text:style-name="T12">Delay C1</text:span></text:p></draw:text-box></draw:frame><draw:frame draw:name="Forma4_27" draw:style-name="gr13" draw:text-style-name="P33" svg:width="2.322cm" svg:height="0.482cm" svg:x="14.72cm" svg:y="0.872cm"><draw:text-box><text:p text:style-name="P32"><text:span text:style-name="T12"><text:s/></text:span><text:span text:style-name="T12">- EP-3</text:span></text:p></draw:text-box></draw:frame><draw:frame draw:name="Forma4_28" draw:style-name="gr13" draw:text-style-name="P33" svg:width="2.322cm" svg:height="0.482cm" svg:x="14.72cm" svg:y="1.316cm"><draw:text-box><text:p text:style-name="P34"><text:span text:style-name="T12">Rat Driv</text:span></text:p></draw:text-box></draw:frame><draw:frame draw:name="Forma4_29" draw:style-name="gr13" draw:text-style-name="P33" svg:width="2.322cm" svg:height="0.482cm" svg:x="14.72cm" svg:y="1.761cm"><draw:text-box><text:p text:style-name="P32"><text:span text:style-name="T12">Tone3</text:span></text:p></draw:text-box></draw:frame><draw:frame draw:name="Forma4_31" draw:style-name="gr13" draw:text-style-name="P33" svg:width="2.322cm" svg:height="0.482cm" svg:x="14.72cm" svg:y="2.165cm"><draw:text-box><text:p text:style-name="P34"><text:span text:style-name="T12">Dist</text:span></text:p></draw:text-box></draw:frame></draw:g></draw:g><draw:frame draw:name="Forma4_41" draw:style-name="gr13" draw:text-style-name="P33" svg:width="2.322cm" svg:height="0.482cm" svg:x="12.065cm" svg:y="2.18cm"><draw:text-box><text:p text:style-name="P34"><text:span text:style-name="T12">Flanger</text:span></text:p></draw:text-box></draw:frame></draw:g><draw:g text:anchor-type="paragraph" draw:z-index="105" draw:name="DrawObject17_0" draw:style-name="gr3"><draw:custom-shape draw:name="Forma1_4" draw:style-name="gr5" draw:text-style-name="P26" svg:width="5.146cm" svg:height="2.015cm" svg:x="0.45cm" svg:y="0.746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Forma4_18" draw:style-name="gr13" draw:text-style-name="P33" svg:width="2.322cm" svg:height="0.482cm" svg:x="0.783cm" svg:y="0.861cm"><draw:text-box><text:p text:style-name="P32"><text:span text:style-name="T12">Blues OD</text:span></text:p></draw:text-box></draw:frame><draw:frame draw:name="Forma4_97" draw:style-name="gr13" draw:text-style-name="P33" svg:width="2.322cm" svg:height="0.482cm" svg:x="0.783cm" svg:y="1.305cm"><draw:text-box><text:p text:style-name="P34"><text:span text:style-name="T12">MetalZon</text:span></text:p></draw:text-box></draw:frame><draw:frame draw:name="Forma4_99" draw:style-name="gr13" draw:text-style-name="P33" svg:width="2.322cm" svg:height="0.482cm" svg:x="0.783cm" svg:y="1.75cm"><draw:text-box><text:p text:style-name="P32"><text:span text:style-name="T12">Delay OD</text:span></text:p></draw:text-box></draw:frame><draw:frame draw:name="Forma4_100" draw:style-name="gr13" draw:text-style-name="P33" svg:width="2.322cm" svg:height="0.482cm" svg:x="3.438cm" svg:y="0.861cm"><draw:text-box><text:p text:style-name="P32"><text:span text:style-name="T12"><text:s/></text:span><text:span text:style-name="T12">- EP-0</text:span></text:p></draw:text-box></draw:frame><draw:frame draw:name="Forma4_101" draw:style-name="gr13" draw:text-style-name="P33" svg:width="2.322cm" svg:height="0.482cm" svg:x="3.438cm" svg:y="1.305cm"><draw:text-box><text:p text:style-name="P34"><text:span text:style-name="T12">Rat Driv</text:span></text:p></draw:text-box></draw:frame><draw:frame draw:name="Forma4_102" draw:style-name="gr13" draw:text-style-name="P33" svg:width="2.322cm" svg:height="0.962cm" svg:x="3.186cm" svg:y="1.75cm"><draw:text-box><text:p text:style-name="P32"><text:span text:style-name="T12">▇</text:span><text:span text:style-name="T12">MetalDis</text:span></text:p></draw:text-box></draw:frame><draw:frame draw:name="Forma4_105" draw:style-name="gr13" draw:text-style-name="P33" svg:width="2.322cm" svg:height="0.482cm" svg:x="3.438cm" svg:y="2.154cm"><draw:text-box><text:p text:style-name="P34"><text:span text:style-name="T12">Clean</text:span></text:p></draw:text-box></draw:frame><draw:frame draw:name="Forma4_106" draw:style-name="gr13" draw:text-style-name="P33" svg:width="2.322cm" svg:height="0.482cm" svg:x="0.783cm" svg:y="2.168cm"><draw:text-box><text:p text:style-name="P34"><text:span text:style-name="T12">VintgSol</text:span></text:p></draw:text-box></draw:frame></draw:g><draw:g text:anchor-type="paragraph" draw:z-index="106" draw:name="DrawObject9" draw:style-name="gr3"><draw:custom-shape draw:name="Forma1_7" draw:style-name="gr5" draw:text-style-name="P26" svg:width="5.146cm" svg:height="2.015cm" svg:x="6.133cm" svg:y="0.746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Forma4_9" draw:style-name="gr13" draw:text-style-name="P33" svg:width="2.322cm" svg:height="0.482cm" svg:x="6.466cm" svg:y="0.861cm"><draw:text-box><text:p text:style-name="P32"><text:span text:style-name="T12">Blues OD</text:span></text:p></draw:text-box></draw:frame><draw:frame draw:name="Forma4_10" draw:style-name="gr13" draw:text-style-name="P33" svg:width="2.322cm" svg:height="0.482cm" svg:x="6.466cm" svg:y="1.305cm"><draw:text-box><text:p text:style-name="P34"><text:span text:style-name="T12">MetalZon</text:span></text:p></draw:text-box></draw:frame><draw:frame draw:name="Forma4_11" draw:style-name="gr13" draw:text-style-name="P33" svg:width="2.322cm" svg:height="0.482cm" svg:x="6.466cm" svg:y="1.75cm"><draw:text-box><text:p text:style-name="P32"><text:span text:style-name="T12">Delay OD</text:span></text:p></draw:text-box></draw:frame><draw:frame draw:name="Forma4_12" draw:style-name="gr13" draw:text-style-name="P33" svg:width="2.322cm" svg:height="0.482cm" svg:x="8.788cm" svg:y="0.861cm"><draw:text-box><text:p text:style-name="P32"><text:span text:style-name="T12">&lt;&lt;&lt; &gt;&gt;&gt; 0</text:span></text:p></draw:text-box></draw:frame><draw:frame draw:name="Forma4_13" draw:style-name="gr13" draw:text-style-name="P33" svg:width="2.322cm" svg:height="0.482cm" svg:x="9.121cm" svg:y="1.305cm"><draw:text-box><text:p text:style-name="P34"><text:span text:style-name="T12">Rat Driv</text:span></text:p></draw:text-box></draw:frame><draw:frame draw:name="Forma4_14" draw:style-name="gr13" draw:text-style-name="P33" svg:width="2.322cm" svg:height="0.962cm" svg:x="8.869cm" svg:y="1.75cm"><draw:text-box><text:p text:style-name="P32"><text:span text:style-name="T12">▇</text:span><text:span text:style-name="T12">MetalDis</text:span></text:p></draw:text-box></draw:frame><draw:frame draw:name="Forma4_32" draw:style-name="gr13" draw:text-style-name="P33" svg:width="2.322cm" svg:height="0.482cm" svg:x="9.121cm" svg:y="2.154cm"><draw:text-box><text:p text:style-name="P34"><text:span text:style-name="T12">Clean</text:span></text:p></draw:text-box></draw:frame><draw:frame draw:name="Forma4_33" draw:style-name="gr13" draw:text-style-name="P33" svg:width="2.322cm" svg:height="0.482cm" svg:x="6.466cm" svg:y="2.168cm"><draw:text-box><text:p text:style-name="P34"><text:span text:style-name="T12">VintgSol</text:span></text:p></draw:text-box></draw:frame></draw:g><draw:frame text:anchor-type="paragraph" draw:z-index="23" draw:name="Forma10_12" draw:style-name="gr59" draw:text-style-name="P59" svg:width="6.231cm" svg:height="1.146cm" svg:x="0.238cm" svg:y="2.882cm"><draw:text-box><text:p text:style-name="P55"><text:span text:style-name="T28">Each Patch is assigned to a Footswitch. By pressing it again, the controller goes back to the base patch (Blues OD in this case). Symbol ▇ shows the activate patch.</text:span></text:p></draw:text-box></draw:frame></text:p>
      <text:p text:style-name="Standard"><draw:frame text:anchor-type="paragraph" draw:z-index="67" draw:name="Forma24" draw:style-name="gr35" draw:text-style-name="P50" svg:width="0.604cm" svg:height="1.396cm" svg:x="3.965cm" svg:y="17.814cm"><draw:text-box><text:p text:style-name="P49"><text:span text:style-name="T26">...</text:span></text:p></draw:text-box></draw:frame><draw:frame text:anchor-type="paragraph" draw:z-index="66" draw:name="Forma22" draw:style-name="gr25" draw:text-style-name="P41" svg:width="4cm" svg:height="1.978cm" svg:x="5.743cm" svg:y="6.112cm"><draw:text-box><text:p text:style-name="P24"><text:span text:style-name="T21">- Cancel</text:span></text:p><text:p text:style-name="P24"><text:span text:style-name="T21">- Bank 0 to 49</text:span></text:p></draw:text-box></draw:frame><draw:custom-shape text:anchor-type="paragraph" draw:z-index="44" draw:name="Forma12_3" draw:style-name="gr38" draw:text-style-name="P48" svg:width="17.273cm" svg:height="23.321cm" svg:x="-0.018cm" svg:y="0.113cm"><text:p/><draw:enhanced-geometry svg:viewBox="0 0 21600 21600" draw:mirror-horizontal="false" draw:mirror-vertical="false" draw:type="rectangle" draw:enhanced-path="M 0 0 L 21600 0 21600 21600 0 21600 0 0 Z N"/></draw:custom-shape><draw:frame text:anchor-type="paragraph" draw:z-index="45" draw:name="Forma23" draw:style-name="gr37" draw:text-style-name="P52" svg:width="6.351cm" svg:height="1.978cm" svg:x="10.287cm" svg:y="6.103cm"><draw:text-box><text:p text:style-name="P24"><text:span text:style-name="T21">Allowed only in Patch Mode or Effects Mode</text:span></text:p></draw:text-box></draw:frame><draw:frame text:anchor-type="paragraph" draw:z-index="60" draw:name="Forma22_6" draw:style-name="gr25" draw:text-style-name="P41" svg:width="4cm" svg:height="1.978cm" svg:x="5.743cm" svg:y="8.788cm"><draw:text-box><text:p text:style-name="P24"><text:span text:style-name="T21">- Cancel</text:span></text:p><text:p text:style-name="P24"><text:span text:style-name="T21">- Basic Patch</text:span></text:p><text:p text:style-name="P24"><text:span text:style-name="T21">- Footswitch 1 to 6</text:span></text:p></draw:text-box></draw:frame><draw:frame text:anchor-type="paragraph" draw:z-index="61" draw:name="Forma22_1" draw:style-name="gr25" draw:text-style-name="P41" svg:width="4.003cm" svg:height="1.978cm" svg:x="7.1cm" svg:y="10.991cm"><draw:text-box><text:p text:style-name="P24"><text:span text:style-name="T21">- Cancel</text:span></text:p><text:p text:style-name="P24"><text:span text:style-name="T21">- Bank 0 to 49</text:span></text:p></draw:text-box></draw:frame><draw:frame text:anchor-type="paragraph" draw:z-index="62" draw:name="Forma22_2" draw:style-name="gr25" draw:text-style-name="P41" svg:width="4cm" svg:height="1.978cm" svg:x="5.743cm" svg:y="13.783cm"><draw:text-box><text:p text:style-name="P24"><text:span text:style-name="T21">- Cancel</text:span></text:p><text:p text:style-name="P24"><text:span text:style-name="T21">- Effect 1 to 6</text:span></text:p></draw:text-box></draw:frame><draw:frame text:anchor-type="paragraph" draw:z-index="63" draw:name="Forma22_3" draw:style-name="gr25" draw:text-style-name="P41" svg:width="4cm" svg:height="1.978cm" svg:x="7.1cm" svg:y="15.97cm"><draw:text-box><text:p text:style-name="P24"><text:span text:style-name="T21">- Cancel</text:span></text:p><text:p text:style-name="P24"><text:span text:style-name="T21">- Effect 1 to 6</text:span></text:p></draw:text-box></draw:frame><draw:frame text:anchor-type="paragraph" draw:z-index="64" draw:name="Forma22_4" draw:style-name="gr25" draw:text-style-name="P41" svg:width="4cm" svg:height="1.978cm" svg:x="7.1cm" svg:y="18.611cm"><draw:text-box><text:p text:style-name="P24"><text:span text:style-name="T21">- Cancel</text:span></text:p><text:p text:style-name="P24"><text:span text:style-name="T21">- Effect 1 to 6</text:span></text:p></draw:text-box></draw:frame><draw:frame text:anchor-type="paragraph" draw:z-index="65" draw:name="Forma22_5" draw:style-name="gr25" draw:text-style-name="P41" svg:width="4.001cm" svg:height="1.978cm" svg:x="7.1cm" svg:y="20.971cm"><draw:text-box><text:p text:style-name="P24"><text:span text:style-name="T21">- Cancel</text:span></text:p><text:p text:style-name="P24"><text:span text:style-name="T21">- Bank 1 to 9</text:span></text:p></draw:text-box></draw:frame><draw:g text:anchor-type="paragraph" draw:z-index="46" draw:name="DrawObject14" draw:style-name="gr3"><draw:g draw:name="DrawObject11_2" draw:style-name="gr4"><draw:custom-shape draw:name="Forma1_14" draw:style-name="gr5" draw:text-style-name="P26" svg:width="5.146cm" svg:height="2.015cm" svg:x="0.413cm" svg:y="6.1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Forma4_75" draw:style-name="gr13" draw:text-style-name="P33" svg:width="4.523cm" svg:height="0.482cm" svg:x="0.746cm" svg:y="6.214cm"><draw:text-box><text:p text:style-name="P32"><text:span text:style-name="T13">SELECT DEST BANK:</text:span></text:p></draw:text-box></draw:frame><draw:frame draw:name="Forma4_77" draw:style-name="gr13" draw:text-style-name="P33" svg:width="4.493cm" svg:height="0.482cm" svg:x="0.746cm" svg:y="7.103cm"><draw:text-box><text:p text:style-name="P32"><text:span text:style-name="T13">Cancel</text:span></text:p></draw:text-box></draw:frame></draw:g><draw:frame draw:name="Forma19" draw:style-name="gr36" draw:text-style-name="P23" svg:width="4.557cm" svg:height="0.666cm" svg:x="0.63cm" svg:y="5.484cm"><draw:text-box><text:p text:style-name="P42"><text:span text:style-name="T22">CLONE BANK</text:span></text:p></draw:text-box></draw:frame></draw:g><draw:g text:anchor-type="paragraph" draw:z-index="47" draw:name="DrawObject11" draw:style-name="gr3"><draw:custom-shape draw:name="Forma1_12" draw:style-name="gr5" draw:text-style-name="P26" svg:width="5.146cm" svg:height="2.015cm" svg:x="0.413cm" svg:y="3.099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Forma4_43" draw:style-name="gr13" draw:text-style-name="P33" svg:width="4.523cm" svg:height="0.482cm" svg:x="0.746cm" svg:y="3.214cm"><draw:text-box><text:p text:style-name="P32"><text:span text:style-name="T13">CLONE BANK <text:s text:c="5"/>&lt;</text:span></text:p></draw:text-box></draw:frame><draw:frame draw:name="Forma4_44" draw:style-name="gr13" draw:text-style-name="P33" svg:width="4.509cm" svg:height="0.482cm" svg:x="0.746cm" svg:y="3.658cm"><draw:text-box><text:p text:style-name="P32"><text:span text:style-name="T13">ASSIGN PATCH</text:span></text:p></draw:text-box></draw:frame><draw:frame draw:name="Forma4_45" draw:style-name="gr13" draw:text-style-name="P33" svg:width="4.493cm" svg:height="0.482cm" svg:x="0.746cm" svg:y="4.103cm"><draw:text-box><text:p text:style-name="P32"><text:span text:style-name="T13">ASSIGN EFFECT</text:span></text:p></draw:text-box></draw:frame><draw:frame draw:name="Forma4_74" draw:style-name="gr13" draw:text-style-name="P33" svg:width="4.553cm" svg:height="0.482cm" svg:x="0.746cm" svg:y="4.522cm"><draw:text-box><text:p text:style-name="P32"><text:span text:style-name="T13">SET FOOTSWITCHES</text:span></text:p></draw:text-box></draw:frame></draw:g><draw:g text:anchor-type="paragraph" draw:z-index="48" draw:name="DrawObject13" draw:style-name="gr3"><draw:custom-shape draw:name="Forma7_24" draw:style-name="gr31" draw:text-style-name="P46" svg:width="0.75cm" svg:height="0.75cm" svg:x="1.55cm" svg:y="1.524cm"><text:p text:style-name="P40"><text:span text:style-name="T19">K</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name="Forma8_9" draw:style-name="gr32" draw:text-style-name="P51" svg:width="2.784cm" svg:height="0.772cm" svg:x="2.36cm" svg:y="1.531cm"><draw:text-box><text:p text:style-name="P42"><text:span text:style-name="T10">Long Press Knob to enter in the menù</text:span></text:p></draw:text-box></draw:frame></draw:g><draw:frame text:anchor-type="paragraph" draw:z-index="49" draw:name="Forma11_3" draw:style-name="gr33" draw:text-style-name="P23" svg:width="6.674cm" svg:height="0.941cm" svg:x="5.084cm" svg:y="0.34cm"><draw:text-box><text:p text:style-name="P42"><text:span text:style-name="T21">Menù</text:span></text:p></draw:text-box></draw:frame><draw:g text:anchor-type="paragraph" draw:z-index="50" draw:name="DrawObject11_0" draw:style-name="gr3"><draw:custom-shape draw:name="Forma1_11" draw:style-name="gr5" draw:text-style-name="P26" svg:width="5.146cm" svg:height="2.015cm" svg:x="6.08cm" svg:y="3.099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Forma4_42" draw:style-name="gr13" draw:text-style-name="P33" svg:width="4.523cm" svg:height="0.482cm" svg:x="6.413cm" svg:y="3.214cm"><draw:text-box><text:p text:style-name="P32"><text:span text:style-name="T13">TOGGLE MODE <text:s text:c="4"/>&lt;</text:span></text:p></draw:text-box></draw:frame><draw:frame draw:name="Forma4_46" draw:style-name="gr13" draw:text-style-name="P33" svg:width="4.509cm" svg:height="0.482cm" svg:x="6.413cm" svg:y="3.658cm"><draw:text-box><text:p text:style-name="P32"><text:span text:style-name="T13">LONG PRESS DELAY</text:span></text:p></draw:text-box></draw:frame><draw:frame draw:name="Forma4_47" draw:style-name="gr13" draw:text-style-name="P33" svg:width="4.493cm" svg:height="0.482cm" svg:x="6.413cm" svg:y="4.103cm"><draw:text-box><text:p text:style-name="P32"><text:span text:style-name="T13">STARTING MODE</text:span></text:p></draw:text-box></draw:frame><draw:frame draw:name="Forma4_69" draw:style-name="gr13" draw:text-style-name="P33" svg:width="4.553cm" svg:height="0.482cm" svg:x="6.413cm" svg:y="4.522cm"><draw:text-box><text:p text:style-name="P32"><text:span text:style-name="T13">RESET MEMORY</text:span></text:p></draw:text-box></draw:frame></draw:g><draw:g text:anchor-type="paragraph" draw:z-index="51" draw:name="DrawObject11_1" draw:style-name="gr3"><draw:custom-shape draw:name="Forma1_13" draw:style-name="gr5" draw:text-style-name="P26" svg:width="5.146cm" svg:height="2.015cm" svg:x="11.748cm" svg:y="3.099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Forma4_70" draw:style-name="gr13" draw:text-style-name="P33" svg:width="4.523cm" svg:height="0.482cm" svg:x="12.081cm" svg:y="3.214cm"><draw:text-box><text:p text:style-name="P32"><text:span text:style-name="T13">STARTING MODE </text:span></text:p></draw:text-box></draw:frame><draw:frame draw:name="Forma4_71" draw:style-name="gr13" draw:text-style-name="P33" svg:width="4.509cm" svg:height="0.482cm" svg:x="12.081cm" svg:y="3.658cm"><draw:text-box><text:p text:style-name="P32"><text:span text:style-name="T13">RESET MEMORY</text:span></text:p></draw:text-box></draw:frame><draw:frame draw:name="Forma4_72" draw:style-name="gr13" draw:text-style-name="P33" svg:width="4.493cm" svg:height="0.482cm" svg:x="12.081cm" svg:y="4.103cm"><draw:text-box><text:p text:style-name="P32"><text:span text:style-name="T13">FIRMWARE</text:span></text:p></draw:text-box></draw:frame><draw:frame draw:name="Forma4_73" draw:style-name="gr13" draw:text-style-name="P33" svg:width="4.553cm" svg:height="0.482cm" svg:x="12.081cm" svg:y="4.522cm"><draw:text-box><text:p text:style-name="P32"><text:span text:style-name="T13">EXIT <text:s text:c="11"/>&lt;</text:span></text:p></draw:text-box></draw:frame></draw:g><draw:g text:anchor-type="paragraph" draw:z-index="52" draw:name="DrawObject12" draw:style-name="gr3"><draw:custom-shape draw:name="Forma7_25" draw:style-name="gr31" draw:text-style-name="P46" svg:width="0.75cm" svg:height="0.75cm" svg:x="5.95cm" svg:y="1.554cm"><text:p text:style-name="P40"><text:span text:style-name="T19">K</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name="Forma8_10" draw:style-name="gr32" draw:text-style-name="P51" svg:width="3.278cm" svg:height="0.772cm" svg:x="6.7cm" svg:y="1.554cm"><draw:text-box><text:p text:style-name="P42"><text:span text:style-name="T10">Rotate Knob to move between menù settings</text:span></text:p></draw:text-box></draw:frame></draw:g><draw:g text:anchor-type="paragraph" draw:z-index="53" draw:name="DrawObject12_0" draw:style-name="gr3"><draw:custom-shape draw:name="Forma7_27" draw:style-name="gr31" draw:text-style-name="P46" svg:width="0.75cm" svg:height="0.75cm" svg:x="10.95cm" svg:y="1.554cm"><text:p text:style-name="P40"><text:span text:style-name="T19">K</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name="Forma8_12" draw:style-name="gr32" draw:text-style-name="P51" svg:width="3.278cm" svg:height="0.772cm" svg:x="11.7cm" svg:y="1.554cm"><draw:text-box><text:p text:style-name="P42"><text:span text:style-name="T10">Press Knob to Enter</text:span></text:p></draw:text-box></draw:frame></draw:g><draw:g text:anchor-type="paragraph" draw:z-index="54" draw:name="DrawObject14_0" draw:style-name="gr3"><draw:g draw:name="DrawObject11_3" draw:style-name="gr4"><draw:custom-shape draw:name="Forma1_15" draw:style-name="gr5" draw:text-style-name="P26" svg:width="5.146cm" svg:height="2.015cm" svg:x="0.413cm" svg:y="8.767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Forma4_76" draw:style-name="gr13" draw:text-style-name="P44" svg:width="4.523cm" svg:height="0.482cm" svg:x="0.746cm" svg:y="8.881cm"><draw:text-box><text:p text:style-name="P32"><text:span text:style-name="T23">SELECT FOOTSWITCH:</text:span></text:p></draw:text-box></draw:frame><draw:frame draw:name="Forma4_78" draw:style-name="gr13" draw:text-style-name="P33" svg:width="4.493cm" svg:height="0.482cm" svg:x="0.746cm" svg:y="9.77cm"><draw:text-box><text:p text:style-name="P32"><text:span text:style-name="T13">Cancel</text:span></text:p></draw:text-box></draw:frame></draw:g><draw:frame draw:name="Forma19_1" draw:style-name="gr36" draw:text-style-name="P23" svg:width="4.557cm" svg:height="0.666cm" svg:x="0.63cm" svg:y="8.151cm"><draw:text-box><text:p text:style-name="P42"><text:span text:style-name="T22">ASSIGN PATCH</text:span></text:p></draw:text-box></draw:frame></draw:g><draw:g text:anchor-type="paragraph" draw:z-index="55" draw:name="DrawObject14_1" draw:style-name="gr3"><draw:g draw:name="DrawObject11_4" draw:style-name="gr4"><draw:custom-shape draw:name="Forma1_16" draw:style-name="gr5" draw:text-style-name="P26" svg:width="5.146cm" svg:height="2.015cm" svg:x="1.75cm" svg:y="10.97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Forma4_79" draw:style-name="gr13" draw:text-style-name="P33" svg:width="4.523cm" svg:height="0.482cm" svg:x="2.083cm" svg:y="11.085cm"><draw:text-box><text:p text:style-name="P32"><text:span text:style-name="T13">SELECT BANK:</text:span></text:p></draw:text-box></draw:frame><draw:frame draw:name="Forma4_80" draw:style-name="gr13" draw:text-style-name="P33" svg:width="4.493cm" svg:height="0.482cm" svg:x="2.083cm" svg:y="11.974cm"><draw:text-box><text:p text:style-name="P32"><text:span text:style-name="T13">Cancel</text:span></text:p></draw:text-box></draw:frame></draw:g></draw:g><draw:g text:anchor-type="paragraph" draw:z-index="56" draw:name="DrawObject14_2" draw:style-name="gr3"><draw:g draw:name="DrawObject11_5" draw:style-name="gr4"><draw:custom-shape draw:name="Forma1_17" draw:style-name="gr5" draw:text-style-name="P26" svg:width="5.146cm" svg:height="2.015cm" svg:x="0.413cm" svg:y="13.768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Forma4_81" draw:style-name="gr13" draw:text-style-name="P44" svg:width="4.523cm" svg:height="0.482cm" svg:x="0.746cm" svg:y="13.882cm"><draw:text-box><text:p text:style-name="P32"><text:span text:style-name="T23">FOOTSWITCH 1 EFF.:</text:span></text:p></draw:text-box></draw:frame><draw:frame draw:name="Forma4_82" draw:style-name="gr13" draw:text-style-name="P33" svg:width="4.493cm" svg:height="0.482cm" svg:x="0.746cm" svg:y="14.771cm"><draw:text-box><text:p text:style-name="P32"><text:span text:style-name="T13">Cancel</text:span></text:p></draw:text-box></draw:frame></draw:g><draw:frame draw:name="Forma19_2" draw:style-name="gr36" draw:text-style-name="P23" svg:width="4.557cm" svg:height="0.666cm" svg:x="0.63cm" svg:y="13.152cm"><draw:text-box><text:p text:style-name="P42"><text:span text:style-name="T22">ASSIGN EFFECT</text:span></text:p></draw:text-box></draw:frame></draw:g><draw:g text:anchor-type="paragraph" draw:z-index="57" draw:name="DrawObject14_3" draw:style-name="gr3"><draw:g draw:name="DrawObject11_6" draw:style-name="gr4"><draw:custom-shape draw:name="Forma1_18" draw:style-name="gr5" draw:text-style-name="P26" svg:width="5.146cm" svg:height="2.015cm" svg:x="1.746cm" svg:y="15.956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Forma4_83" draw:style-name="gr13" draw:text-style-name="P44" svg:width="4.523cm" svg:height="0.482cm" svg:x="2.079cm" svg:y="16.071cm"><draw:text-box><text:p text:style-name="P32"><text:span text:style-name="T23">FOOTSWITCH 2 EFF.:</text:span></text:p></draw:text-box></draw:frame><draw:frame draw:name="Forma4_84" draw:style-name="gr13" draw:text-style-name="P33" svg:width="4.493cm" svg:height="0.482cm" svg:x="2.079cm" svg:y="16.96cm"><draw:text-box><text:p text:style-name="P32"><text:span text:style-name="T13">Cancel</text:span></text:p></draw:text-box></draw:frame></draw:g></draw:g><draw:g text:anchor-type="paragraph" draw:z-index="58" draw:name="DrawObject14_4" draw:style-name="gr3"><draw:g draw:name="DrawObject11_7" draw:style-name="gr4"><draw:custom-shape draw:name="Forma1_19" draw:style-name="gr5" draw:text-style-name="P26" svg:width="5.146cm" svg:height="2.015cm" svg:x="1.746cm" svg:y="18.623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Forma4_85" draw:style-name="gr13" draw:text-style-name="P44" svg:width="4.523cm" svg:height="0.482cm" svg:x="2.079cm" svg:y="18.738cm"><draw:text-box><text:p text:style-name="P32"><text:span text:style-name="T23">FOOTSWITCH 6 EFF.:</text:span></text:p></draw:text-box></draw:frame><draw:frame draw:name="Forma4_86" draw:style-name="gr13" draw:text-style-name="P33" svg:width="4.493cm" svg:height="0.482cm" svg:x="2.079cm" svg:y="19.627cm"><draw:text-box><text:p text:style-name="P32"><text:span text:style-name="T13">Cancel</text:span></text:p></draw:text-box></draw:frame></draw:g></draw:g><draw:g text:anchor-type="paragraph" draw:z-index="59" draw:name="DrawObject14_5" draw:style-name="gr3"><draw:g draw:name="DrawObject11_8" draw:style-name="gr4"><draw:custom-shape draw:name="Forma1_20" draw:style-name="gr5" draw:text-style-name="P26" svg:width="5.146cm" svg:height="2.015cm" svg:x="1.75cm" svg:y="20.971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Forma4_87" draw:style-name="gr13" draw:text-style-name="P33" svg:width="4.523cm" svg:height="0.482cm" svg:x="2.083cm" svg:y="21.086cm"><draw:text-box><text:p text:style-name="P32"><text:span text:style-name="T13">SELECT BANK:</text:span></text:p></draw:text-box></draw:frame><draw:frame draw:name="Forma4_88" draw:style-name="gr13" draw:text-style-name="P33" svg:width="4.493cm" svg:height="0.482cm" svg:x="2.083cm" svg:y="21.975cm"><draw:text-box><text:p text:style-name="P32"><text:span text:style-name="T13">Cancel</text:span></text:p></draw:text-box></draw:frame></draw:g></draw:g><text:soft-page-break/></text:p>
      <text:p text:style-name="Standard"><draw:custom-shape text:anchor-type="paragraph" draw:z-index="68" draw:name="Forma12_4" draw:style-name="gr34" draw:text-style-name="P48" svg:width="17.273cm" svg:height="23.33cm" svg:x="-0.018cm" svg:y="0.093cm"><text:p/><draw:enhanced-geometry svg:viewBox="0 0 21600 21600" draw:mirror-horizontal="false" draw:mirror-vertical="false" draw:type="rectangle" draw:enhanced-path="M 0 0 L 21600 0 21600 21600 0 21600 0 0 Z N"/></draw:custom-shape><draw:g text:anchor-type="paragraph" draw:z-index="69" draw:name="DrawObject13_1" draw:style-name="gr3"><draw:custom-shape draw:name="Forma7_26" draw:style-name="gr31" draw:text-style-name="P46" svg:width="0.75cm" svg:height="0.75cm" svg:x="1.55cm" svg:y="1.505cm"><text:p text:style-name="P40"><text:span text:style-name="T19">K</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name="Forma8_11" draw:style-name="gr32" draw:text-style-name="P47" svg:width="2.784cm" svg:height="0.772cm" svg:x="2.36cm" svg:y="1.512cm"><draw:text-box><text:p text:style-name="P22"><text:span text:style-name="T25">Long Press Knob to enter in the menù</text:span></text:p></draw:text-box></draw:frame></draw:g><draw:frame text:anchor-type="paragraph" draw:z-index="70" draw:name="Forma11_4" draw:style-name="gr33" draw:text-style-name="P23" svg:width="6.674cm" svg:height="0.941cm" svg:x="5.084cm" svg:y="0.321cm"><draw:text-box><text:p text:style-name="P22"><text:span text:style-name="T9">Menù</text:span></text:p></draw:text-box></draw:frame><draw:g text:anchor-type="paragraph" draw:z-index="71" draw:name="DrawObject12_3" draw:style-name="gr3"><draw:custom-shape draw:name="Forma7_28" draw:style-name="gr31" draw:text-style-name="P46" svg:width="0.75cm" svg:height="0.75cm" svg:x="5.95cm" svg:y="1.535cm"><text:p text:style-name="P40"><text:span text:style-name="T19">K</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name="Forma8_13" draw:style-name="gr32" draw:text-style-name="P47" svg:width="3.278cm" svg:height="0.772cm" svg:x="6.7cm" svg:y="1.535cm"><draw:text-box><text:p text:style-name="P22"><text:span text:style-name="T25">Rotate Knob to move between menù settings</text:span></text:p></draw:text-box></draw:frame></draw:g><draw:g text:anchor-type="paragraph" draw:z-index="72" draw:name="DrawObject12_4" draw:style-name="gr3"><draw:custom-shape draw:name="Forma7_29" draw:style-name="gr31" draw:text-style-name="P46" svg:width="0.75cm" svg:height="0.75cm" svg:x="10.95cm" svg:y="1.535cm"><text:p text:style-name="P40"><text:span text:style-name="T19">K</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name="Forma8_14" draw:style-name="gr32" draw:text-style-name="P47" svg:width="3.278cm" svg:height="0.772cm" svg:x="11.7cm" svg:y="1.535cm"><draw:text-box><text:p text:style-name="P22"><text:span text:style-name="T25">Press Knob to Enter</text:span></text:p></draw:text-box></draw:frame></draw:g><draw:frame text:anchor-type="paragraph" draw:z-index="81" draw:name="Forma22_8" draw:style-name="gr25" draw:text-style-name="P41" svg:width="4.4cm" svg:height="1.978cm" svg:x="5.74cm" svg:y="3.401cm"><draw:text-box><text:p text:style-name="P24"><text:span text:style-name="T21">- 3 to 6</text:span></text:p></draw:text-box></draw:frame><draw:frame text:anchor-type="paragraph" draw:z-index="78" draw:name="Forma22_7" draw:style-name="gr29" draw:text-style-name="P41" svg:width="4.4cm" svg:height="2.271cm" svg:x="5.74cm" svg:y="6.04cm"><draw:text-box><text:p text:style-name="P24"><text:span text:style-name="T21">- All Modes</text:span></text:p><text:p text:style-name="P24"><text:span text:style-name="T21">- E-Patch – E-Effects</text:span></text:p><text:p text:style-name="P24"><text:span text:style-name="T21">- Normal – E-Effects</text:span></text:p><text:p text:style-name="P24"><text:span text:style-name="T21">- Normal – E-Patch</text:span></text:p></draw:text-box></draw:frame><draw:frame text:anchor-type="paragraph" draw:z-index="75" draw:name="Forma22_13" draw:style-name="gr25" draw:text-style-name="P41" svg:width="4.4cm" svg:height="1.978cm" svg:x="5.74cm" svg:y="8.74cm"><draw:text-box><text:p text:style-name="P24"><text:span text:style-name="T21">- 250 to 5000 ms</text:span></text:p></draw:text-box></draw:frame><draw:frame text:anchor-type="paragraph" draw:z-index="84" draw:name="Forma22_9" draw:style-name="gr25" draw:text-style-name="P41" svg:width="4.4cm" svg:height="1.978cm" svg:x="5.74cm" svg:y="11.411cm"><draw:text-box><text:p text:style-name="P24"><text:span text:style-name="T21">- Normal Mode</text:span></text:p><text:p text:style-name="P24"><text:span text:style-name="T21">- E-Patch Mode</text:span></text:p><text:p text:style-name="P24"><text:span text:style-name="T21">- E-Effect Mode</text:span></text:p></draw:text-box></draw:frame><draw:frame text:anchor-type="paragraph" draw:z-index="90" draw:name="Forma22_10" draw:style-name="gr25" draw:text-style-name="P41" svg:width="4.4cm" svg:height="1.978cm" svg:x="5.74cm" svg:y="14.09cm"><draw:text-box><text:p text:style-name="P24"><text:span text:style-name="T21">- Cancel</text:span></text:p><text:p text:style-name="P24"><text:span text:style-name="T21">- Reset All Memory</text:span></text:p></draw:text-box></draw:frame><draw:g text:anchor-type="paragraph" draw:z-index="79" draw:name="DrawObject11_10" draw:style-name="gr3"><draw:custom-shape draw:name="Forma1_22" draw:style-name="gr5" draw:text-style-name="P26" svg:width="5.146cm" svg:height="2.015cm" svg:x="0.413cm" svg:y="3.413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Forma4_91" draw:style-name="gr13" draw:text-style-name="P44" svg:width="4.523cm" svg:height="0.482cm" svg:x="0.746cm" svg:y="3.528cm"><draw:text-box><text:p text:style-name="P32"><text:span text:style-name="T23">FOOTSWITCHES NUM:</text:span></text:p></draw:text-box></draw:frame><draw:frame draw:name="Forma4_92" draw:style-name="gr13" draw:text-style-name="P33" svg:width="4.493cm" svg:height="0.482cm" svg:x="0.746cm" svg:y="4.417cm"><draw:text-box><text:p text:style-name="P42"><text:span text:style-name="T12">3</text:span></text:p></draw:text-box></draw:frame></draw:g><draw:frame text:anchor-type="paragraph" draw:z-index="80" draw:name="Forma19_4" draw:style-name="gr26" draw:text-style-name="P23" svg:width="4.557cm" svg:height="0.666cm" svg:x="0.63cm" svg:y="2.798cm"><draw:text-box><text:p text:style-name="P42"><text:span text:style-name="T22">SET FOOTSWITCHES</text:span></text:p></draw:text-box></draw:frame><draw:g text:anchor-type="paragraph" draw:z-index="76" draw:name="DrawObject11_9" draw:style-name="gr3"><draw:custom-shape draw:name="Forma1_21" draw:style-name="gr30" draw:text-style-name="P45" svg:width="5.146cm" svg:height="2.015cm" svg:x="0.413cm" svg:y="6.08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Forma4_89" draw:style-name="gr13" draw:text-style-name="P44" svg:width="4.523cm" svg:height="0.482cm" svg:x="0.746cm" svg:y="6.195cm"><draw:text-box><text:p text:style-name="P32"><text:span text:style-name="T23">TOGGLE MODE:</text:span></text:p></draw:text-box></draw:frame><draw:frame draw:name="Forma4_90" draw:style-name="gr13" draw:text-style-name="P33" svg:width="4.493cm" svg:height="0.482cm" svg:x="0.746cm" svg:y="7.084cm"><draw:text-box><text:p text:style-name="P32"><text:span text:style-name="T13">ALL MODES</text:span></text:p></draw:text-box></draw:frame></draw:g><draw:frame text:anchor-type="paragraph" draw:z-index="77" draw:name="Forma19_3" draw:style-name="gr26" draw:text-style-name="P23" svg:width="4.557cm" svg:height="0.666cm" svg:x="0.63cm" svg:y="5.465cm"><draw:text-box><text:p text:style-name="P42"><text:span text:style-name="T22">TOGGLE MODE</text:span></text:p></draw:text-box></draw:frame><draw:g text:anchor-type="paragraph" draw:z-index="73" draw:name="DrawObject11_30" draw:style-name="gr3"><draw:custom-shape draw:name="Forma1_25" draw:style-name="gr5" draw:text-style-name="P26" svg:width="5.146cm" svg:height="2.015cm" svg:x="0.413cm" svg:y="8.747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Forma4_103" draw:style-name="gr13" draw:text-style-name="P44" svg:width="4.523cm" svg:height="0.482cm" svg:x="0.746cm" svg:y="8.862cm"><draw:text-box><text:p text:style-name="P32"><text:span text:style-name="T24">CHANGE PRESS DELAY:</text:span></text:p></draw:text-box></draw:frame><draw:frame draw:name="Forma4_104" draw:style-name="gr13" draw:text-style-name="P33" svg:width="4.493cm" svg:height="0.482cm" svg:x="0.746cm" svg:y="9.751cm"><draw:text-box><text:p text:style-name="P42"><text:span text:style-name="T12">750 ms</text:span></text:p></draw:text-box></draw:frame></draw:g><draw:frame text:anchor-type="paragraph" draw:z-index="74" draw:name="Forma19_6" draw:style-name="gr26" draw:text-style-name="P23" svg:width="4.557cm" svg:height="0.666cm" svg:x="0.63cm" svg:y="8.132cm"><draw:text-box><text:p text:style-name="P42"><text:span text:style-name="T22">LONG PRESS DELAY</text:span></text:p></draw:text-box></draw:frame><draw:g text:anchor-type="paragraph" draw:z-index="82" draw:name="DrawObject11_11" draw:style-name="gr3"><draw:custom-shape draw:name="Forma1_23" draw:style-name="gr5" draw:text-style-name="P26" svg:width="5.146cm" svg:height="2.015cm" svg:x="0.413cm" svg:y="11.414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Forma4_93" draw:style-name="gr13" draw:text-style-name="P44" svg:width="4.523cm" svg:height="0.482cm" svg:x="0.746cm" svg:y="11.529cm"><draw:text-box><text:p text:style-name="P32"><text:span text:style-name="T12">CHOOSE MODE:</text:span></text:p></draw:text-box></draw:frame><draw:frame draw:name="Forma4_94" draw:style-name="gr13" draw:text-style-name="P33" svg:width="4.493cm" svg:height="0.482cm" svg:x="0.746cm" svg:y="12.418cm"><draw:text-box><text:p text:style-name="P32"><text:span text:style-name="T12">NORMAL MODE</text:span></text:p></draw:text-box></draw:frame></draw:g><draw:frame text:anchor-type="paragraph" draw:z-index="83" draw:name="Forma19_5" draw:style-name="gr26" draw:text-style-name="P23" svg:width="4.557cm" svg:height="0.666cm" svg:x="0.63cm" svg:y="10.799cm"><draw:text-box><text:p text:style-name="P42"><text:span text:style-name="T22">STARTING MODE</text:span></text:p></draw:text-box></draw:frame><draw:g text:anchor-type="paragraph" draw:z-index="85" draw:name="DrawObject11_12" draw:style-name="gr3"><draw:custom-shape draw:name="Forma1_24" draw:style-name="gr5" draw:text-style-name="P26" svg:width="5.146cm" svg:height="2.015cm" svg:x="0.413cm" svg:y="14.081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Forma4_95" draw:style-name="gr13" draw:text-style-name="P44" svg:width="4.523cm" svg:height="0.482cm" svg:x="0.746cm" svg:y="14.196cm"><draw:text-box><text:p text:style-name="P32"><text:span text:style-name="T12">RESET MEMORY:</text:span></text:p></draw:text-box></draw:frame><draw:frame draw:name="Forma4_96" draw:style-name="gr13" draw:text-style-name="P33" svg:width="4.493cm" svg:height="0.482cm" svg:x="0.746cm" svg:y="15.085cm"><draw:text-box><text:p text:style-name="P42"><text:span text:style-name="T12">CANCEL</text:span></text:p></draw:text-box></draw:frame></draw:g><draw:frame text:anchor-type="paragraph" draw:z-index="86" draw:name="Forma19_7" draw:style-name="gr26" draw:text-style-name="P23" svg:width="4.557cm" svg:height="0.666cm" svg:x="0.63cm" svg:y="13.466cm"><draw:text-box><text:p text:style-name="P42"><text:span text:style-name="T22">RESET MEMORY</text:span></text:p></draw:text-box></draw:frame><draw:custom-shape text:anchor-type="paragraph" draw:z-index="87" draw:name="Forma1_26" draw:style-name="gr28" draw:text-style-name="P43" svg:width="5.146cm" svg:height="2.015cm" svg:x="0.413cm" svg:y="16.748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88" draw:name="Forma4_98" draw:style-name="gr27" draw:text-style-name="P33" svg:width="4.493cm" svg:height="0.962cm" svg:x="0.746cm" svg:y="17.383cm"><draw:text-box><text:p text:style-name="P42"><text:span text:style-name="T12">Firmware Version</text:span></text:p><text:p text:style-name="P42"><text:span text:style-name="T12">2.2.800</text:span></text:p></draw:text-box></draw:frame><draw:frame text:anchor-type="paragraph" draw:z-index="89" draw:name="Forma19_8" draw:style-name="gr26" draw:text-style-name="P23" svg:width="4.557cm" svg:height="0.666cm" svg:x="0.63cm" svg:y="16.133cm"><draw:text-box><text:p text:style-name="P42"><text:span text:style-name="T22">FIRMWARE</text:span></text:p></draw:text-box></draw:frame><text:soft-page-break/></text:p>
      <text:h text:style-name="P17" text:outline-level="1"><draw:g text:anchor-type="paragraph" draw:z-index="108" draw:name="DrawObject18" draw:style-name="gr3"><draw:g draw:name="DrawObject18" draw:style-name="gr4"><draw:g draw:name="DrawObject18" draw:style-name="gr4"><draw:custom-shape draw:name="Forma1_28" draw:style-name="gr5" draw:text-style-name="P26" svg:width="5.146cm" svg:height="2.015cm" svg:x="0.164cm" svg:y="9.054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name="DrawObject18" draw:style-name="gr6"><draw:frame draw:name="Forma2_7" draw:style-name="gr7" draw:text-style-name="P27" svg:width="2.366cm" svg:height="1.795cm" svg:x="1.531cm" svg:y="8.731cm"><draw:text-box><text:p text:style-name="P22"><text:span text:style-name="T11">23</text:span></text:p></draw:text-box></draw:frame><draw:frame draw:name="Forma4_35" draw:style-name="gr8" draw:text-style-name="P28" svg:width="4.513cm" svg:height="0.548cm" svg:x="0.503cm" svg:y="10.43cm"><draw:text-box><text:p text:style-name="P22"><text:span text:style-name="T12">Blues OD</text:span></text:p></draw:text-box></draw:frame><draw:frame draw:name="Forma4_36" draw:style-name="gr8" draw:text-style-name="P28" svg:width="1.255cm" svg:height="0.548cm" svg:x="0.164cm" svg:y="9.096cm"><draw:text-box><text:p text:style-name="P22"><text:span text:style-name="T12">EP</text:span></text:p></draw:text-box></draw:frame><draw:frame draw:name="Forma4_37" draw:style-name="gr8" draw:text-style-name="P28" svg:width="1.255cm" svg:height="0.548cm" svg:x="4.165cm" svg:y="9.096cm"><draw:text-box><text:p text:style-name="P22"><text:span text:style-name="T12">1</text:span></text:p></draw:text-box></draw:frame></draw:g></draw:g><draw:frame draw:name="Forma3_7" draw:style-name="gr9" draw:text-style-name="P29" svg:width="5.146cm" svg:height="0.6cm" svg:x="0.238cm" svg:y="10.153cm"><draw:text-box><text:p><text:span text:style-name="T13"><text:s text:c="6"/></text:span><text:span text:style-name="T13">-------------- <text:s text:c="4"/></text:span></text:p></draw:text-box></draw:frame></draw:g><draw:frame draw:name="Forma10_21" draw:style-name="gr10" draw:text-style-name="P30" svg:width="4.719cm" svg:height="1.015cm" svg:x="0.275cm" svg:y="11.068cm"><draw:text-box><text:p text:style-name="P22"><text:span text:style-name="T15">E-Patch Mode</text:span></text:p></draw:text-box></draw:frame></draw:g><draw:frame text:anchor-type="paragraph" draw:z-index="109" draw:name="Forma8_15" draw:style-name="gr12" draw:text-style-name="P31" svg:width="5.709cm" svg:height="1.057cm" svg:x="5.914cm" svg:y="2.771cm"><draw:text-box><text:p text:style-name="P24"><text:span text:style-name="T10">Selected Patch.</text:span></text:p></draw:text-box></draw:frame><draw:g text:anchor-type="paragraph" draw:z-index="107" draw:name="DrawObject19" draw:style-name="gr3"><draw:g draw:name="DrawObject2_0" draw:style-name="gr4"><draw:custom-shape draw:name="Forma1_27" draw:style-name="gr5" draw:text-style-name="P26" svg:width="5.146cm" svg:height="2.015cm" svg:x="0.164cm" svg:y="2.366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name="DrawObject2_9" draw:style-name="gr4"><draw:frame draw:name="Forma3_4" draw:style-name="gr9" draw:text-style-name="P29" svg:width="5.146cm" svg:height="0.6cm" svg:x="0.238cm" svg:y="3.465cm"><draw:text-box><text:p><text:span text:style-name="T13"><text:s/></text:span><text:span text:style-name="T13">- <text:s text:c="3"/>-------------- <text:s text:c="4"/>+</text:span></text:p></draw:text-box></draw:frame><draw:g draw:name="DrawObject2_10" draw:style-name="gr6"><draw:frame draw:name="Forma2_4" draw:style-name="gr7" draw:text-style-name="P27" svg:width="2.366cm" svg:height="1.795cm" svg:x="1.531cm" svg:y="2.043cm"><draw:text-box><text:p text:style-name="P22"><text:span text:style-name="T11">23</text:span></text:p></draw:text-box></draw:frame><draw:frame draw:name="Forma4_34" draw:style-name="gr8" draw:text-style-name="P28" svg:width="4.513cm" svg:height="0.548cm" svg:x="0.503cm" svg:y="3.742cm"><draw:text-box><text:p text:style-name="P22"><text:span text:style-name="T12">Blues OD</text:span></text:p></draw:text-box></draw:frame></draw:g></draw:g></draw:g><draw:frame draw:name="Forma10_20" draw:style-name="gr10" draw:text-style-name="P30" svg:width="4.719cm" svg:height="1.015cm" svg:x="0.31cm" svg:y="4.38cm"><draw:text-box><text:p text:style-name="P22"><text:span text:style-name="T15">Normal Mode</text:span></text:p></draw:text-box></draw:frame></draw:g><draw:g text:anchor-type="paragraph" draw:z-index="110" draw:name="DrawObject19_0" draw:style-name="gr3"><draw:g draw:name="DrawObject2_13" draw:style-name="gr4"><draw:custom-shape draw:name="Forma1_29" draw:style-name="gr5" draw:text-style-name="P26" svg:width="5.146cm" svg:height="2.015cm" svg:x="0.164cm" svg:y="5.699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name="DrawObject2_14" draw:style-name="gr4"><draw:frame draw:name="Forma3_8" draw:style-name="gr9" draw:text-style-name="P29" svg:width="5.146cm" svg:height="0.6cm" svg:x="0.238cm" svg:y="6.798cm"><draw:text-box><text:p><text:span text:style-name="T13"><text:s/></text:span><text:span text:style-name="T13">&gt; <text:s text:c="3"/></text:span><text:span text:style-name="T14">..... <text:s text:c="2"/>.....</text:span><text:span text:style-name="T13"> <text:s text:c="3"/>&lt;</text:span></text:p></draw:text-box></draw:frame><draw:g draw:name="DrawObject2_15" draw:style-name="gr6"><draw:frame draw:name="Forma2_8" draw:style-name="gr7" draw:text-style-name="P27" svg:width="2.366cm" svg:height="1.795cm" svg:x="1.531cm" svg:y="5.376cm"><draw:text-box><text:p text:style-name="P22"><text:span text:style-name="T11">23</text:span></text:p></draw:text-box></draw:frame><draw:frame draw:name="Forma4_39" draw:style-name="gr8" draw:text-style-name="P28" svg:width="4.513cm" svg:height="0.548cm" svg:x="0.503cm" svg:y="7.075cm"><draw:text-box><text:p text:style-name="P22"><text:span text:style-name="T12">Blues OD</text:span></text:p></draw:text-box></draw:frame></draw:g></draw:g></draw:g><draw:frame draw:name="Forma10_22" draw:style-name="gr10" draw:text-style-name="P30" svg:width="4.719cm" svg:height="1.015cm" svg:x="0.31cm" svg:y="7.713cm"><draw:text-box><text:p text:style-name="P22"><text:span text:style-name="T15">Normal Mode</text:span></text:p></draw:text-box></draw:frame></draw:g><draw:frame text:anchor-type="paragraph" draw:z-index="111" draw:name="Forma8_16" draw:style-name="gr12" draw:text-style-name="P25" svg:width="10.438cm" svg:height="1.057cm" svg:x="5.914cm" svg:y="6.105cm"><draw:text-box><text:p text:style-name="P24"><text:span text:style-name="T10">Actual Patch is changed by using Zoom.</text:span></text:p><text:p text:style-name="P24"><text:span text:style-name="T10">By pressing Left or Right footswitches, the controller goes up or down from this position.</text:span></text:p></draw:text-box></draw:frame><draw:frame text:anchor-type="paragraph" draw:z-index="112" draw:name="Forma8_17" draw:style-name="gr11" draw:text-style-name="P25" svg:width="9.097cm" svg:height="1.343cm" svg:x="5.914cm" svg:y="9.439cm"><draw:text-box><text:p text:style-name="P24"><text:span text:style-name="T10">Selected Patch.</text:span></text:p><text:p text:style-name="P24"><text:span text:style-name="T10">E-Patch Bank 1.</text:span></text:p><text:p text:style-name="P24"><text:span text:style-name="T10">This is shown for few seconds when it is pressed a Footswitch.</text:span></text:p></draw:text-box></draw:frame><draw:g text:anchor-type="paragraph" draw:z-index="113" draw:name="DrawObject18_0" draw:style-name="gr3"><draw:g draw:name="DrawObject18_4" draw:style-name="gr4"><draw:g draw:name="DrawObject18_5" draw:style-name="gr4"><draw:custom-shape draw:name="Forma1_30" draw:style-name="gr5" draw:text-style-name="P26" svg:width="5.146cm" svg:height="2.015cm" svg:x="0.164cm" svg:y="12.388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name="DrawObject18_6" draw:style-name="gr6"><draw:frame draw:name="Forma2_9" draw:style-name="gr7" draw:text-style-name="P27" svg:width="2.366cm" svg:height="1.795cm" svg:x="1.531cm" svg:y="12.065cm"><draw:text-box><text:p text:style-name="P22"><text:span text:style-name="T11">23</text:span></text:p></draw:text-box></draw:frame><draw:frame draw:name="Forma4_40" draw:style-name="gr8" draw:text-style-name="P28" svg:width="4.513cm" svg:height="0.548cm" svg:x="0.503cm" svg:y="13.764cm"><draw:text-box><text:p text:style-name="P22"><text:span text:style-name="T12">Blues OD</text:span></text:p></draw:text-box></draw:frame><draw:frame draw:name="Forma4_107" draw:style-name="gr8" draw:text-style-name="P28" svg:width="1.255cm" svg:height="0.548cm" svg:x="0.164cm" svg:y="12.43cm"><draw:text-box><text:p text:style-name="P22"><text:span text:style-name="T12">EP</text:span></text:p></draw:text-box></draw:frame><draw:frame draw:name="Forma4_108" draw:style-name="gr8" draw:text-style-name="P28" svg:width="1.255cm" svg:height="0.548cm" svg:x="4.165cm" svg:y="12.43cm"><draw:text-box><text:p text:style-name="P22"><text:span text:style-name="T12">1</text:span></text:p></draw:text-box></draw:frame></draw:g></draw:g><draw:frame draw:name="Forma3_9" draw:style-name="gr9" draw:text-style-name="P29" svg:width="5.146cm" svg:height="0.6cm" svg:x="0.238cm" svg:y="13.487cm"><draw:text-box><text:p><text:span text:style-name="T13"><text:s/></text:span><text:span text:style-name="T13">&gt; <text:s text:c="3"/></text:span><text:span text:style-name="T14">..... <text:s text:c="2"/>.....</text:span><text:span text:style-name="T13"> <text:s text:c="3"/>&lt;</text:span></text:p></draw:text-box></draw:frame></draw:g><draw:frame draw:name="Forma10_23" draw:style-name="gr10" draw:text-style-name="P30" svg:width="4.719cm" svg:height="1.015cm" svg:x="0.275cm" svg:y="14.402cm"><draw:text-box><text:p text:style-name="P22"><text:span text:style-name="T15">E-Patch Mode</text:span></text:p></draw:text-box></draw:frame></draw:g><draw:frame text:anchor-type="paragraph" draw:z-index="114" draw:name="Forma8_18" draw:style-name="gr2" draw:text-style-name="P25" svg:width="10.494cm" svg:height="1.629cm" svg:x="5.914cm" svg:y="12.601cm"><draw:text-box><text:p text:style-name="P24"><text:span text:style-name="T10">Actual Patch is changed by using Zoom.</text:span></text:p><text:p text:style-name="P24"><text:span text:style-name="T10">E-Patch Bank 1.</text:span></text:p><text:p text:style-name="P24"><text:span text:style-name="T10">By pressing an assigned footswitch, the controller actives the related patch and it goes back to <text:s/>the E-Patch mode normal graphics.</text:span></text:p></draw:text-box></draw:frame><draw:custom-shape text:anchor-type="paragraph" draw:z-index="0" draw:name="Forma12_0" draw:style-name="gr72" draw:text-style-name="P48" svg:width="17.273cm" svg:height="15.668cm" svg:x="-0.018cm" svg:y="0.093cm"><text:p/><draw:enhanced-geometry svg:viewBox="0 0 21600 21600" draw:mirror-horizontal="false" draw:mirror-vertical="false" draw:type="rectangle" draw:enhanced-path="M 0 0 L 21600 0 21600 21600 0 21600 0 0 Z N"/></draw:custom-shape><draw:frame text:anchor-type="paragraph" draw:z-index="115" draw:name="Forma11_0" draw:style-name="gr1" draw:text-style-name="P23" svg:width="17.391cm" svg:height="1.385cm" svg:x="-0.018cm" svg:y="0.321cm"><draw:text-box><text:p text:style-name="P22"><text:span text:style-name="T9">Double direction synchronization examples</text:span></text:p></draw:text-box></draw:frame><text:soft-page-break/></text:h>
      <text:p text:style-name="P19">Notes for Zoom MS-50G and MS-70CDR</text:p>
      <text:p text:style-name="P20">It is possible to use the <text:span text:style-name="T4">Z</text:span>oom pedal as <text:span text:style-name="T8">if there was no</text:span> controller, but I suggest to set an A and B patches with the same duplicated patch <text:span text:style-name="T3">(different names)</text:span>, so the zoom pedal actives always the same patch, adding one more patch <text:span text:style-name="T5">control,</text:span> easily available. <text:span text:style-name="T3">With the 6 footswitches configuration, in this way, in E-Patch Mode the user will have an easy control of 8 patches: Basic Patch , 6 Assigned, and one on Zoom (A-B toggle). </text:span>This mode is also convenient to see the activated patch on zoom display. Press at least one time the zoom footswitch to activate this visualization. It is possible also to use the long press on <text:span text:style-name="T3">Z</text:span>oom for the tuner or to change tap tempo.</text:p>
      <text:h text:style-name="P18" text:outline-level="1">License Information</text:h>
      <text:p text:style-name="P20"/>
      <text:p text:style-name="P20"><text:span text:style-name="T7">Released Under GPL License.</text:span></text:p>
      <text:p text:style-name="P21">You are allowed to copy, modify and redistribuite it in accordance with the provisions of the GPL licenses. You are required to maintain the original copyright notices, including the name of the first developer, and to distribute your modified version under the same GPL terms.</text:p>
      <text:p text:style-name="P21"/>
      <text:p text:style-name="P21">Massimo Procopio<text:tab/><text:tab/><text:tab/><text:tab/><text:tab/><text:tab/><text:tab/><text:tab/><text:tab/>14/06/2025</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 Black" svg:font-family="'Arial Black'" style:font-family-generic="swiss" style:font-pitch="variable"/>
    <style:font-face style:name="Arial1" svg:font-family="Arial" style:font-family-generic="swiss" style:font-pitch="variable"/>
    <style:font-face style:name="Arial2" svg:font-family="Arial" style:font-family-generic="system" style:font-pitch="variable"/>
    <style:font-face style:name="Bahnschrift Condensed" svg:font-family="'Bahnschrift Condensed'" style:font-family-generic="swiss" style:font-pitch="variable"/>
    <style:font-face style:name="Bahnschrift SemiBold" svg:font-family="'Bahnschrift SemiBold'" style:font-family-generic="swiss" style:font-pitch="variable"/>
    <style:font-face style:name="Bahnschrift SemiLight" svg:font-family="'Bahnschrift SemiLight'" style:font-family-generic="swiss" style:font-pitch="variable"/>
    <style:font-face style:name="Courier New" svg:font-family="'Courier New'" style:font-family-generic="modern" style:font-pitch="fixed"/>
    <style:font-face style:name="Courier New1" svg:font-family="'Courier New'" style:font-family-generic="modern" style:font-pitch="variable"/>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iberation Serif2" svg:font-family="'Liberation Serif'" style:font-family-generic="swiss"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marker draw:name="Arrow_20_short" draw:display-name="Arrow short" svg:viewBox="0 0 20 13" svg:d="M0 13l10-13 10 13z"/>
    <draw:stroke-dash draw:name="Double_20_Dash_20_Dot" draw:display-name="Double Dash Dot" draw:style="rect" draw:dots1="1" draw:dots1-length="1100%" draw:dots2="1" draw:dots2-length="100%" draw:distance="500%"/>
    <draw:stroke-dash draw:name="Long_20_Dash" draw:display-name="Long Dash" draw:style="rect" draw:dots1="1" draw:dots1-length="193%" draw:distance="96%"/>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it" fo:country="IT"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it" fo:country="IT"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Bahnschrift Condensed"/>
    </style:style>
    <style:style style:name="MP2" style:family="paragraph" style:parent-style-name="Footer">
      <style:paragraph-properties fo:text-align="center" style:justify-single-word="false"/>
      <style:text-properties style:font-name="Bahnschrift SemiLight" fo:font-size="10pt" officeooo:rsid="003d445a" officeooo:paragraph-rsid="003d445a" style:font-size-asian="10pt" style:font-size-complex="10pt"/>
    </style:style>
    <style:style style:name="MP3" style:family="paragraph">
      <style:paragraph-properties fo:text-align="center"/>
    </style:style>
    <style:style style:name="MT1" style:family="text">
      <style:text-properties officeooo:rsid="003d445a"/>
    </style:style>
    <style:style style:name="MT2" style:family="text">
      <style:text-properties officeooo:rsid="0052da30"/>
    </style:style>
    <style:style style:name="MT3" style:family="text"/>
    <style:style style:name="Mgr1" style:family="graphic">
      <style:graphic-properties svg:stroke-width="0cm" svg:stroke-color="#000000" draw:marker-start-width="0.349cm" draw:marker-end-width="0.349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Midi Controller – Quick User Manual <text:s text:c="25"/><text:tab/><text:span text:style-name="MT1">FW Version: 2.2.</text:span><text:span text:style-name="MT2">8</text:span><text:span text:style-name="MT1">00 <text:s text:c="53"/>MP ELECTRONICS</text:span></text:p>
      </style:header>
      <style:footer>
        <text:p text:style-name="MP2"><draw:line text:anchor-type="paragraph" draw:z-index="99" draw:name="Forma88" draw:style-name="Mgr1" draw:text-style-name="MP3" svg:x1="0.702cm" svg:y1="-0.044cm" svg:x2="16.357cm" svg:y2="-0.044cm"><text:p/></draw:line><text:s text:c="65"/><text:a xlink:type="simple" xlink:href="http://www.massimoprocopio.com/" text:style-name="Internet_20_link" text:visited-style-name="Visited_20_Internet_20_Link">www.massimoprocopio.com</text:a> <text:s text:c="56"/>- <text:page-number text:select-page="current">9</text:page-number><text:s/>-</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1-09T16:34:11.837000000</meta:creation-date>
    <dc:date>2025-06-14T18:03:56.185000000</dc:date>
    <meta:editing-duration>PT3H29M48S</meta:editing-duration>
    <meta:editing-cycles>44</meta:editing-cycles>
    <meta:generator>LibreOffice/7.5.1.2$Windows_X86_64 LibreOffice_project/fcbaee479e84c6cd81291587d2ee68cba099e129</meta:generator>
    <meta:document-statistic meta:table-count="0" meta:image-count="0" meta:object-count="0" meta:page-count="9" meta:paragraph-count="14" meta:word-count="210" meta:character-count="1456" meta:non-whitespace-character-count="1049"/>
  </office:meta>
</office:document-meta>
</file>